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1" style:family="text">
      <style:text-properties fo:color="#000000" style:font-name="Times New Roman" fo:font-size="16pt" fo:font-weight="normal" style:text-underline-style="none" style:text-underline-color="font-color" style:text-line-through-type="none" fo:font-style="italic" style:text-outline="false" fo:text-shadow="none" style:text-position="0% 100%" style:font-name-complex="Times New Roman" style:font-size-asian="16pt" style:font-size-complex="16pt" style:font-weight-asian="normal" style:font-weight-complex="normal" style:font-style-asian="italic" style:font-style-complex="italic"/>
    </style:style>
    <style:style style:name="T2" style:family="text">
      <style:text-properties fo:color="#000000" style:font-name="Times New Roman" fo:font-size="16pt" fo:font-weight="normal" style:text-underline-style="none" style:text-underline-color="font-color" style:text-line-through-type="none" style:text-outline="false" fo:text-shadow="none" style:text-position="0% 100%" style:font-name-complex="Times New Roman" style:font-size-asian="16pt" style:font-size-complex="16pt" style:font-weight-asian="normal" style:font-weight-complex="normal" fo:font-style="normal" style:font-style-asian="normal" style:font-style-complex="normal"/>
    </style:style>
    <style:style style:name="T3" style:family="text">
      <style:text-properties fo:color="#000000" style:font-name="Times New Roman" fo:font-size="16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6pt" style:font-size-complex="16pt" style:font-weight-asian="normal" style:font-weight-complex="normal" style:font-style-asian="normal" style:font-style-complex="normal"/>
    </style:style>
    <style:style style:name="T4" style:family="text">
      <style:text-properties fo:color="#000000" style:font-name="Times New Roman" fo:font-size="16pt" fo:font-weight="normal" style:text-underline-style="none" style:text-underline-color="font-color" style:text-line-through-type="none" fo:font-style="normal" style:text-outline="false" fo:text-shadow="none" style:font-name-complex="Times New Roman" style:font-size-asian="16pt" style:font-size-complex="16pt" style:font-weight-asian="normal" style:font-weight-complex="normal" style:font-style-asian="normal" style:font-style-complex="normal" style:text-position="33% 58%"/>
    </style:style>
    <style:style style:name="T5" style:family="text">
      <style:text-properties fo:color="#000000" style:font-name="Times New Roman" fo:font-size="16pt" fo:font-weight="normal" style:text-underline-style="none" style:text-underline-color="font-color" style:text-line-through-type="none" fo:font-style="normal" style:text-outline="false" fo:text-shadow="none" style:font-name-complex="Times New Roman" style:font-size-asian="16pt" style:font-size-complex="16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5"/>
        <table:table-column table:style-name="co1" table:default-cell-style-name="ce7"/>
        <table:table-column table:style-name="co1" table:number-columns-repeated="6" table:default-cell-style-name="ce5"/>
        <table:table-column table:style-name="co1" table:default-cell-style-name="ce8"/>
        <table:table-row table:style-name="ro1">
          <table:table-cell table:style-name="ce1" office:value-type="string" calcext:value-type="string">
            <text:p>Frames</text:p>
          </table:table-cell>
          <table:table-cell table:style-name="ce4" office:value-type="string" calcext:value-type="string">
            <text:p>Times/ms</text:p>
          </table:table-cell>
          <table:table-cell office:value-type="string" calcext:value-type="string">
            <text:p>angle <text:span text:style-name="T1">τ</text:span><text:span text:style-name="T2">/°</text:span></text:p>
          </table:table-cell>
          <table:table-cell office:value-type="string" calcext:value-type="string">
            <text:p>angle <text:span text:style-name="T1">α</text:span><text:span text:style-name="T2">/°</text:span></text:p>
          </table:table-cell>
          <table:table-cell office:value-type="string" calcext:value-type="string">
            <text:p>angle <text:span text:style-name="T1">β</text:span><text:span text:style-name="T2">/°</text:span></text:p>
          </table:table-cell>
          <table:table-cell office:value-type="string" calcext:value-type="string">
            <text:p>angle<text:span text:style-name="T1"> γ</text:span><text:span text:style-name="T2">/°</text:span></text:p>
          </table:table-cell>
          <table:table-cell office:value-type="string" calcext:value-type="string">
            <text:p>angle <text:span text:style-name="T1">δ</text:span><text:span text:style-name="T2">/°</text:span></text:p>
          </table:table-cell>
          <table:table-cell office:value-type="string" calcext:value-type="string">
            <text:p>angle <text:span text:style-name="T1">θ</text:span><text:span text:style-name="T2">/°</text:span></text:p>
          </table:table-cell>
          <table:table-cell office:value-type="string" calcext:value-type="string">
            <text:p>angle <text:span text:style-name="T1">φ</text:span><text:span text:style-name="T2">/°</text:span></text:p>
          </table:table-cell>
          <table:table-cell office:value-type="string" calcext:value-type="string">
            <text:p><text:span text:style-name="T3">V/(cm s</text:span><text:span text:style-name="T4">-1</text:span><text:span text:style-name="T5">)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.28886" calcext:value-type="float">
            <text:p>81.28886</text:p>
          </table:table-cell>
          <table:table-cell office:value-type="float" office:value="116.20048" calcext:value-type="float">
            <text:p>116.20048</text:p>
          </table:table-cell>
          <table:table-cell office:value-type="float" office:value="163.66807" calcext:value-type="float">
            <text:p>163.66807</text:p>
          </table:table-cell>
          <table:table-cell office:value-type="float" office:value="175.65323" calcext:value-type="float">
            <text:p>175.65323</text:p>
          </table:table-cell>
          <table:table-cell office:value-type="float" office:value="176.38387" calcext:value-type="float">
            <text:p>176.38387</text:p>
          </table:table-cell>
          <table:table-cell office:value-type="float" office:value="176.27471" calcext:value-type="float">
            <text:p>176.27471</text:p>
          </table:table-cell>
          <table:table-cell office:value-type="float" office:value="176.29379" calcext:value-type="float">
            <text:p>176.29379</text:p>
          </table:table-cell>
          <table:table-cell office:value-type="float" office:value="0.83277" calcext:value-type="float">
            <text:p>0.832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.7505" calcext:value-type="float">
            <text:p>80.7505</text:p>
          </table:table-cell>
          <table:table-cell office:value-type="float" office:value="117.10046" calcext:value-type="float">
            <text:p>117.10046</text:p>
          </table:table-cell>
          <table:table-cell office:value-type="float" office:value="164.05762" calcext:value-type="float">
            <text:p>164.05762</text:p>
          </table:table-cell>
          <table:table-cell office:value-type="float" office:value="175.54056" calcext:value-type="float">
            <text:p>175.54056</text:p>
          </table:table-cell>
          <table:table-cell office:value-type="float" office:value="176.29188" calcext:value-type="float">
            <text:p>176.29188</text:p>
          </table:table-cell>
          <table:table-cell office:value-type="float" office:value="176.17975" calcext:value-type="float">
            <text:p>176.17975</text:p>
          </table:table-cell>
          <table:table-cell office:value-type="float" office:value="176.22506" calcext:value-type="float">
            <text:p>176.22506</text:p>
          </table:table-cell>
          <table:table-cell office:value-type="float" office:value="2.17913" calcext:value-type="float">
            <text:p>2.17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0.05767" calcext:value-type="float">
            <text:p>80.05767</text:p>
          </table:table-cell>
          <table:table-cell office:value-type="float" office:value="118.0449" calcext:value-type="float">
            <text:p>118.0449</text:p>
          </table:table-cell>
          <table:table-cell office:value-type="float" office:value="164.43717" calcext:value-type="float">
            <text:p>164.43717</text:p>
          </table:table-cell>
          <table:table-cell office:value-type="float" office:value="175.42789" calcext:value-type="float">
            <text:p>175.42789</text:p>
          </table:table-cell>
          <table:table-cell office:value-type="float" office:value="176.19989" calcext:value-type="float">
            <text:p>176.19989</text:p>
          </table:table-cell>
          <table:table-cell office:value-type="float" office:value="176.0848" calcext:value-type="float">
            <text:p>176.0848</text:p>
          </table:table-cell>
          <table:table-cell office:value-type="float" office:value="176.15634" calcext:value-type="float">
            <text:p>176.15634</text:p>
          </table:table-cell>
          <table:table-cell office:value-type="float" office:value="3.52549" calcext:value-type="float">
            <text:p>3.525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9.07178" calcext:value-type="float">
            <text:p>79.07178</text:p>
          </table:table-cell>
          <table:table-cell office:value-type="float" office:value="118.8279" calcext:value-type="float">
            <text:p>118.8279</text:p>
          </table:table-cell>
          <table:table-cell office:value-type="float" office:value="164.80672" calcext:value-type="float">
            <text:p>164.80672</text:p>
          </table:table-cell>
          <table:table-cell office:value-type="float" office:value="175.31523" calcext:value-type="float">
            <text:p>175.31523</text:p>
          </table:table-cell>
          <table:table-cell office:value-type="float" office:value="176.1079" calcext:value-type="float">
            <text:p>176.1079</text:p>
          </table:table-cell>
          <table:table-cell office:value-type="float" office:value="175.98985" calcext:value-type="float">
            <text:p>175.98985</text:p>
          </table:table-cell>
          <table:table-cell office:value-type="float" office:value="176.08761" calcext:value-type="float">
            <text:p>176.08761</text:p>
          </table:table-cell>
          <table:table-cell office:value-type="float" office:value="4.87185" calcext:value-type="float">
            <text:p>4.871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8.01384" calcext:value-type="float">
            <text:p>78.01384</text:p>
          </table:table-cell>
          <table:table-cell office:value-type="float" office:value="119.60774" calcext:value-type="float">
            <text:p>119.60774</text:p>
          </table:table-cell>
          <table:table-cell office:value-type="float" office:value="165.16628" calcext:value-type="float">
            <text:p>165.16628</text:p>
          </table:table-cell>
          <table:table-cell office:value-type="float" office:value="175.20256" calcext:value-type="float">
            <text:p>175.20256</text:p>
          </table:table-cell>
          <table:table-cell office:value-type="float" office:value="176.01591" calcext:value-type="float">
            <text:p>176.01591</text:p>
          </table:table-cell>
          <table:table-cell office:value-type="float" office:value="175.89489" calcext:value-type="float">
            <text:p>175.89489</text:p>
          </table:table-cell>
          <table:table-cell office:value-type="float" office:value="176.01889" calcext:value-type="float">
            <text:p>176.01889</text:p>
          </table:table-cell>
          <table:table-cell office:value-type="float" office:value="6.2182" calcext:value-type="float">
            <text:p>6.21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6.8225" calcext:value-type="float">
            <text:p>76.8225</text:p>
          </table:table-cell>
          <table:table-cell office:value-type="float" office:value="120.2729" calcext:value-type="float">
            <text:p>120.2729</text:p>
          </table:table-cell>
          <table:table-cell office:value-type="float" office:value="165.51584" calcext:value-type="float">
            <text:p>165.51584</text:p>
          </table:table-cell>
          <table:table-cell office:value-type="float" office:value="175.08989" calcext:value-type="float">
            <text:p>175.08989</text:p>
          </table:table-cell>
          <table:table-cell office:value-type="float" office:value="175.92392" calcext:value-type="float">
            <text:p>175.92392</text:p>
          </table:table-cell>
          <table:table-cell office:value-type="float" office:value="175.79994" calcext:value-type="float">
            <text:p>175.79994</text:p>
          </table:table-cell>
          <table:table-cell office:value-type="float" office:value="175.95016" calcext:value-type="float">
            <text:p>175.95016</text:p>
          </table:table-cell>
          <table:table-cell office:value-type="float" office:value="7.56456" calcext:value-type="float">
            <text:p>7.564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5.51463" calcext:value-type="float">
            <text:p>75.51463</text:p>
          </table:table-cell>
          <table:table-cell office:value-type="float" office:value="120.88425" calcext:value-type="float">
            <text:p>120.88425</text:p>
          </table:table-cell>
          <table:table-cell office:value-type="float" office:value="165.85541" calcext:value-type="float">
            <text:p>165.85541</text:p>
          </table:table-cell>
          <table:table-cell office:value-type="float" office:value="174.97723" calcext:value-type="float">
            <text:p>174.97723</text:p>
          </table:table-cell>
          <table:table-cell office:value-type="float" office:value="175.83193" calcext:value-type="float">
            <text:p>175.83193</text:p>
          </table:table-cell>
          <table:table-cell office:value-type="float" office:value="175.70499" calcext:value-type="float">
            <text:p>175.70499</text:p>
          </table:table-cell>
          <table:table-cell office:value-type="float" office:value="175.88144" calcext:value-type="float">
            <text:p>175.88144</text:p>
          </table:table-cell>
          <table:table-cell office:value-type="float" office:value="8.91092" calcext:value-type="float">
            <text:p>8.910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4.01305" calcext:value-type="float">
            <text:p>74.01305</text:p>
          </table:table-cell>
          <table:table-cell office:value-type="float" office:value="121.38337" calcext:value-type="float">
            <text:p>121.38337</text:p>
          </table:table-cell>
          <table:table-cell office:value-type="float" office:value="166.18498" calcext:value-type="float">
            <text:p>166.18498</text:p>
          </table:table-cell>
          <table:table-cell office:value-type="float" office:value="174.86456" calcext:value-type="float">
            <text:p>174.86456</text:p>
          </table:table-cell>
          <table:table-cell office:value-type="float" office:value="175.73994" calcext:value-type="float">
            <text:p>175.73994</text:p>
          </table:table-cell>
          <table:table-cell office:value-type="float" office:value="175.61003" calcext:value-type="float">
            <text:p>175.61003</text:p>
          </table:table-cell>
          <table:table-cell office:value-type="float" office:value="175.81271" calcext:value-type="float">
            <text:p>175.81271</text:p>
          </table:table-cell>
          <table:table-cell office:value-type="float" office:value="10.25728" calcext:value-type="float">
            <text:p>10.257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2.36629" calcext:value-type="float">
            <text:p>72.36629</text:p>
          </table:table-cell>
          <table:table-cell office:value-type="float" office:value="121.78124" calcext:value-type="float">
            <text:p>121.78124</text:p>
          </table:table-cell>
          <table:table-cell office:value-type="float" office:value="166.50456" calcext:value-type="float">
            <text:p>166.50456</text:p>
          </table:table-cell>
          <table:table-cell office:value-type="float" office:value="174.75189" calcext:value-type="float">
            <text:p>174.75189</text:p>
          </table:table-cell>
          <table:table-cell office:value-type="float" office:value="175.64795" calcext:value-type="float">
            <text:p>175.64795</text:p>
          </table:table-cell>
          <table:table-cell office:value-type="float" office:value="175.51508" calcext:value-type="float">
            <text:p>175.51508</text:p>
          </table:table-cell>
          <table:table-cell office:value-type="float" office:value="175.74373" calcext:value-type="float">
            <text:p>175.74373</text:p>
          </table:table-cell>
          <table:table-cell office:value-type="float" office:value="11.49954" calcext:value-type="float">
            <text:p>11.499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0.61378" calcext:value-type="float">
            <text:p>70.61378</text:p>
          </table:table-cell>
          <table:table-cell office:value-type="float" office:value="122.09185" calcext:value-type="float">
            <text:p>122.09185</text:p>
          </table:table-cell>
          <table:table-cell office:value-type="float" office:value="166.81414" calcext:value-type="float">
            <text:p>166.81414</text:p>
          </table:table-cell>
          <table:table-cell office:value-type="float" office:value="174.63923" calcext:value-type="float">
            <text:p>174.63923</text:p>
          </table:table-cell>
          <table:table-cell office:value-type="float" office:value="175.55596" calcext:value-type="float">
            <text:p>175.55596</text:p>
          </table:table-cell>
          <table:table-cell office:value-type="float" office:value="175.42013" calcext:value-type="float">
            <text:p>175.42013</text:p>
          </table:table-cell>
          <table:table-cell office:value-type="float" office:value="175.67546" calcext:value-type="float">
            <text:p>175.67546</text:p>
          </table:table-cell>
          <table:table-cell office:value-type="float" office:value="12.77978" calcext:value-type="float">
            <text:p>12.779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8.76562" calcext:value-type="float">
            <text:p>68.76562</text:p>
          </table:table-cell>
          <table:table-cell office:value-type="float" office:value="122.31136" calcext:value-type="float">
            <text:p>122.31136</text:p>
          </table:table-cell>
          <table:table-cell office:value-type="float" office:value="167.11373" calcext:value-type="float">
            <text:p>167.11373</text:p>
          </table:table-cell>
          <table:table-cell office:value-type="float" office:value="174.52656" calcext:value-type="float">
            <text:p>174.52656</text:p>
          </table:table-cell>
          <table:table-cell office:value-type="float" office:value="175.46397" calcext:value-type="float">
            <text:p>175.46397</text:p>
          </table:table-cell>
          <table:table-cell office:value-type="float" office:value="175.32517" calcext:value-type="float">
            <text:p>175.32517</text:p>
          </table:table-cell>
          <table:table-cell office:value-type="float" office:value="175.60782" calcext:value-type="float">
            <text:p>175.60782</text:p>
          </table:table-cell>
          <table:table-cell office:value-type="float" office:value="14.00583" calcext:value-type="float">
            <text:p>14.005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6.79832" calcext:value-type="float">
            <text:p>66.79832</text:p>
          </table:table-cell>
          <table:table-cell office:value-type="float" office:value="122.41084" calcext:value-type="float">
            <text:p>122.41084</text:p>
          </table:table-cell>
          <table:table-cell office:value-type="float" office:value="167.40332" calcext:value-type="float">
            <text:p>167.40332</text:p>
          </table:table-cell>
          <table:table-cell office:value-type="float" office:value="174.41389" calcext:value-type="float">
            <text:p>174.41389</text:p>
          </table:table-cell>
          <table:table-cell office:value-type="float" office:value="175.36097" calcext:value-type="float">
            <text:p>175.36097</text:p>
          </table:table-cell>
          <table:table-cell office:value-type="float" office:value="175.23022" calcext:value-type="float">
            <text:p>175.23022</text:p>
          </table:table-cell>
          <table:table-cell office:value-type="float" office:value="175.54073" calcext:value-type="float">
            <text:p>175.54073</text:p>
          </table:table-cell>
          <table:table-cell office:value-type="float" office:value="15.23488" calcext:value-type="float">
            <text:p>15.234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64.74043" calcext:value-type="float">
            <text:p>64.74043</text:p>
          </table:table-cell>
          <table:table-cell office:value-type="float" office:value="122.43949" calcext:value-type="float">
            <text:p>122.43949</text:p>
          </table:table-cell>
          <table:table-cell office:value-type="float" office:value="167.68291" calcext:value-type="float">
            <text:p>167.68291</text:p>
          </table:table-cell>
          <table:table-cell office:value-type="float" office:value="174.30123" calcext:value-type="float">
            <text:p>174.30123</text:p>
          </table:table-cell>
          <table:table-cell office:value-type="float" office:value="175.24802" calcext:value-type="float">
            <text:p>175.24802</text:p>
          </table:table-cell>
          <table:table-cell office:value-type="float" office:value="175.13527" calcext:value-type="float">
            <text:p>175.13527</text:p>
          </table:table-cell>
          <table:table-cell office:value-type="float" office:value="175.49794" calcext:value-type="float">
            <text:p>175.49794</text:p>
          </table:table-cell>
          <table:table-cell office:value-type="float" office:value="16.37572" calcext:value-type="float">
            <text:p>16.375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2.62699" calcext:value-type="float">
            <text:p>62.62699</text:p>
          </table:table-cell>
          <table:table-cell office:value-type="float" office:value="122.43222" calcext:value-type="float">
            <text:p>122.43222</text:p>
          </table:table-cell>
          <table:table-cell office:value-type="float" office:value="167.95251" calcext:value-type="float">
            <text:p>167.95251</text:p>
          </table:table-cell>
          <table:table-cell office:value-type="float" office:value="174.18856" calcext:value-type="float">
            <text:p>174.18856</text:p>
          </table:table-cell>
          <table:table-cell office:value-type="float" office:value="175.12945" calcext:value-type="float">
            <text:p>175.12945</text:p>
          </table:table-cell>
          <table:table-cell office:value-type="float" office:value="175.04032" calcext:value-type="float">
            <text:p>175.04032</text:p>
          </table:table-cell>
          <table:table-cell office:value-type="float" office:value="175.46202" calcext:value-type="float">
            <text:p>175.46202</text:p>
          </table:table-cell>
          <table:table-cell office:value-type="float" office:value="17.42278" calcext:value-type="float">
            <text:p>17.422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0.49719" calcext:value-type="float">
            <text:p>60.49719</text:p>
          </table:table-cell>
          <table:table-cell office:value-type="float" office:value="122.40275" calcext:value-type="float">
            <text:p>122.40275</text:p>
          </table:table-cell>
          <table:table-cell office:value-type="float" office:value="168.21212" calcext:value-type="float">
            <text:p>168.21212</text:p>
          </table:table-cell>
          <table:table-cell office:value-type="float" office:value="174.07589" calcext:value-type="float">
            <text:p>174.07589</text:p>
          </table:table-cell>
          <table:table-cell office:value-type="float" office:value="175.00898" calcext:value-type="float">
            <text:p>175.00898</text:p>
          </table:table-cell>
          <table:table-cell office:value-type="float" office:value="174.94536" calcext:value-type="float">
            <text:p>174.94536</text:p>
          </table:table-cell>
          <table:table-cell office:value-type="float" office:value="175.43287" calcext:value-type="float">
            <text:p>175.43287</text:p>
          </table:table-cell>
          <table:table-cell office:value-type="float" office:value="18.37378" calcext:value-type="float">
            <text:p>18.373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8.29531" calcext:value-type="float">
            <text:p>58.29531</text:p>
          </table:table-cell>
          <table:table-cell office:value-type="float" office:value="122.26925" calcext:value-type="float">
            <text:p>122.26925</text:p>
          </table:table-cell>
          <table:table-cell office:value-type="float" office:value="168.46173" calcext:value-type="float">
            <text:p>168.46173</text:p>
          </table:table-cell>
          <table:table-cell office:value-type="float" office:value="173.96323" calcext:value-type="float">
            <text:p>173.96323</text:p>
          </table:table-cell>
          <table:table-cell office:value-type="float" office:value="174.89016" calcext:value-type="float">
            <text:p>174.89016</text:p>
          </table:table-cell>
          <table:table-cell office:value-type="float" office:value="174.85041" calcext:value-type="float">
            <text:p>174.85041</text:p>
          </table:table-cell>
          <table:table-cell office:value-type="float" office:value="175.40792" calcext:value-type="float">
            <text:p>175.40792</text:p>
          </table:table-cell>
          <table:table-cell office:value-type="float" office:value="19.22437" calcext:value-type="float">
            <text:p>19.224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6.04388" calcext:value-type="float">
            <text:p>56.04388</text:p>
          </table:table-cell>
          <table:table-cell office:value-type="float" office:value="122.12715" calcext:value-type="float">
            <text:p>122.12715</text:p>
          </table:table-cell>
          <table:table-cell office:value-type="float" office:value="168.70134" calcext:value-type="float">
            <text:p>168.70134</text:p>
          </table:table-cell>
          <table:table-cell office:value-type="float" office:value="173.85056" calcext:value-type="float">
            <text:p>173.85056</text:p>
          </table:table-cell>
          <table:table-cell office:value-type="float" office:value="174.7753" calcext:value-type="float">
            <text:p>174.7753</text:p>
          </table:table-cell>
          <table:table-cell office:value-type="float" office:value="174.75546" calcext:value-type="float">
            <text:p>174.75546</text:p>
          </table:table-cell>
          <table:table-cell office:value-type="float" office:value="175.38572" calcext:value-type="float">
            <text:p>175.38572</text:p>
          </table:table-cell>
          <table:table-cell office:value-type="float" office:value="19.9832" calcext:value-type="float">
            <text:p>19.98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3.68517" calcext:value-type="float">
            <text:p>53.68517</text:p>
          </table:table-cell>
          <table:table-cell office:value-type="float" office:value="121.96083" calcext:value-type="float">
            <text:p>121.96083</text:p>
          </table:table-cell>
          <table:table-cell office:value-type="float" office:value="168.93096" calcext:value-type="float">
            <text:p>168.93096</text:p>
          </table:table-cell>
          <table:table-cell office:value-type="float" office:value="173.73789" calcext:value-type="float">
            <text:p>173.73789</text:p>
          </table:table-cell>
          <table:table-cell office:value-type="float" office:value="174.66579" calcext:value-type="float">
            <text:p>174.66579</text:p>
          </table:table-cell>
          <table:table-cell office:value-type="float" office:value="174.6605" calcext:value-type="float">
            <text:p>174.6605</text:p>
          </table:table-cell>
          <table:table-cell office:value-type="float" office:value="175.36635" calcext:value-type="float">
            <text:p>175.36635</text:p>
          </table:table-cell>
          <table:table-cell office:value-type="float" office:value="20.67266" calcext:value-type="float">
            <text:p>20.672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51.35956" calcext:value-type="float">
            <text:p>51.35956</text:p>
          </table:table-cell>
          <table:table-cell office:value-type="float" office:value="121.97635" calcext:value-type="float">
            <text:p>121.97635</text:p>
          </table:table-cell>
          <table:table-cell office:value-type="float" office:value="169.15059" calcext:value-type="float">
            <text:p>169.15059</text:p>
          </table:table-cell>
          <table:table-cell office:value-type="float" office:value="173.62523" calcext:value-type="float">
            <text:p>173.62523</text:p>
          </table:table-cell>
          <table:table-cell office:value-type="float" office:value="174.56214" calcext:value-type="float">
            <text:p>174.56214</text:p>
          </table:table-cell>
          <table:table-cell office:value-type="float" office:value="174.61926" calcext:value-type="float">
            <text:p>174.61926</text:p>
          </table:table-cell>
          <table:table-cell office:value-type="float" office:value="175.34992" calcext:value-type="float">
            <text:p>175.34992</text:p>
          </table:table-cell>
          <table:table-cell office:value-type="float" office:value="21.30346" calcext:value-type="float">
            <text:p>21.303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49.01361" calcext:value-type="float">
            <text:p>49.01361</text:p>
          </table:table-cell>
          <table:table-cell office:value-type="float" office:value="121.98972" calcext:value-type="float">
            <text:p>121.98972</text:p>
          </table:table-cell>
          <table:table-cell office:value-type="float" office:value="169.36022" calcext:value-type="float">
            <text:p>169.36022</text:p>
          </table:table-cell>
          <table:table-cell office:value-type="float" office:value="173.51256" calcext:value-type="float">
            <text:p>173.51256</text:p>
          </table:table-cell>
          <table:table-cell office:value-type="float" office:value="174.46636" calcext:value-type="float">
            <text:p>174.46636</text:p>
          </table:table-cell>
          <table:table-cell office:value-type="float" office:value="174.41876" calcext:value-type="float">
            <text:p>174.41876</text:p>
          </table:table-cell>
          <table:table-cell office:value-type="float" office:value="175.33651" calcext:value-type="float">
            <text:p>175.33651</text:p>
          </table:table-cell>
          <table:table-cell office:value-type="float" office:value="21.86477" calcext:value-type="float">
            <text:p>21.864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6.7387" calcext:value-type="float">
            <text:p>46.7387</text:p>
          </table:table-cell>
          <table:table-cell office:value-type="float" office:value="122.07822" calcext:value-type="float">
            <text:p>122.07822</text:p>
          </table:table-cell>
          <table:table-cell office:value-type="float" office:value="169.55985" calcext:value-type="float">
            <text:p>169.55985</text:p>
          </table:table-cell>
          <table:table-cell office:value-type="float" office:value="173.39989" calcext:value-type="float">
            <text:p>173.39989</text:p>
          </table:table-cell>
          <table:table-cell office:value-type="float" office:value="174.38203" calcext:value-type="float">
            <text:p>174.38203</text:p>
          </table:table-cell>
          <table:table-cell office:value-type="float" office:value="174.11783" calcext:value-type="float">
            <text:p>174.11783</text:p>
          </table:table-cell>
          <table:table-cell office:value-type="float" office:value="175.32621" calcext:value-type="float">
            <text:p>175.32621</text:p>
          </table:table-cell>
          <table:table-cell office:value-type="float" office:value="22.34593" calcext:value-type="float">
            <text:p>22.3459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44.5262" calcext:value-type="float">
            <text:p>44.5262</text:p>
          </table:table-cell>
          <table:table-cell office:value-type="float" office:value="122.16972" calcext:value-type="float">
            <text:p>122.16972</text:p>
          </table:table-cell>
          <table:table-cell office:value-type="float" office:value="169.57883" calcext:value-type="float">
            <text:p>169.57883</text:p>
          </table:table-cell>
          <table:table-cell office:value-type="float" office:value="173.38876" calcext:value-type="float">
            <text:p>173.38876</text:p>
          </table:table-cell>
          <table:table-cell office:value-type="float" office:value="174.31401" calcext:value-type="float">
            <text:p>174.31401</text:p>
          </table:table-cell>
          <table:table-cell office:value-type="float" office:value="173.75834" calcext:value-type="float">
            <text:p>173.75834</text:p>
          </table:table-cell>
          <table:table-cell office:value-type="float" office:value="175.31912" calcext:value-type="float">
            <text:p>175.31912</text:p>
          </table:table-cell>
          <table:table-cell office:value-type="float" office:value="22.75404" calcext:value-type="float">
            <text:p>22.754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42.42013" calcext:value-type="float">
            <text:p>42.42013</text:p>
          </table:table-cell>
          <table:table-cell office:value-type="float" office:value="122.37307" calcext:value-type="float">
            <text:p>122.37307</text:p>
          </table:table-cell>
          <table:table-cell office:value-type="float" office:value="169.62412" calcext:value-type="float">
            <text:p>169.62412</text:p>
          </table:table-cell>
          <table:table-cell office:value-type="float" office:value="173.32325" calcext:value-type="float">
            <text:p>173.32325</text:p>
          </table:table-cell>
          <table:table-cell office:value-type="float" office:value="174.27734" calcext:value-type="float">
            <text:p>174.27734</text:p>
          </table:table-cell>
          <table:table-cell office:value-type="float" office:value="173.39439" calcext:value-type="float">
            <text:p>173.39439</text:p>
          </table:table-cell>
          <table:table-cell office:value-type="float" office:value="175.31532" calcext:value-type="float">
            <text:p>175.31532</text:p>
          </table:table-cell>
          <table:table-cell office:value-type="float" office:value="23.10665" calcext:value-type="float">
            <text:p>23.1066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40.41478" calcext:value-type="float">
            <text:p>40.41478</text:p>
          </table:table-cell>
          <table:table-cell office:value-type="float" office:value="122.69237" calcext:value-type="float">
            <text:p>122.69237</text:p>
          </table:table-cell>
          <table:table-cell office:value-type="float" office:value="169.689" calcext:value-type="float">
            <text:p>169.689</text:p>
          </table:table-cell>
          <table:table-cell office:value-type="float" office:value="173.24043" calcext:value-type="float">
            <text:p>173.24043</text:p>
          </table:table-cell>
          <table:table-cell office:value-type="float" office:value="174.27293" calcext:value-type="float">
            <text:p>174.27293</text:p>
          </table:table-cell>
          <table:table-cell office:value-type="float" office:value="173.04886" calcext:value-type="float">
            <text:p>173.04886</text:p>
          </table:table-cell>
          <table:table-cell office:value-type="float" office:value="175.31492" calcext:value-type="float">
            <text:p>175.31492</text:p>
          </table:table-cell>
          <table:table-cell office:value-type="float" office:value="23.4204" calcext:value-type="float">
            <text:p>23.42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8.58705" calcext:value-type="float">
            <text:p>38.58705</text:p>
          </table:table-cell>
          <table:table-cell office:value-type="float" office:value="123.31222" calcext:value-type="float">
            <text:p>123.31222</text:p>
          </table:table-cell>
          <table:table-cell office:value-type="float" office:value="169.77326" calcext:value-type="float">
            <text:p>169.77326</text:p>
          </table:table-cell>
          <table:table-cell office:value-type="float" office:value="173.16751" calcext:value-type="float">
            <text:p>173.16751</text:p>
          </table:table-cell>
          <table:table-cell office:value-type="float" office:value="174.29806" calcext:value-type="float">
            <text:p>174.29806</text:p>
          </table:table-cell>
          <table:table-cell office:value-type="float" office:value="172.74809" calcext:value-type="float">
            <text:p>172.74809</text:p>
          </table:table-cell>
          <table:table-cell office:value-type="float" office:value="175.318" calcext:value-type="float">
            <text:p>175.318</text:p>
          </table:table-cell>
          <table:table-cell office:value-type="float" office:value="23.70584" calcext:value-type="float">
            <text:p>23.7058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6.9633" calcext:value-type="float">
            <text:p>36.9633</text:p>
          </table:table-cell>
          <table:table-cell office:value-type="float" office:value="124.02273" calcext:value-type="float">
            <text:p>124.02273</text:p>
          </table:table-cell>
          <table:table-cell office:value-type="float" office:value="169.88308" calcext:value-type="float">
            <text:p>169.88308</text:p>
          </table:table-cell>
          <table:table-cell office:value-type="float" office:value="173.1111" calcext:value-type="float">
            <text:p>173.1111</text:p>
          </table:table-cell>
          <table:table-cell office:value-type="float" office:value="174.34849" calcext:value-type="float">
            <text:p>174.34849</text:p>
          </table:table-cell>
          <table:table-cell office:value-type="float" office:value="172.5099" calcext:value-type="float">
            <text:p>172.5099</text:p>
          </table:table-cell>
          <table:table-cell office:value-type="float" office:value="175.3334" calcext:value-type="float">
            <text:p>175.3334</text:p>
          </table:table-cell>
          <table:table-cell office:value-type="float" office:value="23.95563" calcext:value-type="float">
            <text:p>23.9556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35.54162" calcext:value-type="float">
            <text:p>35.54162</text:p>
          </table:table-cell>
          <table:table-cell office:value-type="float" office:value="124.83744" calcext:value-type="float">
            <text:p>124.83744</text:p>
          </table:table-cell>
          <table:table-cell office:value-type="float" office:value="170.02027" calcext:value-type="float">
            <text:p>170.02027</text:p>
          </table:table-cell>
          <table:table-cell office:value-type="float" office:value="173.07237" calcext:value-type="float">
            <text:p>173.07237</text:p>
          </table:table-cell>
          <table:table-cell office:value-type="float" office:value="174.41804" calcext:value-type="float">
            <text:p>174.41804</text:p>
          </table:table-cell>
          <table:table-cell office:value-type="float" office:value="172.32242" calcext:value-type="float">
            <text:p>172.32242</text:p>
          </table:table-cell>
          <table:table-cell office:value-type="float" office:value="175.36672" calcext:value-type="float">
            <text:p>175.36672</text:p>
          </table:table-cell>
          <table:table-cell office:value-type="float" office:value="24.16043" calcext:value-type="float">
            <text:p>24.1604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4.25165" calcext:value-type="float">
            <text:p>34.25165</text:p>
          </table:table-cell>
          <table:table-cell office:value-type="float" office:value="125.47083" calcext:value-type="float">
            <text:p>125.47083</text:p>
          </table:table-cell>
          <table:table-cell office:value-type="float" office:value="170.18013" calcext:value-type="float">
            <text:p>170.18013</text:p>
          </table:table-cell>
          <table:table-cell office:value-type="float" office:value="173.04484" calcext:value-type="float">
            <text:p>173.04484</text:p>
          </table:table-cell>
          <table:table-cell office:value-type="float" office:value="174.50161" calcext:value-type="float">
            <text:p>174.50161</text:p>
          </table:table-cell>
          <table:table-cell office:value-type="float" office:value="172.16834" calcext:value-type="float">
            <text:p>172.16834</text:p>
          </table:table-cell>
          <table:table-cell office:value-type="float" office:value="175.37617" calcext:value-type="float">
            <text:p>175.37617</text:p>
          </table:table-cell>
          <table:table-cell office:value-type="float" office:value="24.33171" calcext:value-type="float">
            <text:p>24.3317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3.09453" calcext:value-type="float">
            <text:p>33.09453</text:p>
          </table:table-cell>
          <table:table-cell office:value-type="float" office:value="126.14616" calcext:value-type="float">
            <text:p>126.14616</text:p>
          </table:table-cell>
          <table:table-cell office:value-type="float" office:value="170.35537" calcext:value-type="float">
            <text:p>170.35537</text:p>
          </table:table-cell>
          <table:table-cell office:value-type="float" office:value="173.02351" calcext:value-type="float">
            <text:p>173.02351</text:p>
          </table:table-cell>
          <table:table-cell office:value-type="float" office:value="174.59517" calcext:value-type="float">
            <text:p>174.59517</text:p>
          </table:table-cell>
          <table:table-cell office:value-type="float" office:value="172.01575" calcext:value-type="float">
            <text:p>172.01575</text:p>
          </table:table-cell>
          <table:table-cell office:value-type="float" office:value="175.39571" calcext:value-type="float">
            <text:p>175.39571</text:p>
          </table:table-cell>
          <table:table-cell office:value-type="float" office:value="24.49224" calcext:value-type="float">
            <text:p>24.492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2.04531" calcext:value-type="float">
            <text:p>32.04531</text:p>
          </table:table-cell>
          <table:table-cell office:value-type="float" office:value="126.77711" calcext:value-type="float">
            <text:p>126.77711</text:p>
          </table:table-cell>
          <table:table-cell office:value-type="float" office:value="170.54172" calcext:value-type="float">
            <text:p>170.54172</text:p>
          </table:table-cell>
          <table:table-cell office:value-type="float" office:value="173.00786" calcext:value-type="float">
            <text:p>173.00786</text:p>
          </table:table-cell>
          <table:table-cell office:value-type="float" office:value="174.69549" calcext:value-type="float">
            <text:p>174.69549</text:p>
          </table:table-cell>
          <table:table-cell office:value-type="float" office:value="171.86353" calcext:value-type="float">
            <text:p>171.86353</text:p>
          </table:table-cell>
          <table:table-cell office:value-type="float" office:value="175.42115" calcext:value-type="float">
            <text:p>175.42115</text:p>
          </table:table-cell>
          <table:table-cell office:value-type="float" office:value="24.65549" calcext:value-type="float">
            <text:p>24.6554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.10278" calcext:value-type="float">
            <text:p>31.10278</text:p>
          </table:table-cell>
          <table:table-cell office:value-type="float" office:value="127.52763" calcext:value-type="float">
            <text:p>127.52763</text:p>
          </table:table-cell>
          <table:table-cell office:value-type="float" office:value="170.73203" calcext:value-type="float">
            <text:p>170.73203</text:p>
          </table:table-cell>
          <table:table-cell office:value-type="float" office:value="172.99972" calcext:value-type="float">
            <text:p>172.99972</text:p>
          </table:table-cell>
          <table:table-cell office:value-type="float" office:value="174.79855" calcext:value-type="float">
            <text:p>174.79855</text:p>
          </table:table-cell>
          <table:table-cell office:value-type="float" office:value="171.73643" calcext:value-type="float">
            <text:p>171.73643</text:p>
          </table:table-cell>
          <table:table-cell office:value-type="float" office:value="175.48656" calcext:value-type="float">
            <text:p>175.48656</text:p>
          </table:table-cell>
          <table:table-cell office:value-type="float" office:value="24.82619" calcext:value-type="float">
            <text:p>24.826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.26155" calcext:value-type="float">
            <text:p>30.26155</text:p>
          </table:table-cell>
          <table:table-cell office:value-type="float" office:value="128.33322" calcext:value-type="float">
            <text:p>128.33322</text:p>
          </table:table-cell>
          <table:table-cell office:value-type="float" office:value="170.91951" calcext:value-type="float">
            <text:p>170.91951</text:p>
          </table:table-cell>
          <table:table-cell office:value-type="float" office:value="172.99935" calcext:value-type="float">
            <text:p>172.99935</text:p>
          </table:table-cell>
          <table:table-cell office:value-type="float" office:value="174.9002" calcext:value-type="float">
            <text:p>174.9002</text:p>
          </table:table-cell>
          <table:table-cell office:value-type="float" office:value="171.64343" calcext:value-type="float">
            <text:p>171.64343</text:p>
          </table:table-cell>
          <table:table-cell office:value-type="float" office:value="175.54683" calcext:value-type="float">
            <text:p>175.54683</text:p>
          </table:table-cell>
          <table:table-cell office:value-type="float" office:value="25.00323" calcext:value-type="float">
            <text:p>25.0032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9.55227" calcext:value-type="float">
            <text:p>29.55227</text:p>
          </table:table-cell>
          <table:table-cell office:value-type="float" office:value="129.24001" calcext:value-type="float">
            <text:p>129.24001</text:p>
          </table:table-cell>
          <table:table-cell office:value-type="float" office:value="171.09635" calcext:value-type="float">
            <text:p>171.09635</text:p>
          </table:table-cell>
          <table:table-cell office:value-type="float" office:value="173.00772" calcext:value-type="float">
            <text:p>173.00772</text:p>
          </table:table-cell>
          <table:table-cell office:value-type="float" office:value="174.99635" calcext:value-type="float">
            <text:p>174.99635</text:p>
          </table:table-cell>
          <table:table-cell office:value-type="float" office:value="171.58993" calcext:value-type="float">
            <text:p>171.58993</text:p>
          </table:table-cell>
          <table:table-cell office:value-type="float" office:value="175.60196" calcext:value-type="float">
            <text:p>175.60196</text:p>
          </table:table-cell>
          <table:table-cell office:value-type="float" office:value="25.17876" calcext:value-type="float">
            <text:p>25.178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8.98209" calcext:value-type="float">
            <text:p>28.98209</text:p>
          </table:table-cell>
          <table:table-cell office:value-type="float" office:value="130.10643" calcext:value-type="float">
            <text:p>130.10643</text:p>
          </table:table-cell>
          <table:table-cell office:value-type="float" office:value="171.25412" calcext:value-type="float">
            <text:p>171.25412</text:p>
          </table:table-cell>
          <table:table-cell office:value-type="float" office:value="173.0268" calcext:value-type="float">
            <text:p>173.0268</text:p>
          </table:table-cell>
          <table:table-cell office:value-type="float" office:value="175.0836" calcext:value-type="float">
            <text:p>175.0836</text:p>
          </table:table-cell>
          <table:table-cell office:value-type="float" office:value="171.54381" calcext:value-type="float">
            <text:p>171.54381</text:p>
          </table:table-cell>
          <table:table-cell office:value-type="float" office:value="175.65197" calcext:value-type="float">
            <text:p>175.65197</text:p>
          </table:table-cell>
          <table:table-cell office:value-type="float" office:value="25.34417" calcext:value-type="float">
            <text:p>25.344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8.52151" calcext:value-type="float">
            <text:p>28.52151</text:p>
          </table:table-cell>
          <table:table-cell office:value-type="float" office:value="130.9016" calcext:value-type="float">
            <text:p>130.9016</text:p>
          </table:table-cell>
          <table:table-cell office:value-type="float" office:value="171.38632" calcext:value-type="float">
            <text:p>171.38632</text:p>
          </table:table-cell>
          <table:table-cell office:value-type="float" office:value="173.05734" calcext:value-type="float">
            <text:p>173.05734</text:p>
          </table:table-cell>
          <table:table-cell office:value-type="float" office:value="175.1598" calcext:value-type="float">
            <text:p>175.1598</text:p>
          </table:table-cell>
          <table:table-cell office:value-type="float" office:value="171.48946" calcext:value-type="float">
            <text:p>171.48946</text:p>
          </table:table-cell>
          <table:table-cell office:value-type="float" office:value="175.69685" calcext:value-type="float">
            <text:p>175.69685</text:p>
          </table:table-cell>
          <table:table-cell office:value-type="float" office:value="25.50303" calcext:value-type="float">
            <text:p>25.503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8.17329" calcext:value-type="float">
            <text:p>28.17329</text:p>
          </table:table-cell>
          <table:table-cell office:value-type="float" office:value="131.59607" calcext:value-type="float">
            <text:p>131.59607</text:p>
          </table:table-cell>
          <table:table-cell office:value-type="float" office:value="171.4851" calcext:value-type="float">
            <text:p>171.4851</text:p>
          </table:table-cell>
          <table:table-cell office:value-type="float" office:value="173.09864" calcext:value-type="float">
            <text:p>173.09864</text:p>
          </table:table-cell>
          <table:table-cell office:value-type="float" office:value="175.22322" calcext:value-type="float">
            <text:p>175.22322</text:p>
          </table:table-cell>
          <table:table-cell office:value-type="float" office:value="171.42201" calcext:value-type="float">
            <text:p>171.42201</text:p>
          </table:table-cell>
          <table:table-cell office:value-type="float" office:value="175.73659" calcext:value-type="float">
            <text:p>175.73659</text:p>
          </table:table-cell>
          <table:table-cell office:value-type="float" office:value="25.65691" calcext:value-type="float">
            <text:p>25.656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27.94055" calcext:value-type="float">
            <text:p>27.94055</text:p>
          </table:table-cell>
          <table:table-cell office:value-type="float" office:value="132.37694" calcext:value-type="float">
            <text:p>132.37694</text:p>
          </table:table-cell>
          <table:table-cell office:value-type="float" office:value="171.54298" calcext:value-type="float">
            <text:p>171.54298</text:p>
          </table:table-cell>
          <table:table-cell office:value-type="float" office:value="173.14876" calcext:value-type="float">
            <text:p>173.14876</text:p>
          </table:table-cell>
          <table:table-cell office:value-type="float" office:value="175.27403" calcext:value-type="float">
            <text:p>175.27403</text:p>
          </table:table-cell>
          <table:table-cell office:value-type="float" office:value="171.35516" calcext:value-type="float">
            <text:p>171.35516</text:p>
          </table:table-cell>
          <table:table-cell office:value-type="float" office:value="175.77121" calcext:value-type="float">
            <text:p>175.77121</text:p>
          </table:table-cell>
          <table:table-cell office:value-type="float" office:value="25.79151" calcext:value-type="float">
            <text:p>25.7915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27.83564" calcext:value-type="float">
            <text:p>27.83564</text:p>
          </table:table-cell>
          <table:table-cell office:value-type="float" office:value="133.3559" calcext:value-type="float">
            <text:p>133.3559</text:p>
          </table:table-cell>
          <table:table-cell office:value-type="float" office:value="171.56547" calcext:value-type="float">
            <text:p>171.56547</text:p>
          </table:table-cell>
          <table:table-cell office:value-type="float" office:value="173.20219" calcext:value-type="float">
            <text:p>173.20219</text:p>
          </table:table-cell>
          <table:table-cell office:value-type="float" office:value="175.31368" calcext:value-type="float">
            <text:p>175.31368</text:p>
          </table:table-cell>
          <table:table-cell office:value-type="float" office:value="171.28627" calcext:value-type="float">
            <text:p>171.28627</text:p>
          </table:table-cell>
          <table:table-cell office:value-type="float" office:value="175.80069" calcext:value-type="float">
            <text:p>175.80069</text:p>
          </table:table-cell>
          <table:table-cell office:value-type="float" office:value="25.88571" calcext:value-type="float">
            <text:p>25.8857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27.8507" calcext:value-type="float">
            <text:p>27.8507</text:p>
          </table:table-cell>
          <table:table-cell office:value-type="float" office:value="134.62419" calcext:value-type="float">
            <text:p>134.62419</text:p>
          </table:table-cell>
          <table:table-cell office:value-type="float" office:value="171.55933" calcext:value-type="float">
            <text:p>171.55933</text:p>
          </table:table-cell>
          <table:table-cell office:value-type="float" office:value="173.25331" calcext:value-type="float">
            <text:p>173.25331</text:p>
          </table:table-cell>
          <table:table-cell office:value-type="float" office:value="175.34208" calcext:value-type="float">
            <text:p>175.34208</text:p>
          </table:table-cell>
          <table:table-cell office:value-type="float" office:value="171.21271" calcext:value-type="float">
            <text:p>171.21271</text:p>
          </table:table-cell>
          <table:table-cell office:value-type="float" office:value="175.82504" calcext:value-type="float">
            <text:p>175.82504</text:p>
          </table:table-cell>
          <table:table-cell office:value-type="float" office:value="25.93303" calcext:value-type="float">
            <text:p>25.933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27.96044" calcext:value-type="float">
            <text:p>27.96044</text:p>
          </table:table-cell>
          <table:table-cell office:value-type="float" office:value="135.97592" calcext:value-type="float">
            <text:p>135.97592</text:p>
          </table:table-cell>
          <table:table-cell office:value-type="float" office:value="171.53851" calcext:value-type="float">
            <text:p>171.53851</text:p>
          </table:table-cell>
          <table:table-cell office:value-type="float" office:value="173.29819" calcext:value-type="float">
            <text:p>173.29819</text:p>
          </table:table-cell>
          <table:table-cell office:value-type="float" office:value="175.35934" calcext:value-type="float">
            <text:p>175.35934</text:p>
          </table:table-cell>
          <table:table-cell office:value-type="float" office:value="171.13692" calcext:value-type="float">
            <text:p>171.13692</text:p>
          </table:table-cell>
          <table:table-cell office:value-type="float" office:value="175.84426" calcext:value-type="float">
            <text:p>175.84426</text:p>
          </table:table-cell>
          <table:table-cell office:value-type="float" office:value="25.9378" calcext:value-type="float">
            <text:p>25.937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28.14017" calcext:value-type="float">
            <text:p>28.14017</text:p>
          </table:table-cell>
          <table:table-cell office:value-type="float" office:value="137.3279" calcext:value-type="float">
            <text:p>137.3279</text:p>
          </table:table-cell>
          <table:table-cell office:value-type="float" office:value="171.50688" calcext:value-type="float">
            <text:p>171.50688</text:p>
          </table:table-cell>
          <table:table-cell office:value-type="float" office:value="173.33884" calcext:value-type="float">
            <text:p>173.33884</text:p>
          </table:table-cell>
          <table:table-cell office:value-type="float" office:value="175.36689" calcext:value-type="float">
            <text:p>175.36689</text:p>
          </table:table-cell>
          <table:table-cell office:value-type="float" office:value="171.04659" calcext:value-type="float">
            <text:p>171.04659</text:p>
          </table:table-cell>
          <table:table-cell office:value-type="float" office:value="175.84961" calcext:value-type="float">
            <text:p>175.84961</text:p>
          </table:table-cell>
          <table:table-cell office:value-type="float" office:value="25.91227" calcext:value-type="float">
            <text:p>25.9122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28.35345" calcext:value-type="float">
            <text:p>28.35345</text:p>
          </table:table-cell>
          <table:table-cell office:value-type="float" office:value="138.61949" calcext:value-type="float">
            <text:p>138.61949</text:p>
          </table:table-cell>
          <table:table-cell office:value-type="float" office:value="171.47145" calcext:value-type="float">
            <text:p>171.47145</text:p>
          </table:table-cell>
          <table:table-cell office:value-type="float" office:value="173.38038" calcext:value-type="float">
            <text:p>173.38038</text:p>
          </table:table-cell>
          <table:table-cell office:value-type="float" office:value="175.3663" calcext:value-type="float">
            <text:p>175.3663</text:p>
          </table:table-cell>
          <table:table-cell office:value-type="float" office:value="170.94127" calcext:value-type="float">
            <text:p>170.94127</text:p>
          </table:table-cell>
          <table:table-cell office:value-type="float" office:value="175.83483" calcext:value-type="float">
            <text:p>175.83483</text:p>
          </table:table-cell>
          <table:table-cell office:value-type="float" office:value="25.87345" calcext:value-type="float">
            <text:p>25.873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28.58211" calcext:value-type="float">
            <text:p>28.58211</text:p>
          </table:table-cell>
          <table:table-cell office:value-type="float" office:value="139.89439" calcext:value-type="float">
            <text:p>139.89439</text:p>
          </table:table-cell>
          <table:table-cell office:value-type="float" office:value="171.43825" calcext:value-type="float">
            <text:p>171.43825</text:p>
          </table:table-cell>
          <table:table-cell office:value-type="float" office:value="173.42776" calcext:value-type="float">
            <text:p>173.42776</text:p>
          </table:table-cell>
          <table:table-cell office:value-type="float" office:value="175.35816" calcext:value-type="float">
            <text:p>175.35816</text:p>
          </table:table-cell>
          <table:table-cell office:value-type="float" office:value="170.82804" calcext:value-type="float">
            <text:p>170.82804</text:p>
          </table:table-cell>
          <table:table-cell office:value-type="float" office:value="175.81728" calcext:value-type="float">
            <text:p>175.81728</text:p>
          </table:table-cell>
          <table:table-cell office:value-type="float" office:value="25.83582" calcext:value-type="float">
            <text:p>25.8358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28.82867" calcext:value-type="float">
            <text:p>28.82867</text:p>
          </table:table-cell>
          <table:table-cell office:value-type="float" office:value="141.22385" calcext:value-type="float">
            <text:p>141.22385</text:p>
          </table:table-cell>
          <table:table-cell office:value-type="float" office:value="171.41602" calcext:value-type="float">
            <text:p>171.41602</text:p>
          </table:table-cell>
          <table:table-cell office:value-type="float" office:value="173.48559" calcext:value-type="float">
            <text:p>173.48559</text:p>
          </table:table-cell>
          <table:table-cell office:value-type="float" office:value="175.34059" calcext:value-type="float">
            <text:p>175.34059</text:p>
          </table:table-cell>
          <table:table-cell office:value-type="float" office:value="170.7181" calcext:value-type="float">
            <text:p>170.7181</text:p>
          </table:table-cell>
          <table:table-cell office:value-type="float" office:value="175.78008" calcext:value-type="float">
            <text:p>175.78008</text:p>
          </table:table-cell>
          <table:table-cell office:value-type="float" office:value="25.80141" calcext:value-type="float">
            <text:p>25.8014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29.08477" calcext:value-type="float">
            <text:p>29.08477</text:p>
          </table:table-cell>
          <table:table-cell office:value-type="float" office:value="142.60669" calcext:value-type="float">
            <text:p>142.60669</text:p>
          </table:table-cell>
          <table:table-cell office:value-type="float" office:value="171.4119" calcext:value-type="float">
            <text:p>171.4119</text:p>
          </table:table-cell>
          <table:table-cell office:value-type="float" office:value="173.55496" calcext:value-type="float">
            <text:p>173.55496</text:p>
          </table:table-cell>
          <table:table-cell office:value-type="float" office:value="175.31034" calcext:value-type="float">
            <text:p>175.31034</text:p>
          </table:table-cell>
          <table:table-cell office:value-type="float" office:value="170.61837" calcext:value-type="float">
            <text:p>170.61837</text:p>
          </table:table-cell>
          <table:table-cell office:value-type="float" office:value="175.72737" calcext:value-type="float">
            <text:p>175.72737</text:p>
          </table:table-cell>
          <table:table-cell office:value-type="float" office:value="25.77022" calcext:value-type="float">
            <text:p>25.7702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29.3347" calcext:value-type="float">
            <text:p>29.3347</text:p>
          </table:table-cell>
          <table:table-cell office:value-type="float" office:value="144.03331" calcext:value-type="float">
            <text:p>144.03331</text:p>
          </table:table-cell>
          <table:table-cell office:value-type="float" office:value="171.42866" calcext:value-type="float">
            <text:p>171.42866</text:p>
          </table:table-cell>
          <table:table-cell office:value-type="float" office:value="173.6372" calcext:value-type="float">
            <text:p>173.6372</text:p>
          </table:table-cell>
          <table:table-cell office:value-type="float" office:value="175.2654" calcext:value-type="float">
            <text:p>175.2654</text:p>
          </table:table-cell>
          <table:table-cell office:value-type="float" office:value="170.52063" calcext:value-type="float">
            <text:p>170.52063</text:p>
          </table:table-cell>
          <table:table-cell office:value-type="float" office:value="175.62779" calcext:value-type="float">
            <text:p>175.62779</text:p>
          </table:table-cell>
          <table:table-cell office:value-type="float" office:value="25.74989" calcext:value-type="float">
            <text:p>25.7498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29.55312" calcext:value-type="float">
            <text:p>29.55312</text:p>
          </table:table-cell>
          <table:table-cell office:value-type="float" office:value="145.40608" calcext:value-type="float">
            <text:p>145.40608</text:p>
          </table:table-cell>
          <table:table-cell office:value-type="float" office:value="171.46026" calcext:value-type="float">
            <text:p>171.46026</text:p>
          </table:table-cell>
          <table:table-cell office:value-type="float" office:value="173.72724" calcext:value-type="float">
            <text:p>173.72724</text:p>
          </table:table-cell>
          <table:table-cell office:value-type="float" office:value="175.20557" calcext:value-type="float">
            <text:p>175.20557</text:p>
          </table:table-cell>
          <table:table-cell office:value-type="float" office:value="170.44057" calcext:value-type="float">
            <text:p>170.44057</text:p>
          </table:table-cell>
          <table:table-cell office:value-type="float" office:value="175.52669" calcext:value-type="float">
            <text:p>175.52669</text:p>
          </table:table-cell>
          <table:table-cell office:value-type="float" office:value="25.74725" calcext:value-type="float">
            <text:p>25.747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29.73458" calcext:value-type="float">
            <text:p>29.73458</text:p>
          </table:table-cell>
          <table:table-cell office:value-type="float" office:value="146.68765" calcext:value-type="float">
            <text:p>146.68765</text:p>
          </table:table-cell>
          <table:table-cell office:value-type="float" office:value="171.49788" calcext:value-type="float">
            <text:p>171.49788</text:p>
          </table:table-cell>
          <table:table-cell office:value-type="float" office:value="173.82287" calcext:value-type="float">
            <text:p>173.82287</text:p>
          </table:table-cell>
          <table:table-cell office:value-type="float" office:value="175.13268" calcext:value-type="float">
            <text:p>175.13268</text:p>
          </table:table-cell>
          <table:table-cell office:value-type="float" office:value="170.3903" calcext:value-type="float">
            <text:p>170.3903</text:p>
          </table:table-cell>
          <table:table-cell office:value-type="float" office:value="175.42441" calcext:value-type="float">
            <text:p>175.42441</text:p>
          </table:table-cell>
          <table:table-cell office:value-type="float" office:value="25.76255" calcext:value-type="float">
            <text:p>25.7625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29.87518" calcext:value-type="float">
            <text:p>29.87518</text:p>
          </table:table-cell>
          <table:table-cell office:value-type="float" office:value="147.87914" calcext:value-type="float">
            <text:p>147.87914</text:p>
          </table:table-cell>
          <table:table-cell office:value-type="float" office:value="171.53927" calcext:value-type="float">
            <text:p>171.53927</text:p>
          </table:table-cell>
          <table:table-cell office:value-type="float" office:value="173.91743" calcext:value-type="float">
            <text:p>173.91743</text:p>
          </table:table-cell>
          <table:table-cell office:value-type="float" office:value="175.04826" calcext:value-type="float">
            <text:p>175.04826</text:p>
          </table:table-cell>
          <table:table-cell office:value-type="float" office:value="170.37461" calcext:value-type="float">
            <text:p>170.37461</text:p>
          </table:table-cell>
          <table:table-cell office:value-type="float" office:value="175.32136" calcext:value-type="float">
            <text:p>175.32136</text:p>
          </table:table-cell>
          <table:table-cell office:value-type="float" office:value="25.79194" calcext:value-type="float">
            <text:p>25.791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29.97397" calcext:value-type="float">
            <text:p>29.97397</text:p>
          </table:table-cell>
          <table:table-cell office:value-type="float" office:value="149.04294" calcext:value-type="float">
            <text:p>149.04294</text:p>
          </table:table-cell>
          <table:table-cell office:value-type="float" office:value="171.57872" calcext:value-type="float">
            <text:p>171.57872</text:p>
          </table:table-cell>
          <table:table-cell office:value-type="float" office:value="174.01007" calcext:value-type="float">
            <text:p>174.01007</text:p>
          </table:table-cell>
          <table:table-cell office:value-type="float" office:value="174.95487" calcext:value-type="float">
            <text:p>174.95487</text:p>
          </table:table-cell>
          <table:table-cell office:value-type="float" office:value="170.40065" calcext:value-type="float">
            <text:p>170.40065</text:p>
          </table:table-cell>
          <table:table-cell office:value-type="float" office:value="175.21806" calcext:value-type="float">
            <text:p>175.21806</text:p>
          </table:table-cell>
          <table:table-cell office:value-type="float" office:value="25.82719" calcext:value-type="float">
            <text:p>25.8271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30.03429" calcext:value-type="float">
            <text:p>30.03429</text:p>
          </table:table-cell>
          <table:table-cell office:value-type="float" office:value="150.24725" calcext:value-type="float">
            <text:p>150.24725</text:p>
          </table:table-cell>
          <table:table-cell office:value-type="float" office:value="171.61326" calcext:value-type="float">
            <text:p>171.61326</text:p>
          </table:table-cell>
          <table:table-cell office:value-type="float" office:value="174.09747" calcext:value-type="float">
            <text:p>174.09747</text:p>
          </table:table-cell>
          <table:table-cell office:value-type="float" office:value="174.85366" calcext:value-type="float">
            <text:p>174.85366</text:p>
          </table:table-cell>
          <table:table-cell office:value-type="float" office:value="170.4665" calcext:value-type="float">
            <text:p>170.4665</text:p>
          </table:table-cell>
          <table:table-cell office:value-type="float" office:value="175.11527" calcext:value-type="float">
            <text:p>175.11527</text:p>
          </table:table-cell>
          <table:table-cell office:value-type="float" office:value="25.86418" calcext:value-type="float">
            <text:p>25.864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30.0571" calcext:value-type="float">
            <text:p>30.0571</text:p>
          </table:table-cell>
          <table:table-cell office:value-type="float" office:value="151.49315" calcext:value-type="float">
            <text:p>151.49315</text:p>
          </table:table-cell>
          <table:table-cell office:value-type="float" office:value="171.6368" calcext:value-type="float">
            <text:p>171.6368</text:p>
          </table:table-cell>
          <table:table-cell office:value-type="float" office:value="174.17951" calcext:value-type="float">
            <text:p>174.17951</text:p>
          </table:table-cell>
          <table:table-cell office:value-type="float" office:value="174.74396" calcext:value-type="float">
            <text:p>174.74396</text:p>
          </table:table-cell>
          <table:table-cell office:value-type="float" office:value="170.57784" calcext:value-type="float">
            <text:p>170.57784</text:p>
          </table:table-cell>
          <table:table-cell office:value-type="float" office:value="175.01407" calcext:value-type="float">
            <text:p>175.01407</text:p>
          </table:table-cell>
          <table:table-cell office:value-type="float" office:value="25.9072" calcext:value-type="float">
            <text:p>25.907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30.04034" calcext:value-type="float">
            <text:p>30.04034</text:p>
          </table:table-cell>
          <table:table-cell office:value-type="float" office:value="152.7851" calcext:value-type="float">
            <text:p>152.7851</text:p>
          </table:table-cell>
          <table:table-cell office:value-type="float" office:value="171.64645" calcext:value-type="float">
            <text:p>171.64645</text:p>
          </table:table-cell>
          <table:table-cell office:value-type="float" office:value="174.25138" calcext:value-type="float">
            <text:p>174.25138</text:p>
          </table:table-cell>
          <table:table-cell office:value-type="float" office:value="174.62389" calcext:value-type="float">
            <text:p>174.62389</text:p>
          </table:table-cell>
          <table:table-cell office:value-type="float" office:value="170.73486" calcext:value-type="float">
            <text:p>170.73486</text:p>
          </table:table-cell>
          <table:table-cell office:value-type="float" office:value="174.91656" calcext:value-type="float">
            <text:p>174.91656</text:p>
          </table:table-cell>
          <table:table-cell office:value-type="float" office:value="25.9664" calcext:value-type="float">
            <text:p>25.966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29.98173" calcext:value-type="float">
            <text:p>29.98173</text:p>
          </table:table-cell>
          <table:table-cell office:value-type="float" office:value="154.01353" calcext:value-type="float">
            <text:p>154.01353</text:p>
          </table:table-cell>
          <table:table-cell office:value-type="float" office:value="171.63332" calcext:value-type="float">
            <text:p>171.63332</text:p>
          </table:table-cell>
          <table:table-cell office:value-type="float" office:value="174.30949" calcext:value-type="float">
            <text:p>174.30949</text:p>
          </table:table-cell>
          <table:table-cell office:value-type="float" office:value="174.49057" calcext:value-type="float">
            <text:p>174.49057</text:p>
          </table:table-cell>
          <table:table-cell office:value-type="float" office:value="170.92212" calcext:value-type="float">
            <text:p>170.92212</text:p>
          </table:table-cell>
          <table:table-cell office:value-type="float" office:value="174.8249" calcext:value-type="float">
            <text:p>174.8249</text:p>
          </table:table-cell>
          <table:table-cell office:value-type="float" office:value="26.04753" calcext:value-type="float">
            <text:p>26.0475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29.89087" calcext:value-type="float">
            <text:p>29.89087</text:p>
          </table:table-cell>
          <table:table-cell office:value-type="float" office:value="155.18095" calcext:value-type="float">
            <text:p>155.18095</text:p>
          </table:table-cell>
          <table:table-cell office:value-type="float" office:value="171.59843" calcext:value-type="float">
            <text:p>171.59843</text:p>
          </table:table-cell>
          <table:table-cell office:value-type="float" office:value="174.34506" calcext:value-type="float">
            <text:p>174.34506</text:p>
          </table:table-cell>
          <table:table-cell office:value-type="float" office:value="174.34154" calcext:value-type="float">
            <text:p>174.34154</text:p>
          </table:table-cell>
          <table:table-cell office:value-type="float" office:value="171.11425" calcext:value-type="float">
            <text:p>171.11425</text:p>
          </table:table-cell>
          <table:table-cell office:value-type="float" office:value="174.74104" calcext:value-type="float">
            <text:p>174.74104</text:p>
          </table:table-cell>
          <table:table-cell office:value-type="float" office:value="26.14557" calcext:value-type="float">
            <text:p>26.1455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29.77966" calcext:value-type="float">
            <text:p>29.77966</text:p>
          </table:table-cell>
          <table:table-cell office:value-type="float" office:value="156.26068" calcext:value-type="float">
            <text:p>156.26068</text:p>
          </table:table-cell>
          <table:table-cell office:value-type="float" office:value="171.54562" calcext:value-type="float">
            <text:p>171.54562</text:p>
          </table:table-cell>
          <table:table-cell office:value-type="float" office:value="174.36098" calcext:value-type="float">
            <text:p>174.36098</text:p>
          </table:table-cell>
          <table:table-cell office:value-type="float" office:value="174.17506" calcext:value-type="float">
            <text:p>174.17506</text:p>
          </table:table-cell>
          <table:table-cell office:value-type="float" office:value="171.30441" calcext:value-type="float">
            <text:p>171.30441</text:p>
          </table:table-cell>
          <table:table-cell office:value-type="float" office:value="174.66667" calcext:value-type="float">
            <text:p>174.66667</text:p>
          </table:table-cell>
          <table:table-cell office:value-type="float" office:value="26.24968" calcext:value-type="float">
            <text:p>26.2496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29.64922" calcext:value-type="float">
            <text:p>29.64922</text:p>
          </table:table-cell>
          <table:table-cell office:value-type="float" office:value="157.28404" calcext:value-type="float">
            <text:p>157.28404</text:p>
          </table:table-cell>
          <table:table-cell office:value-type="float" office:value="171.48643" calcext:value-type="float">
            <text:p>171.48643</text:p>
          </table:table-cell>
          <table:table-cell office:value-type="float" office:value="174.3677" calcext:value-type="float">
            <text:p>174.3677</text:p>
          </table:table-cell>
          <table:table-cell office:value-type="float" office:value="173.9904" calcext:value-type="float">
            <text:p>173.9904</text:p>
          </table:table-cell>
          <table:table-cell office:value-type="float" office:value="171.49276" calcext:value-type="float">
            <text:p>171.49276</text:p>
          </table:table-cell>
          <table:table-cell office:value-type="float" office:value="174.51106" calcext:value-type="float">
            <text:p>174.51106</text:p>
          </table:table-cell>
          <table:table-cell office:value-type="float" office:value="26.34477" calcext:value-type="float">
            <text:p>26.3447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29.50468" calcext:value-type="float">
            <text:p>29.50468</text:p>
          </table:table-cell>
          <table:table-cell office:value-type="float" office:value="158.25037" calcext:value-type="float">
            <text:p>158.25037</text:p>
          </table:table-cell>
          <table:table-cell office:value-type="float" office:value="171.42523" calcext:value-type="float">
            <text:p>171.42523</text:p>
          </table:table-cell>
          <table:table-cell office:value-type="float" office:value="174.37854" calcext:value-type="float">
            <text:p>174.37854</text:p>
          </table:table-cell>
          <table:table-cell office:value-type="float" office:value="173.78908" calcext:value-type="float">
            <text:p>173.78908</text:p>
          </table:table-cell>
          <table:table-cell office:value-type="float" office:value="171.69226" calcext:value-type="float">
            <text:p>171.69226</text:p>
          </table:table-cell>
          <table:table-cell office:value-type="float" office:value="174.36501" calcext:value-type="float">
            <text:p>174.36501</text:p>
          </table:table-cell>
          <table:table-cell office:value-type="float" office:value="26.41756" calcext:value-type="float">
            <text:p>26.4175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29.34737" calcext:value-type="float">
            <text:p>29.34737</text:p>
          </table:table-cell>
          <table:table-cell office:value-type="float" office:value="159.0757" calcext:value-type="float">
            <text:p>159.0757</text:p>
          </table:table-cell>
          <table:table-cell office:value-type="float" office:value="171.36736" calcext:value-type="float">
            <text:p>171.36736</text:p>
          </table:table-cell>
          <table:table-cell office:value-type="float" office:value="174.39543" calcext:value-type="float">
            <text:p>174.39543</text:p>
          </table:table-cell>
          <table:table-cell office:value-type="float" office:value="173.57183" calcext:value-type="float">
            <text:p>173.57183</text:p>
          </table:table-cell>
          <table:table-cell office:value-type="float" office:value="171.90185" calcext:value-type="float">
            <text:p>171.90185</text:p>
          </table:table-cell>
          <table:table-cell office:value-type="float" office:value="174.22963" calcext:value-type="float">
            <text:p>174.22963</text:p>
          </table:table-cell>
          <table:table-cell office:value-type="float" office:value="26.46335" calcext:value-type="float">
            <text:p>26.4633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29.18286" calcext:value-type="float">
            <text:p>29.18286</text:p>
          </table:table-cell>
          <table:table-cell office:value-type="float" office:value="159.72351" calcext:value-type="float">
            <text:p>159.72351</text:p>
          </table:table-cell>
          <table:table-cell office:value-type="float" office:value="171.31709" calcext:value-type="float">
            <text:p>171.31709</text:p>
          </table:table-cell>
          <table:table-cell office:value-type="float" office:value="174.41243" calcext:value-type="float">
            <text:p>174.41243</text:p>
          </table:table-cell>
          <table:table-cell office:value-type="float" office:value="173.34051" calcext:value-type="float">
            <text:p>173.34051</text:p>
          </table:table-cell>
          <table:table-cell office:value-type="float" office:value="172.11451" calcext:value-type="float">
            <text:p>172.11451</text:p>
          </table:table-cell>
          <table:table-cell office:value-type="float" office:value="174.10561" calcext:value-type="float">
            <text:p>174.10561</text:p>
          </table:table-cell>
          <table:table-cell office:value-type="float" office:value="26.47942" calcext:value-type="float">
            <text:p>26.4794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29.0057" calcext:value-type="float">
            <text:p>29.0057</text:p>
          </table:table-cell>
          <table:table-cell office:value-type="float" office:value="160.16008" calcext:value-type="float">
            <text:p>160.16008</text:p>
          </table:table-cell>
          <table:table-cell office:value-type="float" office:value="171.27679" calcext:value-type="float">
            <text:p>171.27679</text:p>
          </table:table-cell>
          <table:table-cell office:value-type="float" office:value="174.42489" calcext:value-type="float">
            <text:p>174.42489</text:p>
          </table:table-cell>
          <table:table-cell office:value-type="float" office:value="173.09746" calcext:value-type="float">
            <text:p>173.09746</text:p>
          </table:table-cell>
          <table:table-cell office:value-type="float" office:value="172.31167" calcext:value-type="float">
            <text:p>172.31167</text:p>
          </table:table-cell>
          <table:table-cell office:value-type="float" office:value="173.99308" calcext:value-type="float">
            <text:p>173.99308</text:p>
          </table:table-cell>
          <table:table-cell office:value-type="float" office:value="26.45866" calcext:value-type="float">
            <text:p>26.4586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28.82335" calcext:value-type="float">
            <text:p>28.82335</text:p>
          </table:table-cell>
          <table:table-cell office:value-type="float" office:value="160.4176" calcext:value-type="float">
            <text:p>160.4176</text:p>
          </table:table-cell>
          <table:table-cell office:value-type="float" office:value="171.24652" calcext:value-type="float">
            <text:p>171.24652</text:p>
          </table:table-cell>
          <table:table-cell office:value-type="float" office:value="174.43187" calcext:value-type="float">
            <text:p>174.43187</text:p>
          </table:table-cell>
          <table:table-cell office:value-type="float" office:value="172.84577" calcext:value-type="float">
            <text:p>172.84577</text:p>
          </table:table-cell>
          <table:table-cell office:value-type="float" office:value="172.48935" calcext:value-type="float">
            <text:p>172.48935</text:p>
          </table:table-cell>
          <table:table-cell office:value-type="float" office:value="173.89161" calcext:value-type="float">
            <text:p>173.89161</text:p>
          </table:table-cell>
          <table:table-cell office:value-type="float" office:value="26.39475" calcext:value-type="float">
            <text:p>26.3947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28.63896" calcext:value-type="float">
            <text:p>28.63896</text:p>
          </table:table-cell>
          <table:table-cell office:value-type="float" office:value="160.53459" calcext:value-type="float">
            <text:p>160.53459</text:p>
          </table:table-cell>
          <table:table-cell office:value-type="float" office:value="171.22836" calcext:value-type="float">
            <text:p>171.22836</text:p>
          </table:table-cell>
          <table:table-cell office:value-type="float" office:value="174.43052" calcext:value-type="float">
            <text:p>174.43052</text:p>
          </table:table-cell>
          <table:table-cell office:value-type="float" office:value="172.58867" calcext:value-type="float">
            <text:p>172.58867</text:p>
          </table:table-cell>
          <table:table-cell office:value-type="float" office:value="172.65012" calcext:value-type="float">
            <text:p>172.65012</text:p>
          </table:table-cell>
          <table:table-cell office:value-type="float" office:value="173.80044" calcext:value-type="float">
            <text:p>173.80044</text:p>
          </table:table-cell>
          <table:table-cell office:value-type="float" office:value="26.2882" calcext:value-type="float">
            <text:p>26.288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28.45321" calcext:value-type="float">
            <text:p>28.45321</text:p>
          </table:table-cell>
          <table:table-cell office:value-type="float" office:value="160.51001" calcext:value-type="float">
            <text:p>160.51001</text:p>
          </table:table-cell>
          <table:table-cell office:value-type="float" office:value="171.22207" calcext:value-type="float">
            <text:p>171.22207</text:p>
          </table:table-cell>
          <table:table-cell office:value-type="float" office:value="174.41992" calcext:value-type="float">
            <text:p>174.41992</text:p>
          </table:table-cell>
          <table:table-cell office:value-type="float" office:value="172.32967" calcext:value-type="float">
            <text:p>172.32967</text:p>
          </table:table-cell>
          <table:table-cell office:value-type="float" office:value="172.80056" calcext:value-type="float">
            <text:p>172.80056</text:p>
          </table:table-cell>
          <table:table-cell office:value-type="float" office:value="173.71889" calcext:value-type="float">
            <text:p>173.71889</text:p>
          </table:table-cell>
          <table:table-cell office:value-type="float" office:value="26.14549" calcext:value-type="float">
            <text:p>26.1454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28.26108" calcext:value-type="float">
            <text:p>28.26108</text:p>
          </table:table-cell>
          <table:table-cell office:value-type="float" office:value="160.36205" calcext:value-type="float">
            <text:p>160.36205</text:p>
          </table:table-cell>
          <table:table-cell office:value-type="float" office:value="171.22635" calcext:value-type="float">
            <text:p>171.22635</text:p>
          </table:table-cell>
          <table:table-cell office:value-type="float" office:value="174.39919" calcext:value-type="float">
            <text:p>174.39919</text:p>
          </table:table-cell>
          <table:table-cell office:value-type="float" office:value="172.0731" calcext:value-type="float">
            <text:p>172.0731</text:p>
          </table:table-cell>
          <table:table-cell office:value-type="float" office:value="172.94211" calcext:value-type="float">
            <text:p>172.94211</text:p>
          </table:table-cell>
          <table:table-cell office:value-type="float" office:value="173.64649" calcext:value-type="float">
            <text:p>173.64649</text:p>
          </table:table-cell>
          <table:table-cell office:value-type="float" office:value="25.97727" calcext:value-type="float">
            <text:p>25.9772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28.06951" calcext:value-type="float">
            <text:p>28.06951</text:p>
          </table:table-cell>
          <table:table-cell office:value-type="float" office:value="160.10773" calcext:value-type="float">
            <text:p>160.10773</text:p>
          </table:table-cell>
          <table:table-cell office:value-type="float" office:value="171.23591" calcext:value-type="float">
            <text:p>171.23591</text:p>
          </table:table-cell>
          <table:table-cell office:value-type="float" office:value="174.3715" calcext:value-type="float">
            <text:p>174.3715</text:p>
          </table:table-cell>
          <table:table-cell office:value-type="float" office:value="171.8243" calcext:value-type="float">
            <text:p>171.8243</text:p>
          </table:table-cell>
          <table:table-cell office:value-type="float" office:value="173.07767" calcext:value-type="float">
            <text:p>173.07767</text:p>
          </table:table-cell>
          <table:table-cell office:value-type="float" office:value="173.58287" calcext:value-type="float">
            <text:p>173.58287</text:p>
          </table:table-cell>
          <table:table-cell office:value-type="float" office:value="25.798" calcext:value-type="float">
            <text:p>25.79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27.88262" calcext:value-type="float">
            <text:p>27.88262</text:p>
          </table:table-cell>
          <table:table-cell office:value-type="float" office:value="159.80919" calcext:value-type="float">
            <text:p>159.80919</text:p>
          </table:table-cell>
          <table:table-cell office:value-type="float" office:value="171.24113" calcext:value-type="float">
            <text:p>171.24113</text:p>
          </table:table-cell>
          <table:table-cell office:value-type="float" office:value="174.33838" calcext:value-type="float">
            <text:p>174.33838</text:p>
          </table:table-cell>
          <table:table-cell office:value-type="float" office:value="171.5899" calcext:value-type="float">
            <text:p>171.5899</text:p>
          </table:table-cell>
          <table:table-cell office:value-type="float" office:value="173.1967" calcext:value-type="float">
            <text:p>173.1967</text:p>
          </table:table-cell>
          <table:table-cell office:value-type="float" office:value="173.52764" calcext:value-type="float">
            <text:p>173.52764</text:p>
          </table:table-cell>
          <table:table-cell office:value-type="float" office:value="25.62126" calcext:value-type="float">
            <text:p>25.6212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27.70351" calcext:value-type="float">
            <text:p>27.70351</text:p>
          </table:table-cell>
          <table:table-cell office:value-type="float" office:value="159.54083" calcext:value-type="float">
            <text:p>159.54083</text:p>
          </table:table-cell>
          <table:table-cell office:value-type="float" office:value="171.23275" calcext:value-type="float">
            <text:p>171.23275</text:p>
          </table:table-cell>
          <table:table-cell office:value-type="float" office:value="174.30306" calcext:value-type="float">
            <text:p>174.30306</text:p>
          </table:table-cell>
          <table:table-cell office:value-type="float" office:value="171.37583" calcext:value-type="float">
            <text:p>171.37583</text:p>
          </table:table-cell>
          <table:table-cell office:value-type="float" office:value="173.31121" calcext:value-type="float">
            <text:p>173.31121</text:p>
          </table:table-cell>
          <table:table-cell office:value-type="float" office:value="173.47948" calcext:value-type="float">
            <text:p>173.47948</text:p>
          </table:table-cell>
          <table:table-cell office:value-type="float" office:value="25.45417" calcext:value-type="float">
            <text:p>25.4541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27.53633" calcext:value-type="float">
            <text:p>27.53633</text:p>
          </table:table-cell>
          <table:table-cell office:value-type="float" office:value="159.29932" calcext:value-type="float">
            <text:p>159.29932</text:p>
          </table:table-cell>
          <table:table-cell office:value-type="float" office:value="171.20318" calcext:value-type="float">
            <text:p>171.20318</text:p>
          </table:table-cell>
          <table:table-cell office:value-type="float" office:value="174.27179" calcext:value-type="float">
            <text:p>174.27179</text:p>
          </table:table-cell>
          <table:table-cell office:value-type="float" office:value="171.18506" calcext:value-type="float">
            <text:p>171.18506</text:p>
          </table:table-cell>
          <table:table-cell office:value-type="float" office:value="173.42287" calcext:value-type="float">
            <text:p>173.42287</text:p>
          </table:table-cell>
          <table:table-cell office:value-type="float" office:value="173.4371" calcext:value-type="float">
            <text:p>173.4371</text:p>
          </table:table-cell>
          <table:table-cell office:value-type="float" office:value="25.29755" calcext:value-type="float">
            <text:p>25.2975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27.39225" calcext:value-type="float">
            <text:p>27.39225</text:p>
          </table:table-cell>
          <table:table-cell office:value-type="float" office:value="159.15404" calcext:value-type="float">
            <text:p>159.15404</text:p>
          </table:table-cell>
          <table:table-cell office:value-type="float" office:value="171.15336" calcext:value-type="float">
            <text:p>171.15336</text:p>
          </table:table-cell>
          <table:table-cell office:value-type="float" office:value="174.24726" calcext:value-type="float">
            <text:p>174.24726</text:p>
          </table:table-cell>
          <table:table-cell office:value-type="float" office:value="171.02059" calcext:value-type="float">
            <text:p>171.02059</text:p>
          </table:table-cell>
          <table:table-cell office:value-type="float" office:value="173.52898" calcext:value-type="float">
            <text:p>173.52898</text:p>
          </table:table-cell>
          <table:table-cell office:value-type="float" office:value="173.39905" calcext:value-type="float">
            <text:p>173.39905</text:p>
          </table:table-cell>
          <table:table-cell office:value-type="float" office:value="25.15392" calcext:value-type="float">
            <text:p>25.1539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27.27242" calcext:value-type="float">
            <text:p>27.27242</text:p>
          </table:table-cell>
          <table:table-cell office:value-type="float" office:value="159.09821" calcext:value-type="float">
            <text:p>159.09821</text:p>
          </table:table-cell>
          <table:table-cell office:value-type="float" office:value="171.08398" calcext:value-type="float">
            <text:p>171.08398</text:p>
          </table:table-cell>
          <table:table-cell office:value-type="float" office:value="174.22615" calcext:value-type="float">
            <text:p>174.22615</text:p>
          </table:table-cell>
          <table:table-cell office:value-type="float" office:value="170.88449" calcext:value-type="float">
            <text:p>170.88449</text:p>
          </table:table-cell>
          <table:table-cell office:value-type="float" office:value="173.63486" calcext:value-type="float">
            <text:p>173.63486</text:p>
          </table:table-cell>
          <table:table-cell office:value-type="float" office:value="173.36401" calcext:value-type="float">
            <text:p>173.36401</text:p>
          </table:table-cell>
          <table:table-cell office:value-type="float" office:value="25.02666" calcext:value-type="float">
            <text:p>25.0266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27.17184" calcext:value-type="float">
            <text:p>27.17184</text:p>
          </table:table-cell>
          <table:table-cell office:value-type="float" office:value="159.13719" calcext:value-type="float">
            <text:p>159.13719</text:p>
          </table:table-cell>
          <table:table-cell office:value-type="float" office:value="170.9961" calcext:value-type="float">
            <text:p>170.9961</text:p>
          </table:table-cell>
          <table:table-cell office:value-type="float" office:value="174.2038" calcext:value-type="float">
            <text:p>174.2038</text:p>
          </table:table-cell>
          <table:table-cell office:value-type="float" office:value="170.77849" calcext:value-type="float">
            <text:p>170.77849</text:p>
          </table:table-cell>
          <table:table-cell office:value-type="float" office:value="173.74657" calcext:value-type="float">
            <text:p>173.74657</text:p>
          </table:table-cell>
          <table:table-cell office:value-type="float" office:value="173.42338" calcext:value-type="float">
            <text:p>173.42338</text:p>
          </table:table-cell>
          <table:table-cell office:value-type="float" office:value="24.9184" calcext:value-type="float">
            <text:p>24.918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27.08255" calcext:value-type="float">
            <text:p>27.08255</text:p>
          </table:table-cell>
          <table:table-cell office:value-type="float" office:value="159.21928" calcext:value-type="float">
            <text:p>159.21928</text:p>
          </table:table-cell>
          <table:table-cell office:value-type="float" office:value="170.88749" calcext:value-type="float">
            <text:p>170.88749</text:p>
          </table:table-cell>
          <table:table-cell office:value-type="float" office:value="174.17667" calcext:value-type="float">
            <text:p>174.17667</text:p>
          </table:table-cell>
          <table:table-cell office:value-type="float" office:value="170.70392" calcext:value-type="float">
            <text:p>170.70392</text:p>
          </table:table-cell>
          <table:table-cell office:value-type="float" office:value="173.89472" calcext:value-type="float">
            <text:p>173.89472</text:p>
          </table:table-cell>
          <table:table-cell office:value-type="float" office:value="173.42134" calcext:value-type="float">
            <text:p>173.42134</text:p>
          </table:table-cell>
          <table:table-cell office:value-type="float" office:value="24.83032" calcext:value-type="float">
            <text:p>24.8303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27.00333" calcext:value-type="float">
            <text:p>27.00333</text:p>
          </table:table-cell>
          <table:table-cell office:value-type="float" office:value="159.4357" calcext:value-type="float">
            <text:p>159.4357</text:p>
          </table:table-cell>
          <table:table-cell office:value-type="float" office:value="170.75591" calcext:value-type="float">
            <text:p>170.75591</text:p>
          </table:table-cell>
          <table:table-cell office:value-type="float" office:value="174.14229" calcext:value-type="float">
            <text:p>174.14229</text:p>
          </table:table-cell>
          <table:table-cell office:value-type="float" office:value="170.66216" calcext:value-type="float">
            <text:p>170.66216</text:p>
          </table:table-cell>
          <table:table-cell office:value-type="float" office:value="174.06291" calcext:value-type="float">
            <text:p>174.06291</text:p>
          </table:table-cell>
          <table:table-cell office:value-type="float" office:value="173.41859" calcext:value-type="float">
            <text:p>173.41859</text:p>
          </table:table-cell>
          <table:table-cell office:value-type="float" office:value="24.763" calcext:value-type="float">
            <text:p>24.76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26.93063" calcext:value-type="float">
            <text:p>26.93063</text:p>
          </table:table-cell>
          <table:table-cell office:value-type="float" office:value="159.76704" calcext:value-type="float">
            <text:p>159.76704</text:p>
          </table:table-cell>
          <table:table-cell office:value-type="float" office:value="170.60475" calcext:value-type="float">
            <text:p>170.60475</text:p>
          </table:table-cell>
          <table:table-cell office:value-type="float" office:value="174.09731" calcext:value-type="float">
            <text:p>174.09731</text:p>
          </table:table-cell>
          <table:table-cell office:value-type="float" office:value="170.65497" calcext:value-type="float">
            <text:p>170.65497</text:p>
          </table:table-cell>
          <table:table-cell office:value-type="float" office:value="174.24334" calcext:value-type="float">
            <text:p>174.24334</text:p>
          </table:table-cell>
          <table:table-cell office:value-type="float" office:value="173.41525" calcext:value-type="float">
            <text:p>173.41525</text:p>
          </table:table-cell>
          <table:table-cell office:value-type="float" office:value="24.71591" calcext:value-type="float">
            <text:p>24.7159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26.86498" calcext:value-type="float">
            <text:p>26.86498</text:p>
          </table:table-cell>
          <table:table-cell office:value-type="float" office:value="160.17183" calcext:value-type="float">
            <text:p>160.17183</text:p>
          </table:table-cell>
          <table:table-cell office:value-type="float" office:value="170.43852" calcext:value-type="float">
            <text:p>170.43852</text:p>
          </table:table-cell>
          <table:table-cell office:value-type="float" office:value="174.03925" calcext:value-type="float">
            <text:p>174.03925</text:p>
          </table:table-cell>
          <table:table-cell office:value-type="float" office:value="170.68291" calcext:value-type="float">
            <text:p>170.68291</text:p>
          </table:table-cell>
          <table:table-cell office:value-type="float" office:value="174.42961" calcext:value-type="float">
            <text:p>174.42961</text:p>
          </table:table-cell>
          <table:table-cell office:value-type="float" office:value="173.41169" calcext:value-type="float">
            <text:p>173.41169</text:p>
          </table:table-cell>
          <table:table-cell office:value-type="float" office:value="24.68669" calcext:value-type="float">
            <text:p>24.6866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26.81713" calcext:value-type="float">
            <text:p>26.81713</text:p>
          </table:table-cell>
          <table:table-cell office:value-type="float" office:value="160.51665" calcext:value-type="float">
            <text:p>160.51665</text:p>
          </table:table-cell>
          <table:table-cell office:value-type="float" office:value="170.26411" calcext:value-type="float">
            <text:p>170.26411</text:p>
          </table:table-cell>
          <table:table-cell office:value-type="float" office:value="173.96748" calcext:value-type="float">
            <text:p>173.96748</text:p>
          </table:table-cell>
          <table:table-cell office:value-type="float" office:value="170.74463" calcext:value-type="float">
            <text:p>170.74463</text:p>
          </table:table-cell>
          <table:table-cell office:value-type="float" office:value="174.61652" calcext:value-type="float">
            <text:p>174.61652</text:p>
          </table:table-cell>
          <table:table-cell office:value-type="float" office:value="173.40828" calcext:value-type="float">
            <text:p>173.40828</text:p>
          </table:table-cell>
          <table:table-cell office:value-type="float" office:value="24.67174" calcext:value-type="float">
            <text:p>24.6717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26.77923" calcext:value-type="float">
            <text:p>26.77923</text:p>
          </table:table-cell>
          <table:table-cell office:value-type="float" office:value="160.82643" calcext:value-type="float">
            <text:p>160.82643</text:p>
          </table:table-cell>
          <table:table-cell office:value-type="float" office:value="170.08678" calcext:value-type="float">
            <text:p>170.08678</text:p>
          </table:table-cell>
          <table:table-cell office:value-type="float" office:value="173.88353" calcext:value-type="float">
            <text:p>173.88353</text:p>
          </table:table-cell>
          <table:table-cell office:value-type="float" office:value="170.83727" calcext:value-type="float">
            <text:p>170.83727</text:p>
          </table:table-cell>
          <table:table-cell office:value-type="float" office:value="174.80148" calcext:value-type="float">
            <text:p>174.80148</text:p>
          </table:table-cell>
          <table:table-cell office:value-type="float" office:value="173.40529" calcext:value-type="float">
            <text:p>173.40529</text:p>
          </table:table-cell>
          <table:table-cell office:value-type="float" office:value="24.66682" calcext:value-type="float">
            <text:p>24.6668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26.74704" calcext:value-type="float">
            <text:p>26.74704</text:p>
          </table:table-cell>
          <table:table-cell office:value-type="float" office:value="161.08385" calcext:value-type="float">
            <text:p>161.08385</text:p>
          </table:table-cell>
          <table:table-cell office:value-type="float" office:value="169.91272" calcext:value-type="float">
            <text:p>169.91272</text:p>
          </table:table-cell>
          <table:table-cell office:value-type="float" office:value="173.79033" calcext:value-type="float">
            <text:p>173.79033</text:p>
          </table:table-cell>
          <table:table-cell office:value-type="float" office:value="170.95733" calcext:value-type="float">
            <text:p>170.95733</text:p>
          </table:table-cell>
          <table:table-cell office:value-type="float" office:value="174.97554" calcext:value-type="float">
            <text:p>174.97554</text:p>
          </table:table-cell>
          <table:table-cell office:value-type="float" office:value="173.40258" calcext:value-type="float">
            <text:p>173.40258</text:p>
          </table:table-cell>
          <table:table-cell office:value-type="float" office:value="24.66528" calcext:value-type="float">
            <text:p>24.6652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26.717" calcext:value-type="float">
            <text:p>26.717</text:p>
          </table:table-cell>
          <table:table-cell office:value-type="float" office:value="161.28835" calcext:value-type="float">
            <text:p>161.28835</text:p>
          </table:table-cell>
          <table:table-cell office:value-type="float" office:value="169.74892" calcext:value-type="float">
            <text:p>169.74892</text:p>
          </table:table-cell>
          <table:table-cell office:value-type="float" office:value="173.69226" calcext:value-type="float">
            <text:p>173.69226</text:p>
          </table:table-cell>
          <table:table-cell office:value-type="float" office:value="171.10083" calcext:value-type="float">
            <text:p>171.10083</text:p>
          </table:table-cell>
          <table:table-cell office:value-type="float" office:value="175.13436" calcext:value-type="float">
            <text:p>175.13436</text:p>
          </table:table-cell>
          <table:table-cell office:value-type="float" office:value="173.39981" calcext:value-type="float">
            <text:p>173.39981</text:p>
          </table:table-cell>
          <table:table-cell office:value-type="float" office:value="24.65882" calcext:value-type="float">
            <text:p>24.6588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26.69723" calcext:value-type="float">
            <text:p>26.69723</text:p>
          </table:table-cell>
          <table:table-cell office:value-type="float" office:value="161.40529" calcext:value-type="float">
            <text:p>161.40529</text:p>
          </table:table-cell>
          <table:table-cell office:value-type="float" office:value="169.60289" calcext:value-type="float">
            <text:p>169.60289</text:p>
          </table:table-cell>
          <table:table-cell office:value-type="float" office:value="173.59162" calcext:value-type="float">
            <text:p>173.59162</text:p>
          </table:table-cell>
          <table:table-cell office:value-type="float" office:value="171.26246" calcext:value-type="float">
            <text:p>171.26246</text:p>
          </table:table-cell>
          <table:table-cell office:value-type="float" office:value="175.27351" calcext:value-type="float">
            <text:p>175.27351</text:p>
          </table:table-cell>
          <table:table-cell office:value-type="float" office:value="173.39665" calcext:value-type="float">
            <text:p>173.39665</text:p>
          </table:table-cell>
          <table:table-cell office:value-type="float" office:value="24.64077" calcext:value-type="float">
            <text:p>24.6407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26.69406" calcext:value-type="float">
            <text:p>26.69406</text:p>
          </table:table-cell>
          <table:table-cell office:value-type="float" office:value="161.49152" calcext:value-type="float">
            <text:p>161.49152</text:p>
          </table:table-cell>
          <table:table-cell office:value-type="float" office:value="169.47988" calcext:value-type="float">
            <text:p>169.47988</text:p>
          </table:table-cell>
          <table:table-cell office:value-type="float" office:value="173.4908" calcext:value-type="float">
            <text:p>173.4908</text:p>
          </table:table-cell>
          <table:table-cell office:value-type="float" office:value="171.43774" calcext:value-type="float">
            <text:p>171.43774</text:p>
          </table:table-cell>
          <table:table-cell office:value-type="float" office:value="175.39402" calcext:value-type="float">
            <text:p>175.39402</text:p>
          </table:table-cell>
          <table:table-cell office:value-type="float" office:value="173.3928" calcext:value-type="float">
            <text:p>173.3928</text:p>
          </table:table-cell>
          <table:table-cell office:value-type="float" office:value="24.60837" calcext:value-type="float">
            <text:p>24.6083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26.70386" calcext:value-type="float">
            <text:p>26.70386</text:p>
          </table:table-cell>
          <table:table-cell office:value-type="float" office:value="161.46906" calcext:value-type="float">
            <text:p>161.46906</text:p>
          </table:table-cell>
          <table:table-cell office:value-type="float" office:value="169.38337" calcext:value-type="float">
            <text:p>169.38337</text:p>
          </table:table-cell>
          <table:table-cell office:value-type="float" office:value="173.39138" calcext:value-type="float">
            <text:p>173.39138</text:p>
          </table:table-cell>
          <table:table-cell office:value-type="float" office:value="171.62284" calcext:value-type="float">
            <text:p>171.62284</text:p>
          </table:table-cell>
          <table:table-cell office:value-type="float" office:value="175.48516" calcext:value-type="float">
            <text:p>175.48516</text:p>
          </table:table-cell>
          <table:table-cell office:value-type="float" office:value="173.38817" calcext:value-type="float">
            <text:p>173.38817</text:p>
          </table:table-cell>
          <table:table-cell office:value-type="float" office:value="24.56193" calcext:value-type="float">
            <text:p>24.5619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26.73086" calcext:value-type="float">
            <text:p>26.73086</text:p>
          </table:table-cell>
          <table:table-cell office:value-type="float" office:value="161.3884" calcext:value-type="float">
            <text:p>161.3884</text:p>
          </table:table-cell>
          <table:table-cell office:value-type="float" office:value="169.31177" calcext:value-type="float">
            <text:p>169.31177</text:p>
          </table:table-cell>
          <table:table-cell office:value-type="float" office:value="173.29804" calcext:value-type="float">
            <text:p>173.29804</text:p>
          </table:table-cell>
          <table:table-cell office:value-type="float" office:value="171.81511" calcext:value-type="float">
            <text:p>171.81511</text:p>
          </table:table-cell>
          <table:table-cell office:value-type="float" office:value="175.55032" calcext:value-type="float">
            <text:p>175.55032</text:p>
          </table:table-cell>
          <table:table-cell office:value-type="float" office:value="173.38269" calcext:value-type="float">
            <text:p>173.38269</text:p>
          </table:table-cell>
          <table:table-cell office:value-type="float" office:value="24.50586" calcext:value-type="float">
            <text:p>24.5058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26.76504" calcext:value-type="float">
            <text:p>26.76504</text:p>
          </table:table-cell>
          <table:table-cell office:value-type="float" office:value="161.21873" calcext:value-type="float">
            <text:p>161.21873</text:p>
          </table:table-cell>
          <table:table-cell office:value-type="float" office:value="169.2586" calcext:value-type="float">
            <text:p>169.2586</text:p>
          </table:table-cell>
          <table:table-cell office:value-type="float" office:value="173.21711" calcext:value-type="float">
            <text:p>173.21711</text:p>
          </table:table-cell>
          <table:table-cell office:value-type="float" office:value="172.01272" calcext:value-type="float">
            <text:p>172.01272</text:p>
          </table:table-cell>
          <table:table-cell office:value-type="float" office:value="175.59667" calcext:value-type="float">
            <text:p>175.59667</text:p>
          </table:table-cell>
          <table:table-cell office:value-type="float" office:value="173.37669" calcext:value-type="float">
            <text:p>173.37669</text:p>
          </table:table-cell>
          <table:table-cell office:value-type="float" office:value="24.4395" calcext:value-type="float">
            <text:p>24.439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26.79427" calcext:value-type="float">
            <text:p>26.79427</text:p>
          </table:table-cell>
          <table:table-cell office:value-type="float" office:value="161.08789" calcext:value-type="float">
            <text:p>161.08789</text:p>
          </table:table-cell>
          <table:table-cell office:value-type="float" office:value="169.21102" calcext:value-type="float">
            <text:p>169.21102</text:p>
          </table:table-cell>
          <table:table-cell office:value-type="float" office:value="173.15645" calcext:value-type="float">
            <text:p>173.15645</text:p>
          </table:table-cell>
          <table:table-cell office:value-type="float" office:value="172.21363" calcext:value-type="float">
            <text:p>172.21363</text:p>
          </table:table-cell>
          <table:table-cell office:value-type="float" office:value="175.63993" calcext:value-type="float">
            <text:p>175.63993</text:p>
          </table:table-cell>
          <table:table-cell office:value-type="float" office:value="173.37031" calcext:value-type="float">
            <text:p>173.37031</text:p>
          </table:table-cell>
          <table:table-cell office:value-type="float" office:value="24.35631" calcext:value-type="float">
            <text:p>24.3563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26.81418" calcext:value-type="float">
            <text:p>26.81418</text:p>
          </table:table-cell>
          <table:table-cell office:value-type="float" office:value="160.95717" calcext:value-type="float">
            <text:p>160.95717</text:p>
          </table:table-cell>
          <table:table-cell office:value-type="float" office:value="169.15674" calcext:value-type="float">
            <text:p>169.15674</text:p>
          </table:table-cell>
          <table:table-cell office:value-type="float" office:value="173.12214" calcext:value-type="float">
            <text:p>173.12214</text:p>
          </table:table-cell>
          <table:table-cell office:value-type="float" office:value="172.41606" calcext:value-type="float">
            <text:p>172.41606</text:p>
          </table:table-cell>
          <table:table-cell office:value-type="float" office:value="175.67354" calcext:value-type="float">
            <text:p>175.67354</text:p>
          </table:table-cell>
          <table:table-cell office:value-type="float" office:value="173.36401" calcext:value-type="float">
            <text:p>173.36401</text:p>
          </table:table-cell>
          <table:table-cell office:value-type="float" office:value="24.25186" calcext:value-type="float">
            <text:p>24.2518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26.8244" calcext:value-type="float">
            <text:p>26.8244</text:p>
          </table:table-cell>
          <table:table-cell office:value-type="float" office:value="160.80673" calcext:value-type="float">
            <text:p>160.80673</text:p>
          </table:table-cell>
          <table:table-cell office:value-type="float" office:value="169.08472" calcext:value-type="float">
            <text:p>169.08472</text:p>
          </table:table-cell>
          <table:table-cell office:value-type="float" office:value="173.11581" calcext:value-type="float">
            <text:p>173.11581</text:p>
          </table:table-cell>
          <table:table-cell office:value-type="float" office:value="172.6191" calcext:value-type="float">
            <text:p>172.6191</text:p>
          </table:table-cell>
          <table:table-cell office:value-type="float" office:value="175.70772" calcext:value-type="float">
            <text:p>175.70772</text:p>
          </table:table-cell>
          <table:table-cell office:value-type="float" office:value="173.42338" calcext:value-type="float">
            <text:p>173.42338</text:p>
          </table:table-cell>
          <table:table-cell office:value-type="float" office:value="24.13032" calcext:value-type="float">
            <text:p>24.1303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26.81356" calcext:value-type="float">
            <text:p>26.81356</text:p>
          </table:table-cell>
          <table:table-cell office:value-type="float" office:value="160.5826" calcext:value-type="float">
            <text:p>160.5826</text:p>
          </table:table-cell>
          <table:table-cell office:value-type="float" office:value="168.98892" calcext:value-type="float">
            <text:p>168.98892</text:p>
          </table:table-cell>
          <table:table-cell office:value-type="float" office:value="173.13409" calcext:value-type="float">
            <text:p>173.13409</text:p>
          </table:table-cell>
          <table:table-cell office:value-type="float" office:value="172.82236" calcext:value-type="float">
            <text:p>172.82236</text:p>
          </table:table-cell>
          <table:table-cell office:value-type="float" office:value="175.74801" calcext:value-type="float">
            <text:p>175.74801</text:p>
          </table:table-cell>
          <table:table-cell office:value-type="float" office:value="173.42134" calcext:value-type="float">
            <text:p>173.42134</text:p>
          </table:table-cell>
          <table:table-cell office:value-type="float" office:value="24.00018" calcext:value-type="float">
            <text:p>24.000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26.78876" calcext:value-type="float">
            <text:p>26.78876</text:p>
          </table:table-cell>
          <table:table-cell office:value-type="float" office:value="160.36394" calcext:value-type="float">
            <text:p>160.36394</text:p>
          </table:table-cell>
          <table:table-cell office:value-type="float" office:value="168.86508" calcext:value-type="float">
            <text:p>168.86508</text:p>
          </table:table-cell>
          <table:table-cell office:value-type="float" office:value="173.1724" calcext:value-type="float">
            <text:p>173.1724</text:p>
          </table:table-cell>
          <table:table-cell office:value-type="float" office:value="173.02546" calcext:value-type="float">
            <text:p>173.02546</text:p>
          </table:table-cell>
          <table:table-cell office:value-type="float" office:value="175.81208" calcext:value-type="float">
            <text:p>175.81208</text:p>
          </table:table-cell>
          <table:table-cell office:value-type="float" office:value="173.41859" calcext:value-type="float">
            <text:p>173.41859</text:p>
          </table:table-cell>
          <table:table-cell office:value-type="float" office:value="23.86788" calcext:value-type="float">
            <text:p>23.8678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26.7457" calcext:value-type="float">
            <text:p>26.7457</text:p>
          </table:table-cell>
          <table:table-cell office:value-type="float" office:value="160.12836" calcext:value-type="float">
            <text:p>160.12836</text:p>
          </table:table-cell>
          <table:table-cell office:value-type="float" office:value="168.71285" calcext:value-type="float">
            <text:p>168.71285</text:p>
          </table:table-cell>
          <table:table-cell office:value-type="float" office:value="173.22477" calcext:value-type="float">
            <text:p>173.22477</text:p>
          </table:table-cell>
          <table:table-cell office:value-type="float" office:value="173.22748" calcext:value-type="float">
            <text:p>173.22748</text:p>
          </table:table-cell>
          <table:table-cell office:value-type="float" office:value="175.89847" calcext:value-type="float">
            <text:p>175.89847</text:p>
          </table:table-cell>
          <table:table-cell office:value-type="float" office:value="173.41525" calcext:value-type="float">
            <text:p>173.41525</text:p>
          </table:table-cell>
          <table:table-cell office:value-type="float" office:value="23.73817" calcext:value-type="float">
            <text:p>23.7381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26.69895" calcext:value-type="float">
            <text:p>26.69895</text:p>
          </table:table-cell>
          <table:table-cell office:value-type="float" office:value="159.85355" calcext:value-type="float">
            <text:p>159.85355</text:p>
          </table:table-cell>
          <table:table-cell office:value-type="float" office:value="168.5321" calcext:value-type="float">
            <text:p>168.5321</text:p>
          </table:table-cell>
          <table:table-cell office:value-type="float" office:value="173.28572" calcext:value-type="float">
            <text:p>173.28572</text:p>
          </table:table-cell>
          <table:table-cell office:value-type="float" office:value="173.42832" calcext:value-type="float">
            <text:p>173.42832</text:p>
          </table:table-cell>
          <table:table-cell office:value-type="float" office:value="175.99833" calcext:value-type="float">
            <text:p>175.99833</text:p>
          </table:table-cell>
          <table:table-cell office:value-type="float" office:value="173.41169" calcext:value-type="float">
            <text:p>173.41169</text:p>
          </table:table-cell>
          <table:table-cell office:value-type="float" office:value="23.61214" calcext:value-type="float">
            <text:p>23.6121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26.63471" calcext:value-type="float">
            <text:p>26.63471</text:p>
          </table:table-cell>
          <table:table-cell office:value-type="float" office:value="159.47116" calcext:value-type="float">
            <text:p>159.47116</text:p>
          </table:table-cell>
          <table:table-cell office:value-type="float" office:value="168.32485" calcext:value-type="float">
            <text:p>168.32485</text:p>
          </table:table-cell>
          <table:table-cell office:value-type="float" office:value="173.34928" calcext:value-type="float">
            <text:p>173.34928</text:p>
          </table:table-cell>
          <table:table-cell office:value-type="float" office:value="173.62754" calcext:value-type="float">
            <text:p>173.62754</text:p>
          </table:table-cell>
          <table:table-cell office:value-type="float" office:value="176.09816" calcext:value-type="float">
            <text:p>176.09816</text:p>
          </table:table-cell>
          <table:table-cell office:value-type="float" office:value="173.40828" calcext:value-type="float">
            <text:p>173.40828</text:p>
          </table:table-cell>
          <table:table-cell office:value-type="float" office:value="23.48446" calcext:value-type="float">
            <text:p>23.4844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26.56612" calcext:value-type="float">
            <text:p>26.56612</text:p>
          </table:table-cell>
          <table:table-cell office:value-type="float" office:value="159.04892" calcext:value-type="float">
            <text:p>159.04892</text:p>
          </table:table-cell>
          <table:table-cell office:value-type="float" office:value="168.09611" calcext:value-type="float">
            <text:p>168.09611</text:p>
          </table:table-cell>
          <table:table-cell office:value-type="float" office:value="173.41039" calcext:value-type="float">
            <text:p>173.41039</text:p>
          </table:table-cell>
          <table:table-cell office:value-type="float" office:value="173.82486" calcext:value-type="float">
            <text:p>173.82486</text:p>
          </table:table-cell>
          <table:table-cell office:value-type="float" office:value="176.1919" calcext:value-type="float">
            <text:p>176.1919</text:p>
          </table:table-cell>
          <table:table-cell office:value-type="float" office:value="173.40529" calcext:value-type="float">
            <text:p>173.40529</text:p>
          </table:table-cell>
          <table:table-cell office:value-type="float" office:value="23.35358" calcext:value-type="float">
            <text:p>23.3535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26.49182" calcext:value-type="float">
            <text:p>26.49182</text:p>
          </table:table-cell>
          <table:table-cell office:value-type="float" office:value="158.60175" calcext:value-type="float">
            <text:p>158.60175</text:p>
          </table:table-cell>
          <table:table-cell office:value-type="float" office:value="167.86354" calcext:value-type="float">
            <text:p>167.86354</text:p>
          </table:table-cell>
          <table:table-cell office:value-type="float" office:value="173.46127" calcext:value-type="float">
            <text:p>173.46127</text:p>
          </table:table-cell>
          <table:table-cell office:value-type="float" office:value="174.0192" calcext:value-type="float">
            <text:p>174.0192</text:p>
          </table:table-cell>
          <table:table-cell office:value-type="float" office:value="176.27225" calcext:value-type="float">
            <text:p>176.27225</text:p>
          </table:table-cell>
          <table:table-cell office:value-type="float" office:value="173.40258" calcext:value-type="float">
            <text:p>173.40258</text:p>
          </table:table-cell>
          <table:table-cell office:value-type="float" office:value="23.22961" calcext:value-type="float">
            <text:p>23.2296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26.42382" calcext:value-type="float">
            <text:p>26.42382</text:p>
          </table:table-cell>
          <table:table-cell office:value-type="float" office:value="158.14479" calcext:value-type="float">
            <text:p>158.14479</text:p>
          </table:table-cell>
          <table:table-cell office:value-type="float" office:value="167.64219" calcext:value-type="float">
            <text:p>167.64219</text:p>
          </table:table-cell>
          <table:table-cell office:value-type="float" office:value="173.49603" calcext:value-type="float">
            <text:p>173.49603</text:p>
          </table:table-cell>
          <table:table-cell office:value-type="float" office:value="174.20918" calcext:value-type="float">
            <text:p>174.20918</text:p>
          </table:table-cell>
          <table:table-cell office:value-type="float" office:value="176.34587" calcext:value-type="float">
            <text:p>176.34587</text:p>
          </table:table-cell>
          <table:table-cell office:value-type="float" office:value="173.39981" calcext:value-type="float">
            <text:p>173.39981</text:p>
          </table:table-cell>
          <table:table-cell office:value-type="float" office:value="23.12609" calcext:value-type="float">
            <text:p>23.1260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26.35969" calcext:value-type="float">
            <text:p>26.35969</text:p>
          </table:table-cell>
          <table:table-cell office:value-type="float" office:value="157.65352" calcext:value-type="float">
            <text:p>157.65352</text:p>
          </table:table-cell>
          <table:table-cell office:value-type="float" office:value="167.44186" calcext:value-type="float">
            <text:p>167.44186</text:p>
          </table:table-cell>
          <table:table-cell office:value-type="float" office:value="173.51196" calcext:value-type="float">
            <text:p>173.51196</text:p>
          </table:table-cell>
          <table:table-cell office:value-type="float" office:value="174.39339" calcext:value-type="float">
            <text:p>174.39339</text:p>
          </table:table-cell>
          <table:table-cell office:value-type="float" office:value="176.39813" calcext:value-type="float">
            <text:p>176.39813</text:p>
          </table:table-cell>
          <table:table-cell office:value-type="float" office:value="173.39665" calcext:value-type="float">
            <text:p>173.39665</text:p>
          </table:table-cell>
          <table:table-cell office:value-type="float" office:value="23.05002" calcext:value-type="float">
            <text:p>23.0500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26.31264" calcext:value-type="float">
            <text:p>26.31264</text:p>
          </table:table-cell>
          <table:table-cell office:value-type="float" office:value="157.19276" calcext:value-type="float">
            <text:p>157.19276</text:p>
          </table:table-cell>
          <table:table-cell office:value-type="float" office:value="167.26159" calcext:value-type="float">
            <text:p>167.26159</text:p>
          </table:table-cell>
          <table:table-cell office:value-type="float" office:value="173.51275" calcext:value-type="float">
            <text:p>173.51275</text:p>
          </table:table-cell>
          <table:table-cell office:value-type="float" office:value="174.57077" calcext:value-type="float">
            <text:p>174.57077</text:p>
          </table:table-cell>
          <table:table-cell office:value-type="float" office:value="176.41996" calcext:value-type="float">
            <text:p>176.41996</text:p>
          </table:table-cell>
          <table:table-cell office:value-type="float" office:value="173.3928" calcext:value-type="float">
            <text:p>173.3928</text:p>
          </table:table-cell>
          <table:table-cell office:value-type="float" office:value="23.00064" calcext:value-type="float">
            <text:p>23.0006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26.2672" calcext:value-type="float">
            <text:p>26.2672</text:p>
          </table:table-cell>
          <table:table-cell office:value-type="float" office:value="156.71381" calcext:value-type="float">
            <text:p>156.71381</text:p>
          </table:table-cell>
          <table:table-cell office:value-type="float" office:value="167.102" calcext:value-type="float">
            <text:p>167.102</text:p>
          </table:table-cell>
          <table:table-cell office:value-type="float" office:value="173.50211" calcext:value-type="float">
            <text:p>173.50211</text:p>
          </table:table-cell>
          <table:table-cell office:value-type="float" office:value="174.7409" calcext:value-type="float">
            <text:p>174.7409</text:p>
          </table:table-cell>
          <table:table-cell office:value-type="float" office:value="176.40645" calcext:value-type="float">
            <text:p>176.40645</text:p>
          </table:table-cell>
          <table:table-cell office:value-type="float" office:value="173.38817" calcext:value-type="float">
            <text:p>173.38817</text:p>
          </table:table-cell>
          <table:table-cell office:value-type="float" office:value="22.97124" calcext:value-type="float">
            <text:p>22.971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26.22576" calcext:value-type="float">
            <text:p>26.22576</text:p>
          </table:table-cell>
          <table:table-cell office:value-type="float" office:value="156.27119" calcext:value-type="float">
            <text:p>156.27119</text:p>
          </table:table-cell>
          <table:table-cell office:value-type="float" office:value="166.96415" calcext:value-type="float">
            <text:p>166.96415</text:p>
          </table:table-cell>
          <table:table-cell office:value-type="float" office:value="173.48408" calcext:value-type="float">
            <text:p>173.48408</text:p>
          </table:table-cell>
          <table:table-cell office:value-type="float" office:value="174.90328" calcext:value-type="float">
            <text:p>174.90328</text:p>
          </table:table-cell>
          <table:table-cell office:value-type="float" office:value="176.3605" calcext:value-type="float">
            <text:p>176.3605</text:p>
          </table:table-cell>
          <table:table-cell office:value-type="float" office:value="173.38269" calcext:value-type="float">
            <text:p>173.38269</text:p>
          </table:table-cell>
          <table:table-cell office:value-type="float" office:value="22.95941" calcext:value-type="float">
            <text:p>22.9594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26.17928" calcext:value-type="float">
            <text:p>26.17928</text:p>
          </table:table-cell>
          <table:table-cell office:value-type="float" office:value="155.86145" calcext:value-type="float">
            <text:p>155.86145</text:p>
          </table:table-cell>
          <table:table-cell office:value-type="float" office:value="166.84814" calcext:value-type="float">
            <text:p>166.84814</text:p>
          </table:table-cell>
          <table:table-cell office:value-type="float" office:value="173.46363" calcext:value-type="float">
            <text:p>173.46363</text:p>
          </table:table-cell>
          <table:table-cell office:value-type="float" office:value="175.05661" calcext:value-type="float">
            <text:p>175.05661</text:p>
          </table:table-cell>
          <table:table-cell office:value-type="float" office:value="176.28621" calcext:value-type="float">
            <text:p>176.28621</text:p>
          </table:table-cell>
          <table:table-cell office:value-type="float" office:value="173.37669" calcext:value-type="float">
            <text:p>173.37669</text:p>
          </table:table-cell>
          <table:table-cell office:value-type="float" office:value="22.96586" calcext:value-type="float">
            <text:p>22.9658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26.13884" calcext:value-type="float">
            <text:p>26.13884</text:p>
          </table:table-cell>
          <table:table-cell office:value-type="float" office:value="155.52438" calcext:value-type="float">
            <text:p>155.52438</text:p>
          </table:table-cell>
          <table:table-cell office:value-type="float" office:value="166.7524" calcext:value-type="float">
            <text:p>166.7524</text:p>
          </table:table-cell>
          <table:table-cell office:value-type="float" office:value="173.44616" calcext:value-type="float">
            <text:p>173.44616</text:p>
          </table:table-cell>
          <table:table-cell office:value-type="float" office:value="175.19969" calcext:value-type="float">
            <text:p>175.19969</text:p>
          </table:table-cell>
          <table:table-cell office:value-type="float" office:value="176.18297" calcext:value-type="float">
            <text:p>176.18297</text:p>
          </table:table-cell>
          <table:table-cell office:value-type="float" office:value="173.37031" calcext:value-type="float">
            <text:p>173.37031</text:p>
          </table:table-cell>
          <table:table-cell office:value-type="float" office:value="22.98921" calcext:value-type="float">
            <text:p>22.9892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26.10065" calcext:value-type="float">
            <text:p>26.10065</text:p>
          </table:table-cell>
          <table:table-cell office:value-type="float" office:value="155.19196" calcext:value-type="float">
            <text:p>155.19196</text:p>
          </table:table-cell>
          <table:table-cell office:value-type="float" office:value="166.67424" calcext:value-type="float">
            <text:p>166.67424</text:p>
          </table:table-cell>
          <table:table-cell office:value-type="float" office:value="173.43427" calcext:value-type="float">
            <text:p>173.43427</text:p>
          </table:table-cell>
          <table:table-cell office:value-type="float" office:value="175.33022" calcext:value-type="float">
            <text:p>175.33022</text:p>
          </table:table-cell>
          <table:table-cell office:value-type="float" office:value="176.0563" calcext:value-type="float">
            <text:p>176.0563</text:p>
          </table:table-cell>
          <table:table-cell office:value-type="float" office:value="173.36401" calcext:value-type="float">
            <text:p>173.36401</text:p>
          </table:table-cell>
          <table:table-cell office:value-type="float" office:value="23.02241" calcext:value-type="float">
            <text:p>23.0224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26.07031" calcext:value-type="float">
            <text:p>26.07031</text:p>
          </table:table-cell>
          <table:table-cell office:value-type="float" office:value="154.8544" calcext:value-type="float">
            <text:p>154.8544</text:p>
          </table:table-cell>
          <table:table-cell office:value-type="float" office:value="166.60751" calcext:value-type="float">
            <text:p>166.60751</text:p>
          </table:table-cell>
          <table:table-cell office:value-type="float" office:value="173.43203" calcext:value-type="float">
            <text:p>173.43203</text:p>
          </table:table-cell>
          <table:table-cell office:value-type="float" office:value="175.4456" calcext:value-type="float">
            <text:p>175.4456</text:p>
          </table:table-cell>
          <table:table-cell office:value-type="float" office:value="175.91926" calcext:value-type="float">
            <text:p>175.91926</text:p>
          </table:table-cell>
          <table:table-cell office:value-type="float" office:value="173.42338" calcext:value-type="float">
            <text:p>173.42338</text:p>
          </table:table-cell>
          <table:table-cell office:value-type="float" office:value="23.05084" calcext:value-type="float">
            <text:p>23.0508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26.03994" calcext:value-type="float">
            <text:p>26.03994</text:p>
          </table:table-cell>
          <table:table-cell office:value-type="float" office:value="154.52289" calcext:value-type="float">
            <text:p>154.52289</text:p>
          </table:table-cell>
          <table:table-cell office:value-type="float" office:value="166.54795" calcext:value-type="float">
            <text:p>166.54795</text:p>
          </table:table-cell>
          <table:table-cell office:value-type="float" office:value="173.44184" calcext:value-type="float">
            <text:p>173.44184</text:p>
          </table:table-cell>
          <table:table-cell office:value-type="float" office:value="175.5428" calcext:value-type="float">
            <text:p>175.5428</text:p>
          </table:table-cell>
          <table:table-cell office:value-type="float" office:value="175.79848" calcext:value-type="float">
            <text:p>175.79848</text:p>
          </table:table-cell>
          <table:table-cell office:value-type="float" office:value="173.49766" calcext:value-type="float">
            <text:p>173.49766</text:p>
          </table:table-cell>
          <table:table-cell office:value-type="float" office:value="23.0595" calcext:value-type="float">
            <text:p>23.059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26.01194" calcext:value-type="float">
            <text:p>26.01194</text:p>
          </table:table-cell>
          <table:table-cell office:value-type="float" office:value="154.23622" calcext:value-type="float">
            <text:p>154.23622</text:p>
          </table:table-cell>
          <table:table-cell office:value-type="float" office:value="166.49209" calcext:value-type="float">
            <text:p>166.49209</text:p>
          </table:table-cell>
          <table:table-cell office:value-type="float" office:value="173.46487" calcext:value-type="float">
            <text:p>173.46487</text:p>
          </table:table-cell>
          <table:table-cell office:value-type="float" office:value="175.61939" calcext:value-type="float">
            <text:p>175.61939</text:p>
          </table:table-cell>
          <table:table-cell office:value-type="float" office:value="175.70462" calcext:value-type="float">
            <text:p>175.70462</text:p>
          </table:table-cell>
          <table:table-cell office:value-type="float" office:value="173.56399" calcext:value-type="float">
            <text:p>173.56399</text:p>
          </table:table-cell>
          <table:table-cell office:value-type="float" office:value="23.03754" calcext:value-type="float">
            <text:p>23.0375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25.98657" calcext:value-type="float">
            <text:p>25.98657</text:p>
          </table:table-cell>
          <table:table-cell office:value-type="float" office:value="153.94778" calcext:value-type="float">
            <text:p>153.94778</text:p>
          </table:table-cell>
          <table:table-cell office:value-type="float" office:value="166.44022" calcext:value-type="float">
            <text:p>166.44022</text:p>
          </table:table-cell>
          <table:table-cell office:value-type="float" office:value="173.49621" calcext:value-type="float">
            <text:p>173.49621</text:p>
          </table:table-cell>
          <table:table-cell office:value-type="float" office:value="175.67416" calcext:value-type="float">
            <text:p>175.67416</text:p>
          </table:table-cell>
          <table:table-cell office:value-type="float" office:value="175.63947" calcext:value-type="float">
            <text:p>175.63947</text:p>
          </table:table-cell>
          <table:table-cell office:value-type="float" office:value="173.62119" calcext:value-type="float">
            <text:p>173.62119</text:p>
          </table:table-cell>
          <table:table-cell office:value-type="float" office:value="22.98544" calcext:value-type="float">
            <text:p>22.9854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25.9712" calcext:value-type="float">
            <text:p>25.9712</text:p>
          </table:table-cell>
          <table:table-cell office:value-type="float" office:value="153.67357" calcext:value-type="float">
            <text:p>153.67357</text:p>
          </table:table-cell>
          <table:table-cell office:value-type="float" office:value="166.39291" calcext:value-type="float">
            <text:p>166.39291</text:p>
          </table:table-cell>
          <table:table-cell office:value-type="float" office:value="173.52923" calcext:value-type="float">
            <text:p>173.52923</text:p>
          </table:table-cell>
          <table:table-cell office:value-type="float" office:value="175.70683" calcext:value-type="float">
            <text:p>175.70683</text:p>
          </table:table-cell>
          <table:table-cell office:value-type="float" office:value="175.5757" calcext:value-type="float">
            <text:p>175.5757</text:p>
          </table:table-cell>
          <table:table-cell office:value-type="float" office:value="173.66837" calcext:value-type="float">
            <text:p>173.66837</text:p>
          </table:table-cell>
          <table:table-cell office:value-type="float" office:value="22.90788" calcext:value-type="float">
            <text:p>22.9078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25.96716" calcext:value-type="float">
            <text:p>25.96716</text:p>
          </table:table-cell>
          <table:table-cell office:value-type="float" office:value="153.38474" calcext:value-type="float">
            <text:p>153.38474</text:p>
          </table:table-cell>
          <table:table-cell office:value-type="float" office:value="166.35032" calcext:value-type="float">
            <text:p>166.35032</text:p>
          </table:table-cell>
          <table:table-cell office:value-type="float" office:value="173.55765" calcext:value-type="float">
            <text:p>173.55765</text:p>
          </table:table-cell>
          <table:table-cell office:value-type="float" office:value="175.71747" calcext:value-type="float">
            <text:p>175.71747</text:p>
          </table:table-cell>
          <table:table-cell office:value-type="float" office:value="175.52118" calcext:value-type="float">
            <text:p>175.52118</text:p>
          </table:table-cell>
          <table:table-cell office:value-type="float" office:value="173.70494" calcext:value-type="float">
            <text:p>173.70494</text:p>
          </table:table-cell>
          <table:table-cell office:value-type="float" office:value="22.79898" calcext:value-type="float">
            <text:p>22.7989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25.97308" calcext:value-type="float">
            <text:p>25.97308</text:p>
          </table:table-cell>
          <table:table-cell office:value-type="float" office:value="153.08708" calcext:value-type="float">
            <text:p>153.08708</text:p>
          </table:table-cell>
          <table:table-cell office:value-type="float" office:value="166.31344" calcext:value-type="float">
            <text:p>166.31344</text:p>
          </table:table-cell>
          <table:table-cell office:value-type="float" office:value="173.57609" calcext:value-type="float">
            <text:p>173.57609</text:p>
          </table:table-cell>
          <table:table-cell office:value-type="float" office:value="175.70573" calcext:value-type="float">
            <text:p>175.70573</text:p>
          </table:table-cell>
          <table:table-cell office:value-type="float" office:value="175.47126" calcext:value-type="float">
            <text:p>175.47126</text:p>
          </table:table-cell>
          <table:table-cell office:value-type="float" office:value="173.73047" calcext:value-type="float">
            <text:p>173.73047</text:p>
          </table:table-cell>
          <table:table-cell office:value-type="float" office:value="22.64412" calcext:value-type="float">
            <text:p>22.6441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25.98459" calcext:value-type="float">
            <text:p>25.98459</text:p>
          </table:table-cell>
          <table:table-cell office:value-type="float" office:value="152.77501" calcext:value-type="float">
            <text:p>152.77501</text:p>
          </table:table-cell>
          <table:table-cell office:value-type="float" office:value="166.28435" calcext:value-type="float">
            <text:p>166.28435</text:p>
          </table:table-cell>
          <table:table-cell office:value-type="float" office:value="173.58201" calcext:value-type="float">
            <text:p>173.58201</text:p>
          </table:table-cell>
          <table:table-cell office:value-type="float" office:value="175.67214" calcext:value-type="float">
            <text:p>175.67214</text:p>
          </table:table-cell>
          <table:table-cell office:value-type="float" office:value="175.42942" calcext:value-type="float">
            <text:p>175.42942</text:p>
          </table:table-cell>
          <table:table-cell office:value-type="float" office:value="173.75321" calcext:value-type="float">
            <text:p>173.75321</text:p>
          </table:table-cell>
          <table:table-cell office:value-type="float" office:value="22.43524" calcext:value-type="float">
            <text:p>22.4352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25.99913" calcext:value-type="float">
            <text:p>25.99913</text:p>
          </table:table-cell>
          <table:table-cell office:value-type="float" office:value="152.50179" calcext:value-type="float">
            <text:p>152.50179</text:p>
          </table:table-cell>
          <table:table-cell office:value-type="float" office:value="166.26709" calcext:value-type="float">
            <text:p>166.26709</text:p>
          </table:table-cell>
          <table:table-cell office:value-type="float" office:value="173.57669" calcext:value-type="float">
            <text:p>173.57669</text:p>
          </table:table-cell>
          <table:table-cell office:value-type="float" office:value="175.61888" calcext:value-type="float">
            <text:p>175.61888</text:p>
          </table:table-cell>
          <table:table-cell office:value-type="float" office:value="175.39047" calcext:value-type="float">
            <text:p>175.39047</text:p>
          </table:table-cell>
          <table:table-cell office:value-type="float" office:value="173.77739" calcext:value-type="float">
            <text:p>173.77739</text:p>
          </table:table-cell>
          <table:table-cell office:value-type="float" office:value="22.17261" calcext:value-type="float">
            <text:p>22.1726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26.01631" calcext:value-type="float">
            <text:p>26.01631</text:p>
          </table:table-cell>
          <table:table-cell office:value-type="float" office:value="152.26485" calcext:value-type="float">
            <text:p>152.26485</text:p>
          </table:table-cell>
          <table:table-cell office:value-type="float" office:value="166.26397" calcext:value-type="float">
            <text:p>166.26397</text:p>
          </table:table-cell>
          <table:table-cell office:value-type="float" office:value="173.56266" calcext:value-type="float">
            <text:p>173.56266</text:p>
          </table:table-cell>
          <table:table-cell office:value-type="float" office:value="175.54909" calcext:value-type="float">
            <text:p>175.54909</text:p>
          </table:table-cell>
          <table:table-cell office:value-type="float" office:value="175.35859" calcext:value-type="float">
            <text:p>175.35859</text:p>
          </table:table-cell>
          <table:table-cell office:value-type="float" office:value="173.80205" calcext:value-type="float">
            <text:p>173.80205</text:p>
          </table:table-cell>
          <table:table-cell office:value-type="float" office:value="21.863" calcext:value-type="float">
            <text:p>21.86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26.04066" calcext:value-type="float">
            <text:p>26.04066</text:p>
          </table:table-cell>
          <table:table-cell office:value-type="float" office:value="152.04417" calcext:value-type="float">
            <text:p>152.04417</text:p>
          </table:table-cell>
          <table:table-cell office:value-type="float" office:value="166.27711" calcext:value-type="float">
            <text:p>166.27711</text:p>
          </table:table-cell>
          <table:table-cell office:value-type="float" office:value="173.54312" calcext:value-type="float">
            <text:p>173.54312</text:p>
          </table:table-cell>
          <table:table-cell office:value-type="float" office:value="175.4667" calcext:value-type="float">
            <text:p>175.4667</text:p>
          </table:table-cell>
          <table:table-cell office:value-type="float" office:value="175.32911" calcext:value-type="float">
            <text:p>175.32911</text:p>
          </table:table-cell>
          <table:table-cell office:value-type="float" office:value="173.82576" calcext:value-type="float">
            <text:p>173.82576</text:p>
          </table:table-cell>
          <table:table-cell office:value-type="float" office:value="21.51983" calcext:value-type="float">
            <text:p>21.5198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26.07093" calcext:value-type="float">
            <text:p>26.07093</text:p>
          </table:table-cell>
          <table:table-cell office:value-type="float" office:value="151.79964" calcext:value-type="float">
            <text:p>151.79964</text:p>
          </table:table-cell>
          <table:table-cell office:value-type="float" office:value="166.30837" calcext:value-type="float">
            <text:p>166.30837</text:p>
          </table:table-cell>
          <table:table-cell office:value-type="float" office:value="173.52034" calcext:value-type="float">
            <text:p>173.52034</text:p>
          </table:table-cell>
          <table:table-cell office:value-type="float" office:value="175.37545" calcext:value-type="float">
            <text:p>175.37545</text:p>
          </table:table-cell>
          <table:table-cell office:value-type="float" office:value="175.29007" calcext:value-type="float">
            <text:p>175.29007</text:p>
          </table:table-cell>
          <table:table-cell office:value-type="float" office:value="173.84689" calcext:value-type="float">
            <text:p>173.84689</text:p>
          </table:table-cell>
          <table:table-cell office:value-type="float" office:value="21.15771" calcext:value-type="float">
            <text:p>21.1577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26.10019" calcext:value-type="float">
            <text:p>26.10019</text:p>
          </table:table-cell>
          <table:table-cell office:value-type="float" office:value="151.57686" calcext:value-type="float">
            <text:p>151.57686</text:p>
          </table:table-cell>
          <table:table-cell office:value-type="float" office:value="166.3592" calcext:value-type="float">
            <text:p>166.3592</text:p>
          </table:table-cell>
          <table:table-cell office:value-type="float" office:value="173.49687" calcext:value-type="float">
            <text:p>173.49687</text:p>
          </table:table-cell>
          <table:table-cell office:value-type="float" office:value="175.27797" calcext:value-type="float">
            <text:p>175.27797</text:p>
          </table:table-cell>
          <table:table-cell office:value-type="float" office:value="175.23078" calcext:value-type="float">
            <text:p>175.23078</text:p>
          </table:table-cell>
          <table:table-cell office:value-type="float" office:value="173.86363" calcext:value-type="float">
            <text:p>173.86363</text:p>
          </table:table-cell>
          <table:table-cell office:value-type="float" office:value="20.78466" calcext:value-type="float">
            <text:p>20.7846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26.12728" calcext:value-type="float">
            <text:p>26.12728</text:p>
          </table:table-cell>
          <table:table-cell office:value-type="float" office:value="151.41516" calcext:value-type="float">
            <text:p>151.41516</text:p>
          </table:table-cell>
          <table:table-cell office:value-type="float" office:value="166.42803" calcext:value-type="float">
            <text:p>166.42803</text:p>
          </table:table-cell>
          <table:table-cell office:value-type="float" office:value="173.47523" calcext:value-type="float">
            <text:p>173.47523</text:p>
          </table:table-cell>
          <table:table-cell office:value-type="float" office:value="175.17648" calcext:value-type="float">
            <text:p>175.17648</text:p>
          </table:table-cell>
          <table:table-cell office:value-type="float" office:value="175.14344" calcext:value-type="float">
            <text:p>175.14344</text:p>
          </table:table-cell>
          <table:table-cell office:value-type="float" office:value="173.87443" calcext:value-type="float">
            <text:p>173.87443</text:p>
          </table:table-cell>
          <table:table-cell office:value-type="float" office:value="20.40659" calcext:value-type="float">
            <text:p>20.4065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26.13532" calcext:value-type="float">
            <text:p>26.13532</text:p>
          </table:table-cell>
          <table:table-cell office:value-type="float" office:value="151.26907" calcext:value-type="float">
            <text:p>151.26907</text:p>
          </table:table-cell>
          <table:table-cell office:value-type="float" office:value="166.51165" calcext:value-type="float">
            <text:p>166.51165</text:p>
          </table:table-cell>
          <table:table-cell office:value-type="float" office:value="173.45671" calcext:value-type="float">
            <text:p>173.45671</text:p>
          </table:table-cell>
          <table:table-cell office:value-type="float" office:value="175.07238" calcext:value-type="float">
            <text:p>175.07238</text:p>
          </table:table-cell>
          <table:table-cell office:value-type="float" office:value="175.05065" calcext:value-type="float">
            <text:p>175.05065</text:p>
          </table:table-cell>
          <table:table-cell office:value-type="float" office:value="173.87781" calcext:value-type="float">
            <text:p>173.87781</text:p>
          </table:table-cell>
          <table:table-cell office:value-type="float" office:value="20.03526" calcext:value-type="float">
            <text:p>20.0352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26.1313" calcext:value-type="float">
            <text:p>26.1313</text:p>
          </table:table-cell>
          <table:table-cell office:value-type="float" office:value="151.15787" calcext:value-type="float">
            <text:p>151.15787</text:p>
          </table:table-cell>
          <table:table-cell office:value-type="float" office:value="166.60553" calcext:value-type="float">
            <text:p>166.60553</text:p>
          </table:table-cell>
          <table:table-cell office:value-type="float" office:value="173.44162" calcext:value-type="float">
            <text:p>173.44162</text:p>
          </table:table-cell>
          <table:table-cell office:value-type="float" office:value="174.9667" calcext:value-type="float">
            <text:p>174.9667</text:p>
          </table:table-cell>
          <table:table-cell office:value-type="float" office:value="174.96245" calcext:value-type="float">
            <text:p>174.96245</text:p>
          </table:table-cell>
          <table:table-cell office:value-type="float" office:value="173.87274" calcext:value-type="float">
            <text:p>173.87274</text:p>
          </table:table-cell>
          <table:table-cell office:value-type="float" office:value="19.68883" calcext:value-type="float">
            <text:p>19.6888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26.11707" calcext:value-type="float">
            <text:p>26.11707</text:p>
          </table:table-cell>
          <table:table-cell office:value-type="float" office:value="151.08064" calcext:value-type="float">
            <text:p>151.08064</text:p>
          </table:table-cell>
          <table:table-cell office:value-type="float" office:value="166.70474" calcext:value-type="float">
            <text:p>166.70474</text:p>
          </table:table-cell>
          <table:table-cell office:value-type="float" office:value="173.42803" calcext:value-type="float">
            <text:p>173.42803</text:p>
          </table:table-cell>
          <table:table-cell office:value-type="float" office:value="174.86037" calcext:value-type="float">
            <text:p>174.86037</text:p>
          </table:table-cell>
          <table:table-cell office:value-type="float" office:value="174.88882" calcext:value-type="float">
            <text:p>174.88882</text:p>
          </table:table-cell>
          <table:table-cell office:value-type="float" office:value="173.84747" calcext:value-type="float">
            <text:p>173.84747</text:p>
          </table:table-cell>
          <table:table-cell office:value-type="float" office:value="19.3816" calcext:value-type="float">
            <text:p>19.381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26.11647" calcext:value-type="float">
            <text:p>26.11647</text:p>
          </table:table-cell>
          <table:table-cell office:value-type="float" office:value="151.09666" calcext:value-type="float">
            <text:p>151.09666</text:p>
          </table:table-cell>
          <table:table-cell office:value-type="float" office:value="166.80261" calcext:value-type="float">
            <text:p>166.80261</text:p>
          </table:table-cell>
          <table:table-cell office:value-type="float" office:value="173.41291" calcext:value-type="float">
            <text:p>173.41291</text:p>
          </table:table-cell>
          <table:table-cell office:value-type="float" office:value="174.75447" calcext:value-type="float">
            <text:p>174.75447</text:p>
          </table:table-cell>
          <table:table-cell office:value-type="float" office:value="174.82854" calcext:value-type="float">
            <text:p>174.82854</text:p>
          </table:table-cell>
          <table:table-cell office:value-type="float" office:value="173.82304" calcext:value-type="float">
            <text:p>173.82304</text:p>
          </table:table-cell>
          <table:table-cell office:value-type="float" office:value="19.12216" calcext:value-type="float">
            <text:p>19.1221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office:value-type="float" office:value="26.12468" calcext:value-type="float">
            <text:p>26.12468</text:p>
          </table:table-cell>
          <table:table-cell office:value-type="float" office:value="151.17805" calcext:value-type="float">
            <text:p>151.17805</text:p>
          </table:table-cell>
          <table:table-cell office:value-type="float" office:value="166.89597" calcext:value-type="float">
            <text:p>166.89597</text:p>
          </table:table-cell>
          <table:table-cell office:value-type="float" office:value="173.39301" calcext:value-type="float">
            <text:p>173.39301</text:p>
          </table:table-cell>
          <table:table-cell office:value-type="float" office:value="174.64968" calcext:value-type="float">
            <text:p>174.64968</text:p>
          </table:table-cell>
          <table:table-cell office:value-type="float" office:value="174.78445" calcext:value-type="float">
            <text:p>174.78445</text:p>
          </table:table-cell>
          <table:table-cell office:value-type="float" office:value="173.79894" calcext:value-type="float">
            <text:p>173.79894</text:p>
          </table:table-cell>
          <table:table-cell office:value-type="float" office:value="18.90885" calcext:value-type="float">
            <text:p>18.9088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26.13671" calcext:value-type="float">
            <text:p>26.13671</text:p>
          </table:table-cell>
          <table:table-cell office:value-type="float" office:value="151.33029" calcext:value-type="float">
            <text:p>151.33029</text:p>
          </table:table-cell>
          <table:table-cell office:value-type="float" office:value="166.98283" calcext:value-type="float">
            <text:p>166.98283</text:p>
          </table:table-cell>
          <table:table-cell office:value-type="float" office:value="173.3653" calcext:value-type="float">
            <text:p>173.3653</text:p>
          </table:table-cell>
          <table:table-cell office:value-type="float" office:value="174.54492" calcext:value-type="float">
            <text:p>174.54492</text:p>
          </table:table-cell>
          <table:table-cell office:value-type="float" office:value="174.75923" calcext:value-type="float">
            <text:p>174.75923</text:p>
          </table:table-cell>
          <table:table-cell office:value-type="float" office:value="173.77482" calcext:value-type="float">
            <text:p>173.77482</text:p>
          </table:table-cell>
          <table:table-cell office:value-type="float" office:value="18.73508" calcext:value-type="float">
            <text:p>18.7350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26.15486" calcext:value-type="float">
            <text:p>26.15486</text:p>
          </table:table-cell>
          <table:table-cell office:value-type="float" office:value="151.57005" calcext:value-type="float">
            <text:p>151.57005</text:p>
          </table:table-cell>
          <table:table-cell office:value-type="float" office:value="167.061" calcext:value-type="float">
            <text:p>167.061</text:p>
          </table:table-cell>
          <table:table-cell office:value-type="float" office:value="173.32842" calcext:value-type="float">
            <text:p>173.32842</text:p>
          </table:table-cell>
          <table:table-cell office:value-type="float" office:value="174.43828" calcext:value-type="float">
            <text:p>174.43828</text:p>
          </table:table-cell>
          <table:table-cell office:value-type="float" office:value="174.76015" calcext:value-type="float">
            <text:p>174.76015</text:p>
          </table:table-cell>
          <table:table-cell office:value-type="float" office:value="173.75042" calcext:value-type="float">
            <text:p>173.75042</text:p>
          </table:table-cell>
          <table:table-cell office:value-type="float" office:value="18.6006" calcext:value-type="float">
            <text:p>18.600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26.18491" calcext:value-type="float">
            <text:p>26.18491</text:p>
          </table:table-cell>
          <table:table-cell office:value-type="float" office:value="151.86519" calcext:value-type="float">
            <text:p>151.86519</text:p>
          </table:table-cell>
          <table:table-cell office:value-type="float" office:value="167.12632" calcext:value-type="float">
            <text:p>167.12632</text:p>
          </table:table-cell>
          <table:table-cell office:value-type="float" office:value="173.2822" calcext:value-type="float">
            <text:p>173.2822</text:p>
          </table:table-cell>
          <table:table-cell office:value-type="float" office:value="174.32727" calcext:value-type="float">
            <text:p>174.32727</text:p>
          </table:table-cell>
          <table:table-cell office:value-type="float" office:value="174.78363" calcext:value-type="float">
            <text:p>174.78363</text:p>
          </table:table-cell>
          <table:table-cell office:value-type="float" office:value="173.72565" calcext:value-type="float">
            <text:p>173.72565</text:p>
          </table:table-cell>
          <table:table-cell office:value-type="float" office:value="18.50949" calcext:value-type="float">
            <text:p>18.5094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26.22606" calcext:value-type="float">
            <text:p>26.22606</text:p>
          </table:table-cell>
          <table:table-cell office:value-type="float" office:value="152.17155" calcext:value-type="float">
            <text:p>152.17155</text:p>
          </table:table-cell>
          <table:table-cell office:value-type="float" office:value="167.17939" calcext:value-type="float">
            <text:p>167.17939</text:p>
          </table:table-cell>
          <table:table-cell office:value-type="float" office:value="173.22623" calcext:value-type="float">
            <text:p>173.22623</text:p>
          </table:table-cell>
          <table:table-cell office:value-type="float" office:value="174.21061" calcext:value-type="float">
            <text:p>174.21061</text:p>
          </table:table-cell>
          <table:table-cell office:value-type="float" office:value="174.83459" calcext:value-type="float">
            <text:p>174.83459</text:p>
          </table:table-cell>
          <table:table-cell office:value-type="float" office:value="173.69168" calcext:value-type="float">
            <text:p>173.69168</text:p>
          </table:table-cell>
          <table:table-cell office:value-type="float" office:value="18.46277" calcext:value-type="float">
            <text:p>18.4627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26.29998" calcext:value-type="float">
            <text:p>26.29998</text:p>
          </table:table-cell>
          <table:table-cell office:value-type="float" office:value="152.51248" calcext:value-type="float">
            <text:p>152.51248</text:p>
          </table:table-cell>
          <table:table-cell office:value-type="float" office:value="167.22327" calcext:value-type="float">
            <text:p>167.22327</text:p>
          </table:table-cell>
          <table:table-cell office:value-type="float" office:value="173.1605" calcext:value-type="float">
            <text:p>173.1605</text:p>
          </table:table-cell>
          <table:table-cell office:value-type="float" office:value="174.08879" calcext:value-type="float">
            <text:p>174.08879</text:p>
          </table:table-cell>
          <table:table-cell office:value-type="float" office:value="174.90401" calcext:value-type="float">
            <text:p>174.90401</text:p>
          </table:table-cell>
          <table:table-cell office:value-type="float" office:value="173.64346" calcext:value-type="float">
            <text:p>173.64346</text:p>
          </table:table-cell>
          <table:table-cell office:value-type="float" office:value="18.45721" calcext:value-type="float">
            <text:p>18.4572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26.40669" calcext:value-type="float">
            <text:p>26.40669</text:p>
          </table:table-cell>
          <table:table-cell office:value-type="float" office:value="152.88522" calcext:value-type="float">
            <text:p>152.88522</text:p>
          </table:table-cell>
          <table:table-cell office:value-type="float" office:value="167.2611" calcext:value-type="float">
            <text:p>167.2611</text:p>
          </table:table-cell>
          <table:table-cell office:value-type="float" office:value="173.0853" calcext:value-type="float">
            <text:p>173.0853</text:p>
          </table:table-cell>
          <table:table-cell office:value-type="float" office:value="173.963" calcext:value-type="float">
            <text:p>173.963</text:p>
          </table:table-cell>
          <table:table-cell office:value-type="float" office:value="174.93901" calcext:value-type="float">
            <text:p>174.93901</text:p>
          </table:table-cell>
          <table:table-cell office:value-type="float" office:value="173.58089" calcext:value-type="float">
            <text:p>173.58089</text:p>
          </table:table-cell>
          <table:table-cell office:value-type="float" office:value="18.48954" calcext:value-type="float">
            <text:p>18.4895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float" office:value="26.54596" calcext:value-type="float">
            <text:p>26.54596</text:p>
          </table:table-cell>
          <table:table-cell office:value-type="float" office:value="153.27553" calcext:value-type="float">
            <text:p>153.27553</text:p>
          </table:table-cell>
          <table:table-cell office:value-type="float" office:value="167.29372" calcext:value-type="float">
            <text:p>167.29372</text:p>
          </table:table-cell>
          <table:table-cell office:value-type="float" office:value="173.00308" calcext:value-type="float">
            <text:p>173.00308</text:p>
          </table:table-cell>
          <table:table-cell office:value-type="float" office:value="173.83455" calcext:value-type="float">
            <text:p>173.83455</text:p>
          </table:table-cell>
          <table:table-cell office:value-type="float" office:value="174.91013" calcext:value-type="float">
            <text:p>174.91013</text:p>
          </table:table-cell>
          <table:table-cell office:value-type="float" office:value="173.50409" calcext:value-type="float">
            <text:p>173.50409</text:p>
          </table:table-cell>
          <table:table-cell office:value-type="float" office:value="18.55445" calcext:value-type="float">
            <text:p>18.5544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office:value-type="float" office:value="26.6874" calcext:value-type="float">
            <text:p>26.6874</text:p>
          </table:table-cell>
          <table:table-cell office:value-type="float" office:value="153.58832" calcext:value-type="float">
            <text:p>153.58832</text:p>
          </table:table-cell>
          <table:table-cell office:value-type="float" office:value="167.32222" calcext:value-type="float">
            <text:p>167.32222</text:p>
          </table:table-cell>
          <table:table-cell office:value-type="float" office:value="172.91649" calcext:value-type="float">
            <text:p>172.91649</text:p>
          </table:table-cell>
          <table:table-cell office:value-type="float" office:value="173.70411" calcext:value-type="float">
            <text:p>173.70411</text:p>
          </table:table-cell>
          <table:table-cell office:value-type="float" office:value="174.835" calcext:value-type="float">
            <text:p>174.835</text:p>
          </table:table-cell>
          <table:table-cell office:value-type="float" office:value="173.41337" calcext:value-type="float">
            <text:p>173.41337</text:p>
          </table:table-cell>
          <table:table-cell office:value-type="float" office:value="18.64743" calcext:value-type="float">
            <text:p>18.6474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office:value-type="float" office:value="26.82339" calcext:value-type="float">
            <text:p>26.82339</text:p>
          </table:table-cell>
          <table:table-cell office:value-type="float" office:value="153.81612" calcext:value-type="float">
            <text:p>153.81612</text:p>
          </table:table-cell>
          <table:table-cell office:value-type="float" office:value="167.34276" calcext:value-type="float">
            <text:p>167.34276</text:p>
          </table:table-cell>
          <table:table-cell office:value-type="float" office:value="172.82799" calcext:value-type="float">
            <text:p>172.82799</text:p>
          </table:table-cell>
          <table:table-cell office:value-type="float" office:value="173.57219" calcext:value-type="float">
            <text:p>173.57219</text:p>
          </table:table-cell>
          <table:table-cell office:value-type="float" office:value="174.7226" calcext:value-type="float">
            <text:p>174.7226</text:p>
          </table:table-cell>
          <table:table-cell office:value-type="float" office:value="173.30921" calcext:value-type="float">
            <text:p>173.30921</text:p>
          </table:table-cell>
          <table:table-cell office:value-type="float" office:value="18.77131" calcext:value-type="float">
            <text:p>18.771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26.95369" calcext:value-type="float">
            <text:p>26.95369</text:p>
          </table:table-cell>
          <table:table-cell office:value-type="float" office:value="153.93605" calcext:value-type="float">
            <text:p>153.93605</text:p>
          </table:table-cell>
          <table:table-cell office:value-type="float" office:value="167.35109" calcext:value-type="float">
            <text:p>167.35109</text:p>
          </table:table-cell>
          <table:table-cell office:value-type="float" office:value="172.73843" calcext:value-type="float">
            <text:p>172.73843</text:p>
          </table:table-cell>
          <table:table-cell office:value-type="float" office:value="173.43938" calcext:value-type="float">
            <text:p>173.43938</text:p>
          </table:table-cell>
          <table:table-cell office:value-type="float" office:value="174.59488" calcext:value-type="float">
            <text:p>174.59488</text:p>
          </table:table-cell>
          <table:table-cell office:value-type="float" office:value="173.19221" calcext:value-type="float">
            <text:p>173.19221</text:p>
          </table:table-cell>
          <table:table-cell office:value-type="float" office:value="18.92905" calcext:value-type="float">
            <text:p>18.9290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27.07378" calcext:value-type="float">
            <text:p>27.07378</text:p>
          </table:table-cell>
          <table:table-cell office:value-type="float" office:value="153.95912" calcext:value-type="float">
            <text:p>153.95912</text:p>
          </table:table-cell>
          <table:table-cell office:value-type="float" office:value="167.32926" calcext:value-type="float">
            <text:p>167.32926</text:p>
          </table:table-cell>
          <table:table-cell office:value-type="float" office:value="172.65355" calcext:value-type="float">
            <text:p>172.65355</text:p>
          </table:table-cell>
          <table:table-cell office:value-type="float" office:value="173.3061" calcext:value-type="float">
            <text:p>173.3061</text:p>
          </table:table-cell>
          <table:table-cell office:value-type="float" office:value="174.46507" calcext:value-type="float">
            <text:p>174.46507</text:p>
          </table:table-cell>
          <table:table-cell office:value-type="float" office:value="173.06309" calcext:value-type="float">
            <text:p>173.06309</text:p>
          </table:table-cell>
          <table:table-cell office:value-type="float" office:value="19.11407" calcext:value-type="float">
            <text:p>19.1140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27.18844" calcext:value-type="float">
            <text:p>27.18844</text:p>
          </table:table-cell>
          <table:table-cell office:value-type="float" office:value="153.88719" calcext:value-type="float">
            <text:p>153.88719</text:p>
          </table:table-cell>
          <table:table-cell office:value-type="float" office:value="167.27825" calcext:value-type="float">
            <text:p>167.27825</text:p>
          </table:table-cell>
          <table:table-cell office:value-type="float" office:value="172.57292" calcext:value-type="float">
            <text:p>172.57292</text:p>
          </table:table-cell>
          <table:table-cell office:value-type="float" office:value="173.17488" calcext:value-type="float">
            <text:p>173.17488</text:p>
          </table:table-cell>
          <table:table-cell office:value-type="float" office:value="174.33843" calcext:value-type="float">
            <text:p>174.33843</text:p>
          </table:table-cell>
          <table:table-cell office:value-type="float" office:value="172.92266" calcext:value-type="float">
            <text:p>172.92266</text:p>
          </table:table-cell>
          <table:table-cell office:value-type="float" office:value="19.31444" calcext:value-type="float">
            <text:p>19.3144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27.29731" calcext:value-type="float">
            <text:p>27.29731</text:p>
          </table:table-cell>
          <table:table-cell office:value-type="float" office:value="153.72227" calcext:value-type="float">
            <text:p>153.72227</text:p>
          </table:table-cell>
          <table:table-cell office:value-type="float" office:value="167.19362" calcext:value-type="float">
            <text:p>167.19362</text:p>
          </table:table-cell>
          <table:table-cell office:value-type="float" office:value="172.49716" calcext:value-type="float">
            <text:p>172.49716</text:p>
          </table:table-cell>
          <table:table-cell office:value-type="float" office:value="173.04926" calcext:value-type="float">
            <text:p>173.04926</text:p>
          </table:table-cell>
          <table:table-cell office:value-type="float" office:value="174.2136" calcext:value-type="float">
            <text:p>174.2136</text:p>
          </table:table-cell>
          <table:table-cell office:value-type="float" office:value="172.77181" calcext:value-type="float">
            <text:p>172.77181</text:p>
          </table:table-cell>
          <table:table-cell office:value-type="float" office:value="19.52039" calcext:value-type="float">
            <text:p>19.5203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float" office:value="27.40082" calcext:value-type="float">
            <text:p>27.40082</text:p>
          </table:table-cell>
          <table:table-cell office:value-type="float" office:value="153.46989" calcext:value-type="float">
            <text:p>153.46989</text:p>
          </table:table-cell>
          <table:table-cell office:value-type="float" office:value="167.08233" calcext:value-type="float">
            <text:p>167.08233</text:p>
          </table:table-cell>
          <table:table-cell office:value-type="float" office:value="172.42078" calcext:value-type="float">
            <text:p>172.42078</text:p>
          </table:table-cell>
          <table:table-cell office:value-type="float" office:value="172.93332" calcext:value-type="float">
            <text:p>172.93332</text:p>
          </table:table-cell>
          <table:table-cell office:value-type="float" office:value="174.09419" calcext:value-type="float">
            <text:p>174.09419</text:p>
          </table:table-cell>
          <table:table-cell office:value-type="float" office:value="172.6115" calcext:value-type="float">
            <text:p>172.6115</text:p>
          </table:table-cell>
          <table:table-cell office:value-type="float" office:value="19.72278" calcext:value-type="float">
            <text:p>19.7227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27.49646" calcext:value-type="float">
            <text:p>27.49646</text:p>
          </table:table-cell>
          <table:table-cell office:value-type="float" office:value="153.1422" calcext:value-type="float">
            <text:p>153.1422</text:p>
          </table:table-cell>
          <table:table-cell office:value-type="float" office:value="166.93504" calcext:value-type="float">
            <text:p>166.93504</text:p>
          </table:table-cell>
          <table:table-cell office:value-type="float" office:value="172.34471" calcext:value-type="float">
            <text:p>172.34471</text:p>
          </table:table-cell>
          <table:table-cell office:value-type="float" office:value="172.82923" calcext:value-type="float">
            <text:p>172.82923</text:p>
          </table:table-cell>
          <table:table-cell office:value-type="float" office:value="174.01633" calcext:value-type="float">
            <text:p>174.01633</text:p>
          </table:table-cell>
          <table:table-cell office:value-type="float" office:value="172.44278" calcext:value-type="float">
            <text:p>172.44278</text:p>
          </table:table-cell>
          <table:table-cell office:value-type="float" office:value="19.91457" calcext:value-type="float">
            <text:p>19.9145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27.58609" calcext:value-type="float">
            <text:p>27.58609</text:p>
          </table:table-cell>
          <table:table-cell office:value-type="float" office:value="152.74971" calcext:value-type="float">
            <text:p>152.74971</text:p>
          </table:table-cell>
          <table:table-cell office:value-type="float" office:value="166.74822" calcext:value-type="float">
            <text:p>166.74822</text:p>
          </table:table-cell>
          <table:table-cell office:value-type="float" office:value="172.26908" calcext:value-type="float">
            <text:p>172.26908</text:p>
          </table:table-cell>
          <table:table-cell office:value-type="float" office:value="172.73692" calcext:value-type="float">
            <text:p>172.73692</text:p>
          </table:table-cell>
          <table:table-cell office:value-type="float" office:value="173.98842" calcext:value-type="float">
            <text:p>173.98842</text:p>
          </table:table-cell>
          <table:table-cell office:value-type="float" office:value="172.26675" calcext:value-type="float">
            <text:p>172.26675</text:p>
          </table:table-cell>
          <table:table-cell office:value-type="float" office:value="20.09472" calcext:value-type="float">
            <text:p>20.0947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8" calcext:value-type="float">
            <text:p>138</text:p>
          </table:table-cell>
          <table:table-cell office:value-type="float" office:value="27.67625" calcext:value-type="float">
            <text:p>27.67625</text:p>
          </table:table-cell>
          <table:table-cell office:value-type="float" office:value="152.33102" calcext:value-type="float">
            <text:p>152.33102</text:p>
          </table:table-cell>
          <table:table-cell office:value-type="float" office:value="166.50645" calcext:value-type="float">
            <text:p>166.50645</text:p>
          </table:table-cell>
          <table:table-cell office:value-type="float" office:value="172.20066" calcext:value-type="float">
            <text:p>172.20066</text:p>
          </table:table-cell>
          <table:table-cell office:value-type="float" office:value="172.65516" calcext:value-type="float">
            <text:p>172.65516</text:p>
          </table:table-cell>
          <table:table-cell office:value-type="float" office:value="174.00692" calcext:value-type="float">
            <text:p>174.00692</text:p>
          </table:table-cell>
          <table:table-cell office:value-type="float" office:value="172.0846" calcext:value-type="float">
            <text:p>172.0846</text:p>
          </table:table-cell>
          <table:table-cell office:value-type="float" office:value="20.26341" calcext:value-type="float">
            <text:p>20.2634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27.77761" calcext:value-type="float">
            <text:p>27.77761</text:p>
          </table:table-cell>
          <table:table-cell office:value-type="float" office:value="151.9001" calcext:value-type="float">
            <text:p>151.9001</text:p>
          </table:table-cell>
          <table:table-cell office:value-type="float" office:value="166.197" calcext:value-type="float">
            <text:p>166.197</text:p>
          </table:table-cell>
          <table:table-cell office:value-type="float" office:value="172.14905" calcext:value-type="float">
            <text:p>172.14905</text:p>
          </table:table-cell>
          <table:table-cell office:value-type="float" office:value="172.58192" calcext:value-type="float">
            <text:p>172.58192</text:p>
          </table:table-cell>
          <table:table-cell office:value-type="float" office:value="174.0457" calcext:value-type="float">
            <text:p>174.0457</text:p>
          </table:table-cell>
          <table:table-cell office:value-type="float" office:value="171.89763" calcext:value-type="float">
            <text:p>171.89763</text:p>
          </table:table-cell>
          <table:table-cell office:value-type="float" office:value="20.41669" calcext:value-type="float">
            <text:p>20.4166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27.88688" calcext:value-type="float">
            <text:p>27.88688</text:p>
          </table:table-cell>
          <table:table-cell office:value-type="float" office:value="151.50478" calcext:value-type="float">
            <text:p>151.50478</text:p>
          </table:table-cell>
          <table:table-cell office:value-type="float" office:value="165.81443" calcext:value-type="float">
            <text:p>165.81443</text:p>
          </table:table-cell>
          <table:table-cell office:value-type="float" office:value="172.12433" calcext:value-type="float">
            <text:p>172.12433</text:p>
          </table:table-cell>
          <table:table-cell office:value-type="float" office:value="172.51562" calcext:value-type="float">
            <text:p>172.51562</text:p>
          </table:table-cell>
          <table:table-cell office:value-type="float" office:value="174.08553" calcext:value-type="float">
            <text:p>174.08553</text:p>
          </table:table-cell>
          <table:table-cell office:value-type="float" office:value="171.70721" calcext:value-type="float">
            <text:p>171.70721</text:p>
          </table:table-cell>
          <table:table-cell office:value-type="float" office:value="20.54618" calcext:value-type="float">
            <text:p>20.5461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27.99743" calcext:value-type="float">
            <text:p>27.99743</text:p>
          </table:table-cell>
          <table:table-cell office:value-type="float" office:value="151.08655" calcext:value-type="float">
            <text:p>151.08655</text:p>
          </table:table-cell>
          <table:table-cell office:value-type="float" office:value="165.3874" calcext:value-type="float">
            <text:p>165.3874</text:p>
          </table:table-cell>
          <table:table-cell office:value-type="float" office:value="172.12337" calcext:value-type="float">
            <text:p>172.12337</text:p>
          </table:table-cell>
          <table:table-cell office:value-type="float" office:value="172.45451" calcext:value-type="float">
            <text:p>172.45451</text:p>
          </table:table-cell>
          <table:table-cell office:value-type="float" office:value="174.11153" calcext:value-type="float">
            <text:p>174.11153</text:p>
          </table:table-cell>
          <table:table-cell office:value-type="float" office:value="171.51484" calcext:value-type="float">
            <text:p>171.51484</text:p>
          </table:table-cell>
          <table:table-cell office:value-type="float" office:value="20.64513" calcext:value-type="float">
            <text:p>20.6451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office:value-type="float" office:value="28.09677" calcext:value-type="float">
            <text:p>28.09677</text:p>
          </table:table-cell>
          <table:table-cell office:value-type="float" office:value="150.61884" calcext:value-type="float">
            <text:p>150.61884</text:p>
          </table:table-cell>
          <table:table-cell office:value-type="float" office:value="164.94245" calcext:value-type="float">
            <text:p>164.94245</text:p>
          </table:table-cell>
          <table:table-cell office:value-type="float" office:value="172.14135" calcext:value-type="float">
            <text:p>172.14135</text:p>
          </table:table-cell>
          <table:table-cell office:value-type="float" office:value="172.39655" calcext:value-type="float">
            <text:p>172.39655</text:p>
          </table:table-cell>
          <table:table-cell office:value-type="float" office:value="174.13317" calcext:value-type="float">
            <text:p>174.13317</text:p>
          </table:table-cell>
          <table:table-cell office:value-type="float" office:value="171.32218" calcext:value-type="float">
            <text:p>171.32218</text:p>
          </table:table-cell>
          <table:table-cell office:value-type="float" office:value="20.70779" calcext:value-type="float">
            <text:p>20.7077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28.18348" calcext:value-type="float">
            <text:p>28.18348</text:p>
          </table:table-cell>
          <table:table-cell office:value-type="float" office:value="150.05708" calcext:value-type="float">
            <text:p>150.05708</text:p>
          </table:table-cell>
          <table:table-cell office:value-type="float" office:value="164.50031" calcext:value-type="float">
            <text:p>164.50031</text:p>
          </table:table-cell>
          <table:table-cell office:value-type="float" office:value="172.1744" calcext:value-type="float">
            <text:p>172.1744</text:p>
          </table:table-cell>
          <table:table-cell office:value-type="float" office:value="172.33885" calcext:value-type="float">
            <text:p>172.33885</text:p>
          </table:table-cell>
          <table:table-cell office:value-type="float" office:value="174.16134" calcext:value-type="float">
            <text:p>174.16134</text:p>
          </table:table-cell>
          <table:table-cell office:value-type="float" office:value="171.13103" calcext:value-type="float">
            <text:p>171.13103</text:p>
          </table:table-cell>
          <table:table-cell office:value-type="float" office:value="20.72985" calcext:value-type="float">
            <text:p>20.7298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28.24514" calcext:value-type="float">
            <text:p>28.24514</text:p>
          </table:table-cell>
          <table:table-cell office:value-type="float" office:value="149.40614" calcext:value-type="float">
            <text:p>149.40614</text:p>
          </table:table-cell>
          <table:table-cell office:value-type="float" office:value="164.06322" calcext:value-type="float">
            <text:p>164.06322</text:p>
          </table:table-cell>
          <table:table-cell office:value-type="float" office:value="172.22613" calcext:value-type="float">
            <text:p>172.22613</text:p>
          </table:table-cell>
          <table:table-cell office:value-type="float" office:value="172.27682" calcext:value-type="float">
            <text:p>172.27682</text:p>
          </table:table-cell>
          <table:table-cell office:value-type="float" office:value="174.20547" calcext:value-type="float">
            <text:p>174.20547</text:p>
          </table:table-cell>
          <table:table-cell office:value-type="float" office:value="170.94338" calcext:value-type="float">
            <text:p>170.94338</text:p>
          </table:table-cell>
          <table:table-cell office:value-type="float" office:value="20.70846" calcext:value-type="float">
            <text:p>20.7084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28.28128" calcext:value-type="float">
            <text:p>28.28128</text:p>
          </table:table-cell>
          <table:table-cell office:value-type="float" office:value="148.61795" calcext:value-type="float">
            <text:p>148.61795</text:p>
          </table:table-cell>
          <table:table-cell office:value-type="float" office:value="163.63483" calcext:value-type="float">
            <text:p>163.63483</text:p>
          </table:table-cell>
          <table:table-cell office:value-type="float" office:value="172.2987" calcext:value-type="float">
            <text:p>172.2987</text:p>
          </table:table-cell>
          <table:table-cell office:value-type="float" office:value="172.20521" calcext:value-type="float">
            <text:p>172.20521</text:p>
          </table:table-cell>
          <table:table-cell office:value-type="float" office:value="174.26221" calcext:value-type="float">
            <text:p>174.26221</text:p>
          </table:table-cell>
          <table:table-cell office:value-type="float" office:value="170.76139" calcext:value-type="float">
            <text:p>170.76139</text:p>
          </table:table-cell>
          <table:table-cell office:value-type="float" office:value="20.64163" calcext:value-type="float">
            <text:p>20.6416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office:value-type="float" office:value="28.28619" calcext:value-type="float">
            <text:p>28.28619</text:p>
          </table:table-cell>
          <table:table-cell office:value-type="float" office:value="147.68094" calcext:value-type="float">
            <text:p>147.68094</text:p>
          </table:table-cell>
          <table:table-cell office:value-type="float" office:value="163.21796" calcext:value-type="float">
            <text:p>163.21796</text:p>
          </table:table-cell>
          <table:table-cell office:value-type="float" office:value="172.39352" calcext:value-type="float">
            <text:p>172.39352</text:p>
          </table:table-cell>
          <table:table-cell office:value-type="float" office:value="172.11953" calcext:value-type="float">
            <text:p>172.11953</text:p>
          </table:table-cell>
          <table:table-cell office:value-type="float" office:value="174.32245" calcext:value-type="float">
            <text:p>174.32245</text:p>
          </table:table-cell>
          <table:table-cell office:value-type="float" office:value="170.58735" calcext:value-type="float">
            <text:p>170.58735</text:p>
          </table:table-cell>
          <table:table-cell office:value-type="float" office:value="20.52865" calcext:value-type="float">
            <text:p>20.5286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28.26982" calcext:value-type="float">
            <text:p>28.26982</text:p>
          </table:table-cell>
          <table:table-cell office:value-type="float" office:value="146.56194" calcext:value-type="float">
            <text:p>146.56194</text:p>
          </table:table-cell>
          <table:table-cell office:value-type="float" office:value="162.82432" calcext:value-type="float">
            <text:p>162.82432</text:p>
          </table:table-cell>
          <table:table-cell office:value-type="float" office:value="172.50523" calcext:value-type="float">
            <text:p>172.50523</text:p>
          </table:table-cell>
          <table:table-cell office:value-type="float" office:value="172.01691" calcext:value-type="float">
            <text:p>172.01691</text:p>
          </table:table-cell>
          <table:table-cell office:value-type="float" office:value="174.37246" calcext:value-type="float">
            <text:p>174.37246</text:p>
          </table:table-cell>
          <table:table-cell office:value-type="float" office:value="170.42363" calcext:value-type="float">
            <text:p>170.42363</text:p>
          </table:table-cell>
          <table:table-cell office:value-type="float" office:value="20.37041" calcext:value-type="float">
            <text:p>20.3704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28.22266" calcext:value-type="float">
            <text:p>28.22266</text:p>
          </table:table-cell>
          <table:table-cell office:value-type="float" office:value="145.27129" calcext:value-type="float">
            <text:p>145.27129</text:p>
          </table:table-cell>
          <table:table-cell office:value-type="float" office:value="162.46138" calcext:value-type="float">
            <text:p>162.46138</text:p>
          </table:table-cell>
          <table:table-cell office:value-type="float" office:value="172.6218" calcext:value-type="float">
            <text:p>172.6218</text:p>
          </table:table-cell>
          <table:table-cell office:value-type="float" office:value="171.89644" calcext:value-type="float">
            <text:p>171.89644</text:p>
          </table:table-cell>
          <table:table-cell office:value-type="float" office:value="174.41091" calcext:value-type="float">
            <text:p>174.41091</text:p>
          </table:table-cell>
          <table:table-cell office:value-type="float" office:value="170.27265" calcext:value-type="float">
            <text:p>170.27265</text:p>
          </table:table-cell>
          <table:table-cell office:value-type="float" office:value="20.16869" calcext:value-type="float">
            <text:p>20.168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28.15201" calcext:value-type="float">
            <text:p>28.15201</text:p>
          </table:table-cell>
          <table:table-cell office:value-type="float" office:value="143.78719" calcext:value-type="float">
            <text:p>143.78719</text:p>
          </table:table-cell>
          <table:table-cell office:value-type="float" office:value="162.13477" calcext:value-type="float">
            <text:p>162.13477</text:p>
          </table:table-cell>
          <table:table-cell office:value-type="float" office:value="172.73818" calcext:value-type="float">
            <text:p>172.73818</text:p>
          </table:table-cell>
          <table:table-cell office:value-type="float" office:value="171.75754" calcext:value-type="float">
            <text:p>171.75754</text:p>
          </table:table-cell>
          <table:table-cell office:value-type="float" office:value="174.44694" calcext:value-type="float">
            <text:p>174.44694</text:p>
          </table:table-cell>
          <table:table-cell office:value-type="float" office:value="170.13681" calcext:value-type="float">
            <text:p>170.13681</text:p>
          </table:table-cell>
          <table:table-cell office:value-type="float" office:value="19.92658" calcext:value-type="float">
            <text:p>19.9265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28.06952" calcext:value-type="float">
            <text:p>28.06952</text:p>
          </table:table-cell>
          <table:table-cell office:value-type="float" office:value="142.21028" calcext:value-type="float">
            <text:p>142.21028</text:p>
          </table:table-cell>
          <table:table-cell office:value-type="float" office:value="161.83891" calcext:value-type="float">
            <text:p>161.83891</text:p>
          </table:table-cell>
          <table:table-cell office:value-type="float" office:value="172.86064" calcext:value-type="float">
            <text:p>172.86064</text:p>
          </table:table-cell>
          <table:table-cell office:value-type="float" office:value="171.60048" calcext:value-type="float">
            <text:p>171.60048</text:p>
          </table:table-cell>
          <table:table-cell office:value-type="float" office:value="174.49344" calcext:value-type="float">
            <text:p>174.49344</text:p>
          </table:table-cell>
          <table:table-cell office:value-type="float" office:value="170.01846" calcext:value-type="float">
            <text:p>170.01846</text:p>
          </table:table-cell>
          <table:table-cell office:value-type="float" office:value="19.64978" calcext:value-type="float">
            <text:p>19.6497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1" calcext:value-type="float">
            <text:p>151</text:p>
          </table:table-cell>
          <table:table-cell office:value-type="float" office:value="27.98983" calcext:value-type="float">
            <text:p>27.98983</text:p>
          </table:table-cell>
          <table:table-cell office:value-type="float" office:value="140.59962" calcext:value-type="float">
            <text:p>140.59962</text:p>
          </table:table-cell>
          <table:table-cell office:value-type="float" office:value="161.55953" calcext:value-type="float">
            <text:p>161.55953</text:p>
          </table:table-cell>
          <table:table-cell office:value-type="float" office:value="172.99501" calcext:value-type="float">
            <text:p>172.99501</text:p>
          </table:table-cell>
          <table:table-cell office:value-type="float" office:value="171.42468" calcext:value-type="float">
            <text:p>171.42468</text:p>
          </table:table-cell>
          <table:table-cell office:value-type="float" office:value="174.55515" calcext:value-type="float">
            <text:p>174.55515</text:p>
          </table:table-cell>
          <table:table-cell office:value-type="float" office:value="169.91977" calcext:value-type="float">
            <text:p>169.91977</text:p>
          </table:table-cell>
          <table:table-cell office:value-type="float" office:value="19.34613" calcext:value-type="float">
            <text:p>19.3461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27.90903" calcext:value-type="float">
            <text:p>27.90903</text:p>
          </table:table-cell>
          <table:table-cell office:value-type="float" office:value="139.19173" calcext:value-type="float">
            <text:p>139.19173</text:p>
          </table:table-cell>
          <table:table-cell office:value-type="float" office:value="161.28511" calcext:value-type="float">
            <text:p>161.28511</text:p>
          </table:table-cell>
          <table:table-cell office:value-type="float" office:value="173.14005" calcext:value-type="float">
            <text:p>173.14005</text:p>
          </table:table-cell>
          <table:table-cell office:value-type="float" office:value="171.23069" calcext:value-type="float">
            <text:p>171.23069</text:p>
          </table:table-cell>
          <table:table-cell office:value-type="float" office:value="174.61719" calcext:value-type="float">
            <text:p>174.61719</text:p>
          </table:table-cell>
          <table:table-cell office:value-type="float" office:value="169.84276" calcext:value-type="float">
            <text:p>169.84276</text:p>
          </table:table-cell>
          <table:table-cell office:value-type="float" office:value="19.02417" calcext:value-type="float">
            <text:p>19.0241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office:value-type="float" office:value="27.83596" calcext:value-type="float">
            <text:p>27.83596</text:p>
          </table:table-cell>
          <table:table-cell office:value-type="float" office:value="137.79964" calcext:value-type="float">
            <text:p>137.79964</text:p>
          </table:table-cell>
          <table:table-cell office:value-type="float" office:value="161.01324" calcext:value-type="float">
            <text:p>161.01324</text:p>
          </table:table-cell>
          <table:table-cell office:value-type="float" office:value="173.28696" calcext:value-type="float">
            <text:p>173.28696</text:p>
          </table:table-cell>
          <table:table-cell office:value-type="float" office:value="171.02067" calcext:value-type="float">
            <text:p>171.02067</text:p>
          </table:table-cell>
          <table:table-cell office:value-type="float" office:value="174.65862" calcext:value-type="float">
            <text:p>174.65862</text:p>
          </table:table-cell>
          <table:table-cell office:value-type="float" office:value="169.78918" calcext:value-type="float">
            <text:p>169.78918</text:p>
          </table:table-cell>
          <table:table-cell office:value-type="float" office:value="18.69278" calcext:value-type="float">
            <text:p>18.6927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office:value-type="float" office:value="27.77186" calcext:value-type="float">
            <text:p>27.77186</text:p>
          </table:table-cell>
          <table:table-cell office:value-type="float" office:value="136.46815" calcext:value-type="float">
            <text:p>136.46815</text:p>
          </table:table-cell>
          <table:table-cell office:value-type="float" office:value="160.75543" calcext:value-type="float">
            <text:p>160.75543</text:p>
          </table:table-cell>
          <table:table-cell office:value-type="float" office:value="173.43346" calcext:value-type="float">
            <text:p>173.43346</text:p>
          </table:table-cell>
          <table:table-cell office:value-type="float" office:value="170.80009" calcext:value-type="float">
            <text:p>170.80009</text:p>
          </table:table-cell>
          <table:table-cell office:value-type="float" office:value="174.68474" calcext:value-type="float">
            <text:p>174.68474</text:p>
          </table:table-cell>
          <table:table-cell office:value-type="float" office:value="169.76051" calcext:value-type="float">
            <text:p>169.76051</text:p>
          </table:table-cell>
          <table:table-cell office:value-type="float" office:value="18.36334" calcext:value-type="float">
            <text:p>18.3633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office:value-type="float" office:value="27.73306" calcext:value-type="float">
            <text:p>27.73306</text:p>
          </table:table-cell>
          <table:table-cell office:value-type="float" office:value="135.05487" calcext:value-type="float">
            <text:p>135.05487</text:p>
          </table:table-cell>
          <table:table-cell office:value-type="float" office:value="160.52165" calcext:value-type="float">
            <text:p>160.52165</text:p>
          </table:table-cell>
          <table:table-cell office:value-type="float" office:value="173.57821" calcext:value-type="float">
            <text:p>173.57821</text:p>
          </table:table-cell>
          <table:table-cell office:value-type="float" office:value="170.57597" calcext:value-type="float">
            <text:p>170.57597</text:p>
          </table:table-cell>
          <table:table-cell office:value-type="float" office:value="174.68111" calcext:value-type="float">
            <text:p>174.68111</text:p>
          </table:table-cell>
          <table:table-cell office:value-type="float" office:value="169.75787" calcext:value-type="float">
            <text:p>169.75787</text:p>
          </table:table-cell>
          <table:table-cell office:value-type="float" office:value="18.04799" calcext:value-type="float">
            <text:p>18.0479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office:value-type="float" office:value="27.71196" calcext:value-type="float">
            <text:p>27.71196</text:p>
          </table:table-cell>
          <table:table-cell office:value-type="float" office:value="133.75928" calcext:value-type="float">
            <text:p>133.75928</text:p>
          </table:table-cell>
          <table:table-cell office:value-type="float" office:value="160.31993" calcext:value-type="float">
            <text:p>160.31993</text:p>
          </table:table-cell>
          <table:table-cell office:value-type="float" office:value="173.71969" calcext:value-type="float">
            <text:p>173.71969</text:p>
          </table:table-cell>
          <table:table-cell office:value-type="float" office:value="170.35546" calcext:value-type="float">
            <text:p>170.35546</text:p>
          </table:table-cell>
          <table:table-cell office:value-type="float" office:value="174.64013" calcext:value-type="float">
            <text:p>174.64013</text:p>
          </table:table-cell>
          <table:table-cell office:value-type="float" office:value="169.78196" calcext:value-type="float">
            <text:p>169.78196</text:p>
          </table:table-cell>
          <table:table-cell office:value-type="float" office:value="17.75643" calcext:value-type="float">
            <text:p>17.7564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office:value-type="float" office:value="27.71806" calcext:value-type="float">
            <text:p>27.71806</text:p>
          </table:table-cell>
          <table:table-cell office:value-type="float" office:value="132.57855" calcext:value-type="float">
            <text:p>132.57855</text:p>
          </table:table-cell>
          <table:table-cell office:value-type="float" office:value="160.16196" calcext:value-type="float">
            <text:p>160.16196</text:p>
          </table:table-cell>
          <table:table-cell office:value-type="float" office:value="173.85974" calcext:value-type="float">
            <text:p>173.85974</text:p>
          </table:table-cell>
          <table:table-cell office:value-type="float" office:value="170.144" calcext:value-type="float">
            <text:p>170.144</text:p>
          </table:table-cell>
          <table:table-cell office:value-type="float" office:value="174.53599" calcext:value-type="float">
            <text:p>174.53599</text:p>
          </table:table-cell>
          <table:table-cell office:value-type="float" office:value="169.83299" calcext:value-type="float">
            <text:p>169.83299</text:p>
          </table:table-cell>
          <table:table-cell office:value-type="float" office:value="17.4938" calcext:value-type="float">
            <text:p>17.493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  <table:table-cell office:value-type="float" office:value="27.74312" calcext:value-type="float">
            <text:p>27.74312</text:p>
          </table:table-cell>
          <table:table-cell office:value-type="float" office:value="131.67038" calcext:value-type="float">
            <text:p>131.67038</text:p>
          </table:table-cell>
          <table:table-cell office:value-type="float" office:value="160.05791" calcext:value-type="float">
            <text:p>160.05791</text:p>
          </table:table-cell>
          <table:table-cell office:value-type="float" office:value="174.00174" calcext:value-type="float">
            <text:p>174.00174</text:p>
          </table:table-cell>
          <table:table-cell office:value-type="float" office:value="169.94588" calcext:value-type="float">
            <text:p>169.94588</text:p>
          </table:table-cell>
          <table:table-cell office:value-type="float" office:value="174.36428" calcext:value-type="float">
            <text:p>174.36428</text:p>
          </table:table-cell>
          <table:table-cell office:value-type="float" office:value="169.91063" calcext:value-type="float">
            <text:p>169.91063</text:p>
          </table:table-cell>
          <table:table-cell office:value-type="float" office:value="17.26151" calcext:value-type="float">
            <text:p>17.2615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27.75993" calcext:value-type="float">
            <text:p>27.75993</text:p>
          </table:table-cell>
          <table:table-cell office:value-type="float" office:value="130.98689" calcext:value-type="float">
            <text:p>130.98689</text:p>
          </table:table-cell>
          <table:table-cell office:value-type="float" office:value="160.01618" calcext:value-type="float">
            <text:p>160.01618</text:p>
          </table:table-cell>
          <table:table-cell office:value-type="float" office:value="174.14839" calcext:value-type="float">
            <text:p>174.14839</text:p>
          </table:table-cell>
          <table:table-cell office:value-type="float" office:value="169.76395" calcext:value-type="float">
            <text:p>169.76395</text:p>
          </table:table-cell>
          <table:table-cell office:value-type="float" office:value="174.12459" calcext:value-type="float">
            <text:p>174.12459</text:p>
          </table:table-cell>
          <table:table-cell office:value-type="float" office:value="170.01401" calcext:value-type="float">
            <text:p>170.01401</text:p>
          </table:table-cell>
          <table:table-cell office:value-type="float" office:value="17.05664" calcext:value-type="float">
            <text:p>17.0566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office:value-type="float" office:value="27.75994" calcext:value-type="float">
            <text:p>27.75994</text:p>
          </table:table-cell>
          <table:table-cell office:value-type="float" office:value="130.45709" calcext:value-type="float">
            <text:p>130.45709</text:p>
          </table:table-cell>
          <table:table-cell office:value-type="float" office:value="160.03221" calcext:value-type="float">
            <text:p>160.03221</text:p>
          </table:table-cell>
          <table:table-cell office:value-type="float" office:value="174.29574" calcext:value-type="float">
            <text:p>174.29574</text:p>
          </table:table-cell>
          <table:table-cell office:value-type="float" office:value="169.60056" calcext:value-type="float">
            <text:p>169.60056</text:p>
          </table:table-cell>
          <table:table-cell office:value-type="float" office:value="173.82139" calcext:value-type="float">
            <text:p>173.82139</text:p>
          </table:table-cell>
          <table:table-cell office:value-type="float" office:value="170.1417" calcext:value-type="float">
            <text:p>170.1417</text:p>
          </table:table-cell>
          <table:table-cell office:value-type="float" office:value="16.87317" calcext:value-type="float">
            <text:p>16.8731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office:value-type="float" office:value="27.74381" calcext:value-type="float">
            <text:p>27.74381</text:p>
          </table:table-cell>
          <table:table-cell office:value-type="float" office:value="129.6716" calcext:value-type="float">
            <text:p>129.6716</text:p>
          </table:table-cell>
          <table:table-cell office:value-type="float" office:value="160.10482" calcext:value-type="float">
            <text:p>160.10482</text:p>
          </table:table-cell>
          <table:table-cell office:value-type="float" office:value="174.44034" calcext:value-type="float">
            <text:p>174.44034</text:p>
          </table:table-cell>
          <table:table-cell office:value-type="float" office:value="169.45639" calcext:value-type="float">
            <text:p>169.45639</text:p>
          </table:table-cell>
          <table:table-cell office:value-type="float" office:value="173.47522" calcext:value-type="float">
            <text:p>173.47522</text:p>
          </table:table-cell>
          <table:table-cell office:value-type="float" office:value="170.29177" calcext:value-type="float">
            <text:p>170.29177</text:p>
          </table:table-cell>
          <table:table-cell office:value-type="float" office:value="16.70583" calcext:value-type="float">
            <text:p>16.7058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2" calcext:value-type="float">
            <text:p>162</text:p>
          </table:table-cell>
          <table:table-cell office:value-type="float" office:value="27.73039" calcext:value-type="float">
            <text:p>27.73039</text:p>
          </table:table-cell>
          <table:table-cell office:value-type="float" office:value="128.63792" calcext:value-type="float">
            <text:p>128.63792</text:p>
          </table:table-cell>
          <table:table-cell office:value-type="float" office:value="160.22858" calcext:value-type="float">
            <text:p>160.22858</text:p>
          </table:table-cell>
          <table:table-cell office:value-type="float" office:value="174.57986" calcext:value-type="float">
            <text:p>174.57986</text:p>
          </table:table-cell>
          <table:table-cell office:value-type="float" office:value="169.33155" calcext:value-type="float">
            <text:p>169.33155</text:p>
          </table:table-cell>
          <table:table-cell office:value-type="float" office:value="173.15111" calcext:value-type="float">
            <text:p>173.15111</text:p>
          </table:table-cell>
          <table:table-cell office:value-type="float" office:value="170.46175" calcext:value-type="float">
            <text:p>170.46175</text:p>
          </table:table-cell>
          <table:table-cell office:value-type="float" office:value="16.55243" calcext:value-type="float">
            <text:p>16.5524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3" calcext:value-type="float">
            <text:p>163</text:p>
          </table:table-cell>
          <table:table-cell office:value-type="float" office:value="27.71394" calcext:value-type="float">
            <text:p>27.71394</text:p>
          </table:table-cell>
          <table:table-cell office:value-type="float" office:value="127.36549" calcext:value-type="float">
            <text:p>127.36549</text:p>
          </table:table-cell>
          <table:table-cell office:value-type="float" office:value="160.4044" calcext:value-type="float">
            <text:p>160.4044</text:p>
          </table:table-cell>
          <table:table-cell office:value-type="float" office:value="174.7158" calcext:value-type="float">
            <text:p>174.7158</text:p>
          </table:table-cell>
          <table:table-cell office:value-type="float" office:value="169.22438" calcext:value-type="float">
            <text:p>169.22438</text:p>
          </table:table-cell>
          <table:table-cell office:value-type="float" office:value="172.87051" calcext:value-type="float">
            <text:p>172.87051</text:p>
          </table:table-cell>
          <table:table-cell office:value-type="float" office:value="170.64866" calcext:value-type="float">
            <text:p>170.64866</text:p>
          </table:table-cell>
          <table:table-cell office:value-type="float" office:value="16.41062" calcext:value-type="float">
            <text:p>16.4106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  <table:table-cell office:value-type="float" office:value="27.68674" calcext:value-type="float">
            <text:p>27.68674</text:p>
          </table:table-cell>
          <table:table-cell office:value-type="float" office:value="126.07512" calcext:value-type="float">
            <text:p>126.07512</text:p>
          </table:table-cell>
          <table:table-cell office:value-type="float" office:value="160.62961" calcext:value-type="float">
            <text:p>160.62961</text:p>
          </table:table-cell>
          <table:table-cell office:value-type="float" office:value="174.84984" calcext:value-type="float">
            <text:p>174.84984</text:p>
          </table:table-cell>
          <table:table-cell office:value-type="float" office:value="169.13114" calcext:value-type="float">
            <text:p>169.13114</text:p>
          </table:table-cell>
          <table:table-cell office:value-type="float" office:value="172.63454" calcext:value-type="float">
            <text:p>172.63454</text:p>
          </table:table-cell>
          <table:table-cell office:value-type="float" office:value="170.84909" calcext:value-type="float">
            <text:p>170.84909</text:p>
          </table:table-cell>
          <table:table-cell office:value-type="float" office:value="16.27689" calcext:value-type="float">
            <text:p>16.2768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office:value-type="float" office:value="27.64603" calcext:value-type="float">
            <text:p>27.64603</text:p>
          </table:table-cell>
          <table:table-cell office:value-type="float" office:value="124.743" calcext:value-type="float">
            <text:p>124.743</text:p>
          </table:table-cell>
          <table:table-cell office:value-type="float" office:value="160.90493" calcext:value-type="float">
            <text:p>160.90493</text:p>
          </table:table-cell>
          <table:table-cell office:value-type="float" office:value="174.98301" calcext:value-type="float">
            <text:p>174.98301</text:p>
          </table:table-cell>
          <table:table-cell office:value-type="float" office:value="169.04527" calcext:value-type="float">
            <text:p>169.04527</text:p>
          </table:table-cell>
          <table:table-cell office:value-type="float" office:value="172.45676" calcext:value-type="float">
            <text:p>172.45676</text:p>
          </table:table-cell>
          <table:table-cell office:value-type="float" office:value="171.0592" calcext:value-type="float">
            <text:p>171.0592</text:p>
          </table:table-cell>
          <table:table-cell office:value-type="float" office:value="16.14869" calcext:value-type="float">
            <text:p>16.1486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office:value-type="float" office:value="27.59672" calcext:value-type="float">
            <text:p>27.59672</text:p>
          </table:table-cell>
          <table:table-cell office:value-type="float" office:value="123.38304" calcext:value-type="float">
            <text:p>123.38304</text:p>
          </table:table-cell>
          <table:table-cell office:value-type="float" office:value="161.2259" calcext:value-type="float">
            <text:p>161.2259</text:p>
          </table:table-cell>
          <table:table-cell office:value-type="float" office:value="175.11569" calcext:value-type="float">
            <text:p>175.11569</text:p>
          </table:table-cell>
          <table:table-cell office:value-type="float" office:value="168.96055" calcext:value-type="float">
            <text:p>168.96055</text:p>
          </table:table-cell>
          <table:table-cell office:value-type="float" office:value="172.34595" calcext:value-type="float">
            <text:p>172.34595</text:p>
          </table:table-cell>
          <table:table-cell office:value-type="float" office:value="171.27487" calcext:value-type="float">
            <text:p>171.27487</text:p>
          </table:table-cell>
          <table:table-cell office:value-type="float" office:value="16.02433" calcext:value-type="float">
            <text:p>16.0243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office:value-type="float" office:value="27.54297" calcext:value-type="float">
            <text:p>27.54297</text:p>
          </table:table-cell>
          <table:table-cell office:value-type="float" office:value="121.8379" calcext:value-type="float">
            <text:p>121.8379</text:p>
          </table:table-cell>
          <table:table-cell office:value-type="float" office:value="161.58588" calcext:value-type="float">
            <text:p>161.58588</text:p>
          </table:table-cell>
          <table:table-cell office:value-type="float" office:value="175.24523" calcext:value-type="float">
            <text:p>175.24523</text:p>
          </table:table-cell>
          <table:table-cell office:value-type="float" office:value="168.87288" calcext:value-type="float">
            <text:p>168.87288</text:p>
          </table:table-cell>
          <table:table-cell office:value-type="float" office:value="172.2942" calcext:value-type="float">
            <text:p>172.2942</text:p>
          </table:table-cell>
          <table:table-cell office:value-type="float" office:value="171.49179" calcext:value-type="float">
            <text:p>171.49179</text:p>
          </table:table-cell>
          <table:table-cell office:value-type="float" office:value="15.9034" calcext:value-type="float">
            <text:p>15.903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office:value-type="float" office:value="27.50682" calcext:value-type="float">
            <text:p>27.50682</text:p>
          </table:table-cell>
          <table:table-cell office:value-type="float" office:value="120.18423" calcext:value-type="float">
            <text:p>120.18423</text:p>
          </table:table-cell>
          <table:table-cell office:value-type="float" office:value="161.96371" calcext:value-type="float">
            <text:p>161.96371</text:p>
          </table:table-cell>
          <table:table-cell office:value-type="float" office:value="175.36" calcext:value-type="float">
            <text:p>175.36</text:p>
          </table:table-cell>
          <table:table-cell office:value-type="float" office:value="168.78154" calcext:value-type="float">
            <text:p>168.78154</text:p>
          </table:table-cell>
          <table:table-cell office:value-type="float" office:value="172.29107" calcext:value-type="float">
            <text:p>172.29107</text:p>
          </table:table-cell>
          <table:table-cell office:value-type="float" office:value="171.70546" calcext:value-type="float">
            <text:p>171.70546</text:p>
          </table:table-cell>
          <table:table-cell office:value-type="float" office:value="15.78666" calcext:value-type="float">
            <text:p>15.7866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office:value-type="float" office:value="27.48501" calcext:value-type="float">
            <text:p>27.48501</text:p>
          </table:table-cell>
          <table:table-cell office:value-type="float" office:value="118.4088" calcext:value-type="float">
            <text:p>118.4088</text:p>
          </table:table-cell>
          <table:table-cell office:value-type="float" office:value="162.34759" calcext:value-type="float">
            <text:p>162.34759</text:p>
          </table:table-cell>
          <table:table-cell office:value-type="float" office:value="175.45312" calcext:value-type="float">
            <text:p>175.45312</text:p>
          </table:table-cell>
          <table:table-cell office:value-type="float" office:value="168.68743" calcext:value-type="float">
            <text:p>168.68743</text:p>
          </table:table-cell>
          <table:table-cell office:value-type="float" office:value="172.29883" calcext:value-type="float">
            <text:p>172.29883</text:p>
          </table:table-cell>
          <table:table-cell office:value-type="float" office:value="171.91132" calcext:value-type="float">
            <text:p>171.91132</text:p>
          </table:table-cell>
          <table:table-cell office:value-type="float" office:value="15.67255" calcext:value-type="float">
            <text:p>15.6725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0" calcext:value-type="float">
            <text:p>170</text:p>
          </table:table-cell>
          <table:table-cell office:value-type="float" office:value="27.47752" calcext:value-type="float">
            <text:p>27.47752</text:p>
          </table:table-cell>
          <table:table-cell office:value-type="float" office:value="116.7068" calcext:value-type="float">
            <text:p>116.7068</text:p>
          </table:table-cell>
          <table:table-cell office:value-type="float" office:value="162.72185" calcext:value-type="float">
            <text:p>162.72185</text:p>
          </table:table-cell>
          <table:table-cell office:value-type="float" office:value="175.52064" calcext:value-type="float">
            <text:p>175.52064</text:p>
          </table:table-cell>
          <table:table-cell office:value-type="float" office:value="168.59272" calcext:value-type="float">
            <text:p>168.59272</text:p>
          </table:table-cell>
          <table:table-cell office:value-type="float" office:value="172.28085" calcext:value-type="float">
            <text:p>172.28085</text:p>
          </table:table-cell>
          <table:table-cell office:value-type="float" office:value="172.1048" calcext:value-type="float">
            <text:p>172.1048</text:p>
          </table:table-cell>
          <table:table-cell office:value-type="float" office:value="15.55965" calcext:value-type="float">
            <text:p>15.5596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  <table:table-cell office:value-type="float" office:value="27.47128" calcext:value-type="float">
            <text:p>27.47128</text:p>
          </table:table-cell>
          <table:table-cell office:value-type="float" office:value="115.24121" calcext:value-type="float">
            <text:p>115.24121</text:p>
          </table:table-cell>
          <table:table-cell office:value-type="float" office:value="163.08169" calcext:value-type="float">
            <text:p>163.08169</text:p>
          </table:table-cell>
          <table:table-cell office:value-type="float" office:value="175.56572" calcext:value-type="float">
            <text:p>175.56572</text:p>
          </table:table-cell>
          <table:table-cell office:value-type="float" office:value="168.49983" calcext:value-type="float">
            <text:p>168.49983</text:p>
          </table:table-cell>
          <table:table-cell office:value-type="float" office:value="172.19404" calcext:value-type="float">
            <text:p>172.19404</text:p>
          </table:table-cell>
          <table:table-cell office:value-type="float" office:value="172.28147" calcext:value-type="float">
            <text:p>172.28147</text:p>
          </table:table-cell>
          <table:table-cell office:value-type="float" office:value="15.44947" calcext:value-type="float">
            <text:p>15.4494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27.46566" calcext:value-type="float">
            <text:p>27.46566</text:p>
          </table:table-cell>
          <table:table-cell office:value-type="float" office:value="114.03553" calcext:value-type="float">
            <text:p>114.03553</text:p>
          </table:table-cell>
          <table:table-cell office:value-type="float" office:value="163.412" calcext:value-type="float">
            <text:p>163.412</text:p>
          </table:table-cell>
          <table:table-cell office:value-type="float" office:value="175.58808" calcext:value-type="float">
            <text:p>175.58808</text:p>
          </table:table-cell>
          <table:table-cell office:value-type="float" office:value="168.41172" calcext:value-type="float">
            <text:p>168.41172</text:p>
          </table:table-cell>
          <table:table-cell office:value-type="float" office:value="172.03903" calcext:value-type="float">
            <text:p>172.03903</text:p>
          </table:table-cell>
          <table:table-cell office:value-type="float" office:value="172.43711" calcext:value-type="float">
            <text:p>172.43711</text:p>
          </table:table-cell>
          <table:table-cell office:value-type="float" office:value="15.34659" calcext:value-type="float">
            <text:p>15.3465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office:value-type="float" office:value="27.45781" calcext:value-type="float">
            <text:p>27.45781</text:p>
          </table:table-cell>
          <table:table-cell office:value-type="float" office:value="113.01837" calcext:value-type="float">
            <text:p>113.01837</text:p>
          </table:table-cell>
          <table:table-cell office:value-type="float" office:value="163.71792" calcext:value-type="float">
            <text:p>163.71792</text:p>
          </table:table-cell>
          <table:table-cell office:value-type="float" office:value="175.58253" calcext:value-type="float">
            <text:p>175.58253</text:p>
          </table:table-cell>
          <table:table-cell office:value-type="float" office:value="168.33165" calcext:value-type="float">
            <text:p>168.33165</text:p>
          </table:table-cell>
          <table:table-cell office:value-type="float" office:value="171.82982" calcext:value-type="float">
            <text:p>171.82982</text:p>
          </table:table-cell>
          <table:table-cell office:value-type="float" office:value="172.56782" calcext:value-type="float">
            <text:p>172.56782</text:p>
          </table:table-cell>
          <table:table-cell office:value-type="float" office:value="15.25613" calcext:value-type="float">
            <text:p>15.2561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27.43571" calcext:value-type="float">
            <text:p>27.43571</text:p>
          </table:table-cell>
          <table:table-cell office:value-type="float" office:value="111.94196" calcext:value-type="float">
            <text:p>111.94196</text:p>
          </table:table-cell>
          <table:table-cell office:value-type="float" office:value="163.98839" calcext:value-type="float">
            <text:p>163.98839</text:p>
          </table:table-cell>
          <table:table-cell office:value-type="float" office:value="175.54975" calcext:value-type="float">
            <text:p>175.54975</text:p>
          </table:table-cell>
          <table:table-cell office:value-type="float" office:value="168.26337" calcext:value-type="float">
            <text:p>168.26337</text:p>
          </table:table-cell>
          <table:table-cell office:value-type="float" office:value="171.58511" calcext:value-type="float">
            <text:p>171.58511</text:p>
          </table:table-cell>
          <table:table-cell office:value-type="float" office:value="172.67016" calcext:value-type="float">
            <text:p>172.67016</text:p>
          </table:table-cell>
          <table:table-cell office:value-type="float" office:value="15.18269" calcext:value-type="float">
            <text:p>15.1826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5" calcext:value-type="float">
            <text:p>175</text:p>
          </table:table-cell>
          <table:table-cell office:value-type="float" office:value="27.39219" calcext:value-type="float">
            <text:p>27.39219</text:p>
          </table:table-cell>
          <table:table-cell office:value-type="float" office:value="110.81245" calcext:value-type="float">
            <text:p>110.81245</text:p>
          </table:table-cell>
          <table:table-cell office:value-type="float" office:value="164.21783" calcext:value-type="float">
            <text:p>164.21783</text:p>
          </table:table-cell>
          <table:table-cell office:value-type="float" office:value="175.4896" calcext:value-type="float">
            <text:p>175.4896</text:p>
          </table:table-cell>
          <table:table-cell office:value-type="float" office:value="168.21085" calcext:value-type="float">
            <text:p>168.21085</text:p>
          </table:table-cell>
          <table:table-cell office:value-type="float" office:value="171.31724" calcext:value-type="float">
            <text:p>171.31724</text:p>
          </table:table-cell>
          <table:table-cell office:value-type="float" office:value="172.74119" calcext:value-type="float">
            <text:p>172.74119</text:p>
          </table:table-cell>
          <table:table-cell office:value-type="float" office:value="15.12817" calcext:value-type="float">
            <text:p>15.1281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  <table:table-cell office:value-type="float" office:value="27.33241" calcext:value-type="float">
            <text:p>27.33241</text:p>
          </table:table-cell>
          <table:table-cell office:value-type="float" office:value="109.65395" calcext:value-type="float">
            <text:p>109.65395</text:p>
          </table:table-cell>
          <table:table-cell office:value-type="float" office:value="164.38639" calcext:value-type="float">
            <text:p>164.38639</text:p>
          </table:table-cell>
          <table:table-cell office:value-type="float" office:value="175.40824" calcext:value-type="float">
            <text:p>175.40824</text:p>
          </table:table-cell>
          <table:table-cell office:value-type="float" office:value="168.1781" calcext:value-type="float">
            <text:p>168.1781</text:p>
          </table:table-cell>
          <table:table-cell office:value-type="float" office:value="171.02928" calcext:value-type="float">
            <text:p>171.02928</text:p>
          </table:table-cell>
          <table:table-cell office:value-type="float" office:value="172.77851" calcext:value-type="float">
            <text:p>172.77851</text:p>
          </table:table-cell>
          <table:table-cell office:value-type="float" office:value="15.08708" calcext:value-type="float">
            <text:p>15.0870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7" calcext:value-type="float">
            <text:p>177</text:p>
          </table:table-cell>
          <table:table-cell office:value-type="float" office:value="27.26386" calcext:value-type="float">
            <text:p>27.26386</text:p>
          </table:table-cell>
          <table:table-cell office:value-type="float" office:value="108.42747" calcext:value-type="float">
            <text:p>108.42747</text:p>
          </table:table-cell>
          <table:table-cell office:value-type="float" office:value="164.49711" calcext:value-type="float">
            <text:p>164.49711</text:p>
          </table:table-cell>
          <table:table-cell office:value-type="float" office:value="175.3102" calcext:value-type="float">
            <text:p>175.3102</text:p>
          </table:table-cell>
          <table:table-cell office:value-type="float" office:value="168.16729" calcext:value-type="float">
            <text:p>168.16729</text:p>
          </table:table-cell>
          <table:table-cell office:value-type="float" office:value="170.72128" calcext:value-type="float">
            <text:p>170.72128</text:p>
          </table:table-cell>
          <table:table-cell office:value-type="float" office:value="172.7804" calcext:value-type="float">
            <text:p>172.7804</text:p>
          </table:table-cell>
          <table:table-cell office:value-type="float" office:value="15.04756" calcext:value-type="float">
            <text:p>15.0475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8" calcext:value-type="float">
            <text:p>178</text:p>
          </table:table-cell>
          <table:table-cell office:value-type="float" office:value="27.1891" calcext:value-type="float">
            <text:p>27.1891</text:p>
          </table:table-cell>
          <table:table-cell office:value-type="float" office:value="107.15788" calcext:value-type="float">
            <text:p>107.15788</text:p>
          </table:table-cell>
          <table:table-cell office:value-type="float" office:value="164.55389" calcext:value-type="float">
            <text:p>164.55389</text:p>
          </table:table-cell>
          <table:table-cell office:value-type="float" office:value="175.20341" calcext:value-type="float">
            <text:p>175.20341</text:p>
          </table:table-cell>
          <table:table-cell office:value-type="float" office:value="168.17781" calcext:value-type="float">
            <text:p>168.17781</text:p>
          </table:table-cell>
          <table:table-cell office:value-type="float" office:value="170.41769" calcext:value-type="float">
            <text:p>170.41769</text:p>
          </table:table-cell>
          <table:table-cell office:value-type="float" office:value="172.74583" calcext:value-type="float">
            <text:p>172.74583</text:p>
          </table:table-cell>
          <table:table-cell office:value-type="float" office:value="15.00118" calcext:value-type="float">
            <text:p>15.0011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9" calcext:value-type="float">
            <text:p>179</text:p>
          </table:table-cell>
          <table:table-cell office:value-type="float" office:value="27.1126" calcext:value-type="float">
            <text:p>27.1126</text:p>
          </table:table-cell>
          <table:table-cell office:value-type="float" office:value="105.89287" calcext:value-type="float">
            <text:p>105.89287</text:p>
          </table:table-cell>
          <table:table-cell office:value-type="float" office:value="164.57804" calcext:value-type="float">
            <text:p>164.57804</text:p>
          </table:table-cell>
          <table:table-cell office:value-type="float" office:value="175.08897" calcext:value-type="float">
            <text:p>175.08897</text:p>
          </table:table-cell>
          <table:table-cell office:value-type="float" office:value="168.20646" calcext:value-type="float">
            <text:p>168.20646</text:p>
          </table:table-cell>
          <table:table-cell office:value-type="float" office:value="170.15283" calcext:value-type="float">
            <text:p>170.15283</text:p>
          </table:table-cell>
          <table:table-cell office:value-type="float" office:value="172.67452" calcext:value-type="float">
            <text:p>172.67452</text:p>
          </table:table-cell>
          <table:table-cell office:value-type="float" office:value="14.9437" calcext:value-type="float">
            <text:p>14.943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0" calcext:value-type="float">
            <text:p>180</text:p>
          </table:table-cell>
          <table:table-cell office:value-type="float" office:value="27.03987" calcext:value-type="float">
            <text:p>27.03987</text:p>
          </table:table-cell>
          <table:table-cell office:value-type="float" office:value="104.76855" calcext:value-type="float">
            <text:p>104.76855</text:p>
          </table:table-cell>
          <table:table-cell office:value-type="float" office:value="164.59335" calcext:value-type="float">
            <text:p>164.59335</text:p>
          </table:table-cell>
          <table:table-cell office:value-type="float" office:value="174.95926" calcext:value-type="float">
            <text:p>174.95926</text:p>
          </table:table-cell>
          <table:table-cell office:value-type="float" office:value="168.24914" calcext:value-type="float">
            <text:p>168.24914</text:p>
          </table:table-cell>
          <table:table-cell office:value-type="float" office:value="169.92946" calcext:value-type="float">
            <text:p>169.92946</text:p>
          </table:table-cell>
          <table:table-cell office:value-type="float" office:value="172.56692" calcext:value-type="float">
            <text:p>172.56692</text:p>
          </table:table-cell>
          <table:table-cell office:value-type="float" office:value="14.86943" calcext:value-type="float">
            <text:p>14.8694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1" calcext:value-type="float">
            <text:p>181</text:p>
          </table:table-cell>
          <table:table-cell office:value-type="float" office:value="26.97204" calcext:value-type="float">
            <text:p>26.97204</text:p>
          </table:table-cell>
          <table:table-cell office:value-type="float" office:value="103.75429" calcext:value-type="float">
            <text:p>103.75429</text:p>
          </table:table-cell>
          <table:table-cell office:value-type="float" office:value="164.62534" calcext:value-type="float">
            <text:p>164.62534</text:p>
          </table:table-cell>
          <table:table-cell office:value-type="float" office:value="174.80425" calcext:value-type="float">
            <text:p>174.80425</text:p>
          </table:table-cell>
          <table:table-cell office:value-type="float" office:value="168.3013" calcext:value-type="float">
            <text:p>168.3013</text:p>
          </table:table-cell>
          <table:table-cell office:value-type="float" office:value="169.73527" calcext:value-type="float">
            <text:p>169.73527</text:p>
          </table:table-cell>
          <table:table-cell office:value-type="float" office:value="172.42415" calcext:value-type="float">
            <text:p>172.42415</text:p>
          </table:table-cell>
          <table:table-cell office:value-type="float" office:value="14.77341" calcext:value-type="float">
            <text:p>14.7734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26.90859" calcext:value-type="float">
            <text:p>26.90859</text:p>
          </table:table-cell>
          <table:table-cell office:value-type="float" office:value="102.82845" calcext:value-type="float">
            <text:p>102.82845</text:p>
          </table:table-cell>
          <table:table-cell office:value-type="float" office:value="164.66753" calcext:value-type="float">
            <text:p>164.66753</text:p>
          </table:table-cell>
          <table:table-cell office:value-type="float" office:value="174.62504" calcext:value-type="float">
            <text:p>174.62504</text:p>
          </table:table-cell>
          <table:table-cell office:value-type="float" office:value="168.35903" calcext:value-type="float">
            <text:p>168.35903</text:p>
          </table:table-cell>
          <table:table-cell office:value-type="float" office:value="169.55637" calcext:value-type="float">
            <text:p>169.55637</text:p>
          </table:table-cell>
          <table:table-cell office:value-type="float" office:value="172.24794" calcext:value-type="float">
            <text:p>172.24794</text:p>
          </table:table-cell>
          <table:table-cell office:value-type="float" office:value="14.65571" calcext:value-type="float">
            <text:p>14.6557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office:value-type="float" office:value="26.85796" calcext:value-type="float">
            <text:p>26.85796</text:p>
          </table:table-cell>
          <table:table-cell office:value-type="float" office:value="101.97396" calcext:value-type="float">
            <text:p>101.97396</text:p>
          </table:table-cell>
          <table:table-cell office:value-type="float" office:value="164.70998" calcext:value-type="float">
            <text:p>164.70998</text:p>
          </table:table-cell>
          <table:table-cell office:value-type="float" office:value="174.42519" calcext:value-type="float">
            <text:p>174.42519</text:p>
          </table:table-cell>
          <table:table-cell office:value-type="float" office:value="168.41787" calcext:value-type="float">
            <text:p>168.41787</text:p>
          </table:table-cell>
          <table:table-cell office:value-type="float" office:value="169.40239" calcext:value-type="float">
            <text:p>169.40239</text:p>
          </table:table-cell>
          <table:table-cell office:value-type="float" office:value="172.04053" calcext:value-type="float">
            <text:p>172.04053</text:p>
          </table:table-cell>
          <table:table-cell office:value-type="float" office:value="14.51731" calcext:value-type="float">
            <text:p>14.5173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26.83114" calcext:value-type="float">
            <text:p>26.83114</text:p>
          </table:table-cell>
          <table:table-cell office:value-type="float" office:value="101.18664" calcext:value-type="float">
            <text:p>101.18664</text:p>
          </table:table-cell>
          <table:table-cell office:value-type="float" office:value="164.7435" calcext:value-type="float">
            <text:p>164.7435</text:p>
          </table:table-cell>
          <table:table-cell office:value-type="float" office:value="174.20897" calcext:value-type="float">
            <text:p>174.20897</text:p>
          </table:table-cell>
          <table:table-cell office:value-type="float" office:value="168.47328" calcext:value-type="float">
            <text:p>168.47328</text:p>
          </table:table-cell>
          <table:table-cell office:value-type="float" office:value="169.27476" calcext:value-type="float">
            <text:p>169.27476</text:p>
          </table:table-cell>
          <table:table-cell office:value-type="float" office:value="171.80457" calcext:value-type="float">
            <text:p>171.80457</text:p>
          </table:table-cell>
          <table:table-cell office:value-type="float" office:value="14.35679" calcext:value-type="float">
            <text:p>14.3567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office:value-type="float" office:value="26.82558" calcext:value-type="float">
            <text:p>26.82558</text:p>
          </table:table-cell>
          <table:table-cell office:value-type="float" office:value="100.44245" calcext:value-type="float">
            <text:p>100.44245</text:p>
          </table:table-cell>
          <table:table-cell office:value-type="float" office:value="164.77417" calcext:value-type="float">
            <text:p>164.77417</text:p>
          </table:table-cell>
          <table:table-cell office:value-type="float" office:value="173.97286" calcext:value-type="float">
            <text:p>173.97286</text:p>
          </table:table-cell>
          <table:table-cell office:value-type="float" office:value="168.51947" calcext:value-type="float">
            <text:p>168.51947</text:p>
          </table:table-cell>
          <table:table-cell office:value-type="float" office:value="169.17233" calcext:value-type="float">
            <text:p>169.17233</text:p>
          </table:table-cell>
          <table:table-cell office:value-type="float" office:value="171.54304" calcext:value-type="float">
            <text:p>171.54304</text:p>
          </table:table-cell>
          <table:table-cell office:value-type="float" office:value="14.17092" calcext:value-type="float">
            <text:p>14.1709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26.83192" calcext:value-type="float">
            <text:p>26.83192</text:p>
          </table:table-cell>
          <table:table-cell office:value-type="float" office:value="99.72522" calcext:value-type="float">
            <text:p>99.72522</text:p>
          </table:table-cell>
          <table:table-cell office:value-type="float" office:value="164.80715" calcext:value-type="float">
            <text:p>164.80715</text:p>
          </table:table-cell>
          <table:table-cell office:value-type="float" office:value="173.71521" calcext:value-type="float">
            <text:p>173.71521</text:p>
          </table:table-cell>
          <table:table-cell office:value-type="float" office:value="168.55054" calcext:value-type="float">
            <text:p>168.55054</text:p>
          </table:table-cell>
          <table:table-cell office:value-type="float" office:value="169.0881" calcext:value-type="float">
            <text:p>169.0881</text:p>
          </table:table-cell>
          <table:table-cell office:value-type="float" office:value="171.25912" calcext:value-type="float">
            <text:p>171.25912</text:p>
          </table:table-cell>
          <table:table-cell office:value-type="float" office:value="13.95685" calcext:value-type="float">
            <text:p>13.9568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26.85122" calcext:value-type="float">
            <text:p>26.85122</text:p>
          </table:table-cell>
          <table:table-cell office:value-type="float" office:value="99.05128" calcext:value-type="float">
            <text:p>99.05128</text:p>
          </table:table-cell>
          <table:table-cell office:value-type="float" office:value="164.84704" calcext:value-type="float">
            <text:p>164.84704</text:p>
          </table:table-cell>
          <table:table-cell office:value-type="float" office:value="173.43542" calcext:value-type="float">
            <text:p>173.43542</text:p>
          </table:table-cell>
          <table:table-cell office:value-type="float" office:value="168.56037" calcext:value-type="float">
            <text:p>168.56037</text:p>
          </table:table-cell>
          <table:table-cell office:value-type="float" office:value="169.0152" calcext:value-type="float">
            <text:p>169.0152</text:p>
          </table:table-cell>
          <table:table-cell office:value-type="float" office:value="170.95609" calcext:value-type="float">
            <text:p>170.95609</text:p>
          </table:table-cell>
          <table:table-cell office:value-type="float" office:value="13.713" calcext:value-type="float">
            <text:p>13.71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26.87127" calcext:value-type="float">
            <text:p>26.87127</text:p>
          </table:table-cell>
          <table:table-cell office:value-type="float" office:value="98.45599" calcext:value-type="float">
            <text:p>98.45599</text:p>
          </table:table-cell>
          <table:table-cell office:value-type="float" office:value="164.88666" calcext:value-type="float">
            <text:p>164.88666</text:p>
          </table:table-cell>
          <table:table-cell office:value-type="float" office:value="173.14189" calcext:value-type="float">
            <text:p>173.14189</text:p>
          </table:table-cell>
          <table:table-cell office:value-type="float" office:value="168.54398" calcext:value-type="float">
            <text:p>168.54398</text:p>
          </table:table-cell>
          <table:table-cell office:value-type="float" office:value="168.94651" calcext:value-type="float">
            <text:p>168.94651</text:p>
          </table:table-cell>
          <table:table-cell office:value-type="float" office:value="170.63723" calcext:value-type="float">
            <text:p>170.63723</text:p>
          </table:table-cell>
          <table:table-cell office:value-type="float" office:value="13.43697" calcext:value-type="float">
            <text:p>13.4369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26.88646" calcext:value-type="float">
            <text:p>26.88646</text:p>
          </table:table-cell>
          <table:table-cell office:value-type="float" office:value="97.82997" calcext:value-type="float">
            <text:p>97.82997</text:p>
          </table:table-cell>
          <table:table-cell office:value-type="float" office:value="164.91902" calcext:value-type="float">
            <text:p>164.91902</text:p>
          </table:table-cell>
          <table:table-cell office:value-type="float" office:value="172.85191" calcext:value-type="float">
            <text:p>172.85191</text:p>
          </table:table-cell>
          <table:table-cell office:value-type="float" office:value="168.49844" calcext:value-type="float">
            <text:p>168.49844</text:p>
          </table:table-cell>
          <table:table-cell office:value-type="float" office:value="168.87531" calcext:value-type="float">
            <text:p>168.87531</text:p>
          </table:table-cell>
          <table:table-cell office:value-type="float" office:value="170.30572" calcext:value-type="float">
            <text:p>170.30572</text:p>
          </table:table-cell>
          <table:table-cell office:value-type="float" office:value="13.12858" calcext:value-type="float">
            <text:p>13.1285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26.89639" calcext:value-type="float">
            <text:p>26.89639</text:p>
          </table:table-cell>
          <table:table-cell office:value-type="float" office:value="97.17284" calcext:value-type="float">
            <text:p>97.17284</text:p>
          </table:table-cell>
          <table:table-cell office:value-type="float" office:value="164.93551" calcext:value-type="float">
            <text:p>164.93551</text:p>
          </table:table-cell>
          <table:table-cell office:value-type="float" office:value="172.57744" calcext:value-type="float">
            <text:p>172.57744</text:p>
          </table:table-cell>
          <table:table-cell office:value-type="float" office:value="168.42317" calcext:value-type="float">
            <text:p>168.42317</text:p>
          </table:table-cell>
          <table:table-cell office:value-type="float" office:value="168.82008" calcext:value-type="float">
            <text:p>168.82008</text:p>
          </table:table-cell>
          <table:table-cell office:value-type="float" office:value="169.96459" calcext:value-type="float">
            <text:p>169.96459</text:p>
          </table:table-cell>
          <table:table-cell office:value-type="float" office:value="12.794" calcext:value-type="float">
            <text:p>12.79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26.91048" calcext:value-type="float">
            <text:p>26.91048</text:p>
          </table:table-cell>
          <table:table-cell office:value-type="float" office:value="96.45315" calcext:value-type="float">
            <text:p>96.45315</text:p>
          </table:table-cell>
          <table:table-cell office:value-type="float" office:value="164.93759" calcext:value-type="float">
            <text:p>164.93759</text:p>
          </table:table-cell>
          <table:table-cell office:value-type="float" office:value="172.31937" calcext:value-type="float">
            <text:p>172.31937</text:p>
          </table:table-cell>
          <table:table-cell office:value-type="float" office:value="168.31882" calcext:value-type="float">
            <text:p>168.31882</text:p>
          </table:table-cell>
          <table:table-cell office:value-type="float" office:value="168.78039" calcext:value-type="float">
            <text:p>168.78039</text:p>
          </table:table-cell>
          <table:table-cell office:value-type="float" office:value="169.61675" calcext:value-type="float">
            <text:p>169.61675</text:p>
          </table:table-cell>
          <table:table-cell office:value-type="float" office:value="12.4455" calcext:value-type="float">
            <text:p>12.445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26.92695" calcext:value-type="float">
            <text:p>26.92695</text:p>
          </table:table-cell>
          <table:table-cell office:value-type="float" office:value="95.7628" calcext:value-type="float">
            <text:p>95.7628</text:p>
          </table:table-cell>
          <table:table-cell office:value-type="float" office:value="164.939" calcext:value-type="float">
            <text:p>164.939</text:p>
          </table:table-cell>
          <table:table-cell office:value-type="float" office:value="172.07588" calcext:value-type="float">
            <text:p>172.07588</text:p>
          </table:table-cell>
          <table:table-cell office:value-type="float" office:value="168.18827" calcext:value-type="float">
            <text:p>168.18827</text:p>
          </table:table-cell>
          <table:table-cell office:value-type="float" office:value="168.75268" calcext:value-type="float">
            <text:p>168.75268</text:p>
          </table:table-cell>
          <table:table-cell office:value-type="float" office:value="169.2649" calcext:value-type="float">
            <text:p>169.2649</text:p>
          </table:table-cell>
          <table:table-cell office:value-type="float" office:value="12.09632" calcext:value-type="float">
            <text:p>12.0963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26.93023" calcext:value-type="float">
            <text:p>26.93023</text:p>
          </table:table-cell>
          <table:table-cell office:value-type="float" office:value="95.12045" calcext:value-type="float">
            <text:p>95.12045</text:p>
          </table:table-cell>
          <table:table-cell office:value-type="float" office:value="164.95285" calcext:value-type="float">
            <text:p>164.95285</text:p>
          </table:table-cell>
          <table:table-cell office:value-type="float" office:value="171.84793" calcext:value-type="float">
            <text:p>171.84793</text:p>
          </table:table-cell>
          <table:table-cell office:value-type="float" office:value="168.03562" calcext:value-type="float">
            <text:p>168.03562</text:p>
          </table:table-cell>
          <table:table-cell office:value-type="float" office:value="168.72249" calcext:value-type="float">
            <text:p>168.72249</text:p>
          </table:table-cell>
          <table:table-cell office:value-type="float" office:value="168.91159" calcext:value-type="float">
            <text:p>168.91159</text:p>
          </table:table-cell>
          <table:table-cell office:value-type="float" office:value="11.7535" calcext:value-type="float">
            <text:p>11.753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26.91585" calcext:value-type="float">
            <text:p>26.91585</text:p>
          </table:table-cell>
          <table:table-cell office:value-type="float" office:value="94.53955" calcext:value-type="float">
            <text:p>94.53955</text:p>
          </table:table-cell>
          <table:table-cell office:value-type="float" office:value="164.99135" calcext:value-type="float">
            <text:p>164.99135</text:p>
          </table:table-cell>
          <table:table-cell office:value-type="float" office:value="171.64238" calcext:value-type="float">
            <text:p>171.64238</text:p>
          </table:table-cell>
          <table:table-cell office:value-type="float" office:value="167.86805" calcext:value-type="float">
            <text:p>167.86805</text:p>
          </table:table-cell>
          <table:table-cell office:value-type="float" office:value="168.68855" calcext:value-type="float">
            <text:p>168.68855</text:p>
          </table:table-cell>
          <table:table-cell office:value-type="float" office:value="168.55919" calcext:value-type="float">
            <text:p>168.55919</text:p>
          </table:table-cell>
          <table:table-cell office:value-type="float" office:value="11.42137" calcext:value-type="float">
            <text:p>11.4213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26.88212" calcext:value-type="float">
            <text:p>26.88212</text:p>
          </table:table-cell>
          <table:table-cell office:value-type="float" office:value="94.01556" calcext:value-type="float">
            <text:p>94.01556</text:p>
          </table:table-cell>
          <table:table-cell office:value-type="float" office:value="165.05403" calcext:value-type="float">
            <text:p>165.05403</text:p>
          </table:table-cell>
          <table:table-cell office:value-type="float" office:value="171.45896" calcext:value-type="float">
            <text:p>171.45896</text:p>
          </table:table-cell>
          <table:table-cell office:value-type="float" office:value="167.69393" calcext:value-type="float">
            <text:p>167.69393</text:p>
          </table:table-cell>
          <table:table-cell office:value-type="float" office:value="168.64144" calcext:value-type="float">
            <text:p>168.64144</text:p>
          </table:table-cell>
          <table:table-cell office:value-type="float" office:value="168.20994" calcext:value-type="float">
            <text:p>168.20994</text:p>
          </table:table-cell>
          <table:table-cell office:value-type="float" office:value="11.10584" calcext:value-type="float">
            <text:p>11.1058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26.82377" calcext:value-type="float">
            <text:p>26.82377</text:p>
          </table:table-cell>
          <table:table-cell office:value-type="float" office:value="93.51027" calcext:value-type="float">
            <text:p>93.51027</text:p>
          </table:table-cell>
          <table:table-cell office:value-type="float" office:value="165.13775" calcext:value-type="float">
            <text:p>165.13775</text:p>
          </table:table-cell>
          <table:table-cell office:value-type="float" office:value="171.29509" calcext:value-type="float">
            <text:p>171.29509</text:p>
          </table:table-cell>
          <table:table-cell office:value-type="float" office:value="167.52347" calcext:value-type="float">
            <text:p>167.52347</text:p>
          </table:table-cell>
          <table:table-cell office:value-type="float" office:value="168.58617" calcext:value-type="float">
            <text:p>168.58617</text:p>
          </table:table-cell>
          <table:table-cell office:value-type="float" office:value="167.86595" calcext:value-type="float">
            <text:p>167.86595</text:p>
          </table:table-cell>
          <table:table-cell office:value-type="float" office:value="10.81439" calcext:value-type="float">
            <text:p>10.8143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office:value-type="float" office:value="26.75534" calcext:value-type="float">
            <text:p>26.75534</text:p>
          </table:table-cell>
          <table:table-cell office:value-type="float" office:value="92.9842" calcext:value-type="float">
            <text:p>92.9842</text:p>
          </table:table-cell>
          <table:table-cell office:value-type="float" office:value="165.23777" calcext:value-type="float">
            <text:p>165.23777</text:p>
          </table:table-cell>
          <table:table-cell office:value-type="float" office:value="171.14775" calcext:value-type="float">
            <text:p>171.14775</text:p>
          </table:table-cell>
          <table:table-cell office:value-type="float" office:value="167.3643" calcext:value-type="float">
            <text:p>167.3643</text:p>
          </table:table-cell>
          <table:table-cell office:value-type="float" office:value="168.50548" calcext:value-type="float">
            <text:p>168.50548</text:p>
          </table:table-cell>
          <table:table-cell office:value-type="float" office:value="167.52925" calcext:value-type="float">
            <text:p>167.52925</text:p>
          </table:table-cell>
          <table:table-cell office:value-type="float" office:value="10.55296" calcext:value-type="float">
            <text:p>10.5529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float" office:value="26.67844" calcext:value-type="float">
            <text:p>26.67844</text:p>
          </table:table-cell>
          <table:table-cell office:value-type="float" office:value="92.40036" calcext:value-type="float">
            <text:p>92.40036</text:p>
          </table:table-cell>
          <table:table-cell office:value-type="float" office:value="165.34493" calcext:value-type="float">
            <text:p>165.34493</text:p>
          </table:table-cell>
          <table:table-cell office:value-type="float" office:value="171.01093" calcext:value-type="float">
            <text:p>171.01093</text:p>
          </table:table-cell>
          <table:table-cell office:value-type="float" office:value="167.22197" calcext:value-type="float">
            <text:p>167.22197</text:p>
          </table:table-cell>
          <table:table-cell office:value-type="float" office:value="168.40547" calcext:value-type="float">
            <text:p>168.40547</text:p>
          </table:table-cell>
          <table:table-cell office:value-type="float" office:value="167.20182" calcext:value-type="float">
            <text:p>167.20182</text:p>
          </table:table-cell>
          <table:table-cell office:value-type="float" office:value="10.32678" calcext:value-type="float">
            <text:p>10.3267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office:value-type="float" office:value="26.59723" calcext:value-type="float">
            <text:p>26.59723</text:p>
          </table:table-cell>
          <table:table-cell office:value-type="float" office:value="91.76059" calcext:value-type="float">
            <text:p>91.76059</text:p>
          </table:table-cell>
          <table:table-cell office:value-type="float" office:value="165.45341" calcext:value-type="float">
            <text:p>165.45341</text:p>
          </table:table-cell>
          <table:table-cell office:value-type="float" office:value="170.87685" calcext:value-type="float">
            <text:p>170.87685</text:p>
          </table:table-cell>
          <table:table-cell office:value-type="float" office:value="167.09857" calcext:value-type="float">
            <text:p>167.09857</text:p>
          </table:table-cell>
          <table:table-cell office:value-type="float" office:value="168.25456" calcext:value-type="float">
            <text:p>168.25456</text:p>
          </table:table-cell>
          <table:table-cell office:value-type="float" office:value="166.8856" calcext:value-type="float">
            <text:p>166.8856</text:p>
          </table:table-cell>
          <table:table-cell office:value-type="float" office:value="10.14065" calcext:value-type="float">
            <text:p>10.1406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office:value-type="float" office:value="26.50386" calcext:value-type="float">
            <text:p>26.50386</text:p>
          </table:table-cell>
          <table:table-cell office:value-type="float" office:value="91.16166" calcext:value-type="float">
            <text:p>91.16166</text:p>
          </table:table-cell>
          <table:table-cell office:value-type="float" office:value="165.55595" calcext:value-type="float">
            <text:p>165.55595</text:p>
          </table:table-cell>
          <table:table-cell office:value-type="float" office:value="170.7388" calcext:value-type="float">
            <text:p>170.7388</text:p>
          </table:table-cell>
          <table:table-cell office:value-type="float" office:value="166.99444" calcext:value-type="float">
            <text:p>166.99444</text:p>
          </table:table-cell>
          <table:table-cell office:value-type="float" office:value="168.06521" calcext:value-type="float">
            <text:p>168.06521</text:p>
          </table:table-cell>
          <table:table-cell office:value-type="float" office:value="166.58251" calcext:value-type="float">
            <text:p>166.58251</text:p>
          </table:table-cell>
          <table:table-cell office:value-type="float" office:value="9.99375" calcext:value-type="float">
            <text:p>9.9937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1" calcext:value-type="float">
            <text:p>201</text:p>
          </table:table-cell>
          <table:table-cell office:value-type="float" office:value="26.40429" calcext:value-type="float">
            <text:p>26.40429</text:p>
          </table:table-cell>
          <table:table-cell office:value-type="float" office:value="90.63522" calcext:value-type="float">
            <text:p>90.63522</text:p>
          </table:table-cell>
          <table:table-cell office:value-type="float" office:value="165.65568" calcext:value-type="float">
            <text:p>165.65568</text:p>
          </table:table-cell>
          <table:table-cell office:value-type="float" office:value="170.5984" calcext:value-type="float">
            <text:p>170.5984</text:p>
          </table:table-cell>
          <table:table-cell office:value-type="float" office:value="166.90796" calcext:value-type="float">
            <text:p>166.90796</text:p>
          </table:table-cell>
          <table:table-cell office:value-type="float" office:value="167.82832" calcext:value-type="float">
            <text:p>167.82832</text:p>
          </table:table-cell>
          <table:table-cell office:value-type="float" office:value="166.29445" calcext:value-type="float">
            <text:p>166.29445</text:p>
          </table:table-cell>
          <table:table-cell office:value-type="float" office:value="9.87924" calcext:value-type="float">
            <text:p>9.8792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2" calcext:value-type="float">
            <text:p>202</text:p>
          </table:table-cell>
          <table:table-cell office:value-type="float" office:value="26.31234" calcext:value-type="float">
            <text:p>26.31234</text:p>
          </table:table-cell>
          <table:table-cell office:value-type="float" office:value="90.17418" calcext:value-type="float">
            <text:p>90.17418</text:p>
          </table:table-cell>
          <table:table-cell office:value-type="float" office:value="165.75305" calcext:value-type="float">
            <text:p>165.75305</text:p>
          </table:table-cell>
          <table:table-cell office:value-type="float" office:value="170.45881" calcext:value-type="float">
            <text:p>170.45881</text:p>
          </table:table-cell>
          <table:table-cell office:value-type="float" office:value="166.8371" calcext:value-type="float">
            <text:p>166.8371</text:p>
          </table:table-cell>
          <table:table-cell office:value-type="float" office:value="167.56038" calcext:value-type="float">
            <text:p>167.56038</text:p>
          </table:table-cell>
          <table:table-cell office:value-type="float" office:value="166.02328" calcext:value-type="float">
            <text:p>166.02328</text:p>
          </table:table-cell>
          <table:table-cell office:value-type="float" office:value="9.78882" calcext:value-type="float">
            <text:p>9.7888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3" calcext:value-type="float">
            <text:p>203</text:p>
          </table:table-cell>
          <table:table-cell office:value-type="float" office:value="26.23963" calcext:value-type="float">
            <text:p>26.23963</text:p>
          </table:table-cell>
          <table:table-cell office:value-type="float" office:value="89.73528" calcext:value-type="float">
            <text:p>89.73528</text:p>
          </table:table-cell>
          <table:table-cell office:value-type="float" office:value="165.85165" calcext:value-type="float">
            <text:p>165.85165</text:p>
          </table:table-cell>
          <table:table-cell office:value-type="float" office:value="170.32311" calcext:value-type="float">
            <text:p>170.32311</text:p>
          </table:table-cell>
          <table:table-cell office:value-type="float" office:value="166.77888" calcext:value-type="float">
            <text:p>166.77888</text:p>
          </table:table-cell>
          <table:table-cell office:value-type="float" office:value="167.25648" calcext:value-type="float">
            <text:p>167.25648</text:p>
          </table:table-cell>
          <table:table-cell office:value-type="float" office:value="165.77077" calcext:value-type="float">
            <text:p>165.77077</text:p>
          </table:table-cell>
          <table:table-cell office:value-type="float" office:value="9.71786" calcext:value-type="float">
            <text:p>9.7178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  <table:table-cell office:value-type="float" office:value="26.20251" calcext:value-type="float">
            <text:p>26.20251</text:p>
          </table:table-cell>
          <table:table-cell office:value-type="float" office:value="89.31213" calcext:value-type="float">
            <text:p>89.31213</text:p>
          </table:table-cell>
          <table:table-cell office:value-type="float" office:value="165.94827" calcext:value-type="float">
            <text:p>165.94827</text:p>
          </table:table-cell>
          <table:table-cell office:value-type="float" office:value="170.19048" calcext:value-type="float">
            <text:p>170.19048</text:p>
          </table:table-cell>
          <table:table-cell office:value-type="float" office:value="166.72964" calcext:value-type="float">
            <text:p>166.72964</text:p>
          </table:table-cell>
          <table:table-cell office:value-type="float" office:value="166.95625" calcext:value-type="float">
            <text:p>166.95625</text:p>
          </table:table-cell>
          <table:table-cell office:value-type="float" office:value="165.53856" calcext:value-type="float">
            <text:p>165.53856</text:p>
          </table:table-cell>
          <table:table-cell office:value-type="float" office:value="9.66236" calcext:value-type="float">
            <text:p>9.6623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5" calcext:value-type="float">
            <text:p>205</text:p>
          </table:table-cell>
          <table:table-cell office:value-type="float" office:value="26.22095" calcext:value-type="float">
            <text:p>26.22095</text:p>
          </table:table-cell>
          <table:table-cell office:value-type="float" office:value="88.98791" calcext:value-type="float">
            <text:p>88.98791</text:p>
          </table:table-cell>
          <table:table-cell office:value-type="float" office:value="166.04061" calcext:value-type="float">
            <text:p>166.04061</text:p>
          </table:table-cell>
          <table:table-cell office:value-type="float" office:value="170.06055" calcext:value-type="float">
            <text:p>170.06055</text:p>
          </table:table-cell>
          <table:table-cell office:value-type="float" office:value="166.68421" calcext:value-type="float">
            <text:p>166.68421</text:p>
          </table:table-cell>
          <table:table-cell office:value-type="float" office:value="166.68219" calcext:value-type="float">
            <text:p>166.68219</text:p>
          </table:table-cell>
          <table:table-cell office:value-type="float" office:value="165.32806" calcext:value-type="float">
            <text:p>165.32806</text:p>
          </table:table-cell>
          <table:table-cell office:value-type="float" office:value="9.6171" calcext:value-type="float">
            <text:p>9.617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6" calcext:value-type="float">
            <text:p>206</text:p>
          </table:table-cell>
          <table:table-cell office:value-type="float" office:value="26.29777" calcext:value-type="float">
            <text:p>26.29777</text:p>
          </table:table-cell>
          <table:table-cell office:value-type="float" office:value="88.75269" calcext:value-type="float">
            <text:p>88.75269</text:p>
          </table:table-cell>
          <table:table-cell office:value-type="float" office:value="166.12317" calcext:value-type="float">
            <text:p>166.12317</text:p>
          </table:table-cell>
          <table:table-cell office:value-type="float" office:value="169.93229" calcext:value-type="float">
            <text:p>169.93229</text:p>
          </table:table-cell>
          <table:table-cell office:value-type="float" office:value="166.63822" calcext:value-type="float">
            <text:p>166.63822</text:p>
          </table:table-cell>
          <table:table-cell office:value-type="float" office:value="166.46149" calcext:value-type="float">
            <text:p>166.46149</text:p>
          </table:table-cell>
          <table:table-cell office:value-type="float" office:value="165.14042" calcext:value-type="float">
            <text:p>165.14042</text:p>
          </table:table-cell>
          <table:table-cell office:value-type="float" office:value="9.57851" calcext:value-type="float">
            <text:p>9.5785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7" calcext:value-type="float">
            <text:p>207</text:p>
          </table:table-cell>
          <table:table-cell office:value-type="float" office:value="26.42855" calcext:value-type="float">
            <text:p>26.42855</text:p>
          </table:table-cell>
          <table:table-cell office:value-type="float" office:value="88.57283" calcext:value-type="float">
            <text:p>88.57283</text:p>
          </table:table-cell>
          <table:table-cell office:value-type="float" office:value="166.18935" calcext:value-type="float">
            <text:p>166.18935</text:p>
          </table:table-cell>
          <table:table-cell office:value-type="float" office:value="169.80524" calcext:value-type="float">
            <text:p>169.80524</text:p>
          </table:table-cell>
          <table:table-cell office:value-type="float" office:value="166.58781" calcext:value-type="float">
            <text:p>166.58781</text:p>
          </table:table-cell>
          <table:table-cell office:value-type="float" office:value="166.28278" calcext:value-type="float">
            <text:p>166.28278</text:p>
          </table:table-cell>
          <table:table-cell office:value-type="float" office:value="164.97642" calcext:value-type="float">
            <text:p>164.97642</text:p>
          </table:table-cell>
          <table:table-cell office:value-type="float" office:value="9.54566" calcext:value-type="float">
            <text:p>9.5456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8" calcext:value-type="float">
            <text:p>208</text:p>
          </table:table-cell>
          <table:table-cell office:value-type="float" office:value="26.60938" calcext:value-type="float">
            <text:p>26.60938</text:p>
          </table:table-cell>
          <table:table-cell office:value-type="float" office:value="88.39432" calcext:value-type="float">
            <text:p>88.39432</text:p>
          </table:table-cell>
          <table:table-cell office:value-type="float" office:value="166.22617" calcext:value-type="float">
            <text:p>166.22617</text:p>
          </table:table-cell>
          <table:table-cell office:value-type="float" office:value="169.68201" calcext:value-type="float">
            <text:p>169.68201</text:p>
          </table:table-cell>
          <table:table-cell office:value-type="float" office:value="166.53299" calcext:value-type="float">
            <text:p>166.53299</text:p>
          </table:table-cell>
          <table:table-cell office:value-type="float" office:value="166.14197" calcext:value-type="float">
            <text:p>166.14197</text:p>
          </table:table-cell>
          <table:table-cell office:value-type="float" office:value="164.83638" calcext:value-type="float">
            <text:p>164.83638</text:p>
          </table:table-cell>
          <table:table-cell office:value-type="float" office:value="9.51718" calcext:value-type="float">
            <text:p>9.5171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9" calcext:value-type="float">
            <text:p>209</text:p>
          </table:table-cell>
          <table:table-cell office:value-type="float" office:value="26.83082" calcext:value-type="float">
            <text:p>26.83082</text:p>
          </table:table-cell>
          <table:table-cell office:value-type="float" office:value="88.14828" calcext:value-type="float">
            <text:p>88.14828</text:p>
          </table:table-cell>
          <table:table-cell office:value-type="float" office:value="166.23427" calcext:value-type="float">
            <text:p>166.23427</text:p>
          </table:table-cell>
          <table:table-cell office:value-type="float" office:value="169.57284" calcext:value-type="float">
            <text:p>169.57284</text:p>
          </table:table-cell>
          <table:table-cell office:value-type="float" office:value="166.4765" calcext:value-type="float">
            <text:p>166.4765</text:p>
          </table:table-cell>
          <table:table-cell office:value-type="float" office:value="166.02288" calcext:value-type="float">
            <text:p>166.02288</text:p>
          </table:table-cell>
          <table:table-cell office:value-type="float" office:value="164.72014" calcext:value-type="float">
            <text:p>164.72014</text:p>
          </table:table-cell>
          <table:table-cell office:value-type="float" office:value="9.48952" calcext:value-type="float">
            <text:p>9.4895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0" calcext:value-type="float">
            <text:p>210</text:p>
          </table:table-cell>
          <table:table-cell office:value-type="float" office:value="27.09751" calcext:value-type="float">
            <text:p>27.09751</text:p>
          </table:table-cell>
          <table:table-cell office:value-type="float" office:value="87.8205" calcext:value-type="float">
            <text:p>87.8205</text:p>
          </table:table-cell>
          <table:table-cell office:value-type="float" office:value="166.20882" calcext:value-type="float">
            <text:p>166.20882</text:p>
          </table:table-cell>
          <table:table-cell office:value-type="float" office:value="169.47871" calcext:value-type="float">
            <text:p>169.47871</text:p>
          </table:table-cell>
          <table:table-cell office:value-type="float" office:value="166.42374" calcext:value-type="float">
            <text:p>166.42374</text:p>
          </table:table-cell>
          <table:table-cell office:value-type="float" office:value="165.92827" calcext:value-type="float">
            <text:p>165.92827</text:p>
          </table:table-cell>
          <table:table-cell office:value-type="float" office:value="164.62698" calcext:value-type="float">
            <text:p>164.62698</text:p>
          </table:table-cell>
          <table:table-cell office:value-type="float" office:value="9.46118" calcext:value-type="float">
            <text:p>9.4611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1" calcext:value-type="float">
            <text:p>211</text:p>
          </table:table-cell>
          <table:table-cell office:value-type="float" office:value="27.40011" calcext:value-type="float">
            <text:p>27.40011</text:p>
          </table:table-cell>
          <table:table-cell office:value-type="float" office:value="87.403" calcext:value-type="float">
            <text:p>87.403</text:p>
          </table:table-cell>
          <table:table-cell office:value-type="float" office:value="166.15728" calcext:value-type="float">
            <text:p>166.15728</text:p>
          </table:table-cell>
          <table:table-cell office:value-type="float" office:value="169.39693" calcext:value-type="float">
            <text:p>169.39693</text:p>
          </table:table-cell>
          <table:table-cell office:value-type="float" office:value="166.38001" calcext:value-type="float">
            <text:p>166.38001</text:p>
          </table:table-cell>
          <table:table-cell office:value-type="float" office:value="165.86415" calcext:value-type="float">
            <text:p>165.86415</text:p>
          </table:table-cell>
          <table:table-cell office:value-type="float" office:value="164.55562" calcext:value-type="float">
            <text:p>164.55562</text:p>
          </table:table-cell>
          <table:table-cell office:value-type="float" office:value="9.43106" calcext:value-type="float">
            <text:p>9.4310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2" calcext:value-type="float">
            <text:p>212</text:p>
          </table:table-cell>
          <table:table-cell office:value-type="float" office:value="27.72637" calcext:value-type="float">
            <text:p>27.72637</text:p>
          </table:table-cell>
          <table:table-cell office:value-type="float" office:value="86.9427" calcext:value-type="float">
            <text:p>86.9427</text:p>
          </table:table-cell>
          <table:table-cell office:value-type="float" office:value="166.07662" calcext:value-type="float">
            <text:p>166.07662</text:p>
          </table:table-cell>
          <table:table-cell office:value-type="float" office:value="169.31842" calcext:value-type="float">
            <text:p>169.31842</text:p>
          </table:table-cell>
          <table:table-cell office:value-type="float" office:value="166.34979" calcext:value-type="float">
            <text:p>166.34979</text:p>
          </table:table-cell>
          <table:table-cell office:value-type="float" office:value="165.83132" calcext:value-type="float">
            <text:p>165.83132</text:p>
          </table:table-cell>
          <table:table-cell office:value-type="float" office:value="164.50429" calcext:value-type="float">
            <text:p>164.50429</text:p>
          </table:table-cell>
          <table:table-cell office:value-type="float" office:value="9.39348" calcext:value-type="float">
            <text:p>9.3934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3" calcext:value-type="float">
            <text:p>213</text:p>
          </table:table-cell>
          <table:table-cell office:value-type="float" office:value="28.05138" calcext:value-type="float">
            <text:p>28.05138</text:p>
          </table:table-cell>
          <table:table-cell office:value-type="float" office:value="86.47676" calcext:value-type="float">
            <text:p>86.47676</text:p>
          </table:table-cell>
          <table:table-cell office:value-type="float" office:value="165.97474" calcext:value-type="float">
            <text:p>165.97474</text:p>
          </table:table-cell>
          <table:table-cell office:value-type="float" office:value="169.2416" calcext:value-type="float">
            <text:p>169.2416</text:p>
          </table:table-cell>
          <table:table-cell office:value-type="float" office:value="166.33732" calcext:value-type="float">
            <text:p>166.33732</text:p>
          </table:table-cell>
          <table:table-cell office:value-type="float" office:value="165.79295" calcext:value-type="float">
            <text:p>165.79295</text:p>
          </table:table-cell>
          <table:table-cell office:value-type="float" office:value="164.47072" calcext:value-type="float">
            <text:p>164.47072</text:p>
          </table:table-cell>
          <table:table-cell office:value-type="float" office:value="9.34244" calcext:value-type="float">
            <text:p>9.3424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4" calcext:value-type="float">
            <text:p>214</text:p>
          </table:table-cell>
          <table:table-cell office:value-type="float" office:value="28.35839" calcext:value-type="float">
            <text:p>28.35839</text:p>
          </table:table-cell>
          <table:table-cell office:value-type="float" office:value="85.96222" calcext:value-type="float">
            <text:p>85.96222</text:p>
          </table:table-cell>
          <table:table-cell office:value-type="float" office:value="165.86009" calcext:value-type="float">
            <text:p>165.86009</text:p>
          </table:table-cell>
          <table:table-cell office:value-type="float" office:value="169.16601" calcext:value-type="float">
            <text:p>169.16601</text:p>
          </table:table-cell>
          <table:table-cell office:value-type="float" office:value="166.34612" calcext:value-type="float">
            <text:p>166.34612</text:p>
          </table:table-cell>
          <table:table-cell office:value-type="float" office:value="165.70804" calcext:value-type="float">
            <text:p>165.70804</text:p>
          </table:table-cell>
          <table:table-cell office:value-type="float" office:value="164.45227" calcext:value-type="float">
            <text:p>164.45227</text:p>
          </table:table-cell>
          <table:table-cell office:value-type="float" office:value="9.27506" calcext:value-type="float">
            <text:p>9.2750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5" calcext:value-type="float">
            <text:p>215</text:p>
          </table:table-cell>
          <table:table-cell office:value-type="float" office:value="28.65276" calcext:value-type="float">
            <text:p>28.65276</text:p>
          </table:table-cell>
          <table:table-cell office:value-type="float" office:value="85.41068" calcext:value-type="float">
            <text:p>85.41068</text:p>
          </table:table-cell>
          <table:table-cell office:value-type="float" office:value="165.75413" calcext:value-type="float">
            <text:p>165.75413</text:p>
          </table:table-cell>
          <table:table-cell office:value-type="float" office:value="169.09714" calcext:value-type="float">
            <text:p>169.09714</text:p>
          </table:table-cell>
          <table:table-cell office:value-type="float" office:value="166.37931" calcext:value-type="float">
            <text:p>166.37931</text:p>
          </table:table-cell>
          <table:table-cell office:value-type="float" office:value="165.5783" calcext:value-type="float">
            <text:p>165.5783</text:p>
          </table:table-cell>
          <table:table-cell office:value-type="float" office:value="164.446" calcext:value-type="float">
            <text:p>164.446</text:p>
          </table:table-cell>
          <table:table-cell office:value-type="float" office:value="9.19346" calcext:value-type="float">
            <text:p>9.1934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  <table:table-cell office:value-type="float" office:value="28.94535" calcext:value-type="float">
            <text:p>28.94535</text:p>
          </table:table-cell>
          <table:table-cell office:value-type="float" office:value="84.88339" calcext:value-type="float">
            <text:p>84.88339</text:p>
          </table:table-cell>
          <table:table-cell office:value-type="float" office:value="165.67544" calcext:value-type="float">
            <text:p>165.67544</text:p>
          </table:table-cell>
          <table:table-cell office:value-type="float" office:value="169.0411" calcext:value-type="float">
            <text:p>169.0411</text:p>
          </table:table-cell>
          <table:table-cell office:value-type="float" office:value="166.43874" calcext:value-type="float">
            <text:p>166.43874</text:p>
          </table:table-cell>
          <table:table-cell office:value-type="float" office:value="165.42322" calcext:value-type="float">
            <text:p>165.42322</text:p>
          </table:table-cell>
          <table:table-cell office:value-type="float" office:value="164.44873" calcext:value-type="float">
            <text:p>164.44873</text:p>
          </table:table-cell>
          <table:table-cell office:value-type="float" office:value="9.10325" calcext:value-type="float">
            <text:p>9.1032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7" calcext:value-type="float">
            <text:p>217</text:p>
          </table:table-cell>
          <table:table-cell office:value-type="float" office:value="29.25579" calcext:value-type="float">
            <text:p>29.25579</text:p>
          </table:table-cell>
          <table:table-cell office:value-type="float" office:value="84.4446" calcext:value-type="float">
            <text:p>84.4446</text:p>
          </table:table-cell>
          <table:table-cell office:value-type="float" office:value="165.64072" calcext:value-type="float">
            <text:p>165.64072</text:p>
          </table:table-cell>
          <table:table-cell office:value-type="float" office:value="169.00394" calcext:value-type="float">
            <text:p>169.00394</text:p>
          </table:table-cell>
          <table:table-cell office:value-type="float" office:value="166.52477" calcext:value-type="float">
            <text:p>166.52477</text:p>
          </table:table-cell>
          <table:table-cell office:value-type="float" office:value="165.26867" calcext:value-type="float">
            <text:p>165.26867</text:p>
          </table:table-cell>
          <table:table-cell office:value-type="float" office:value="164.4572" calcext:value-type="float">
            <text:p>164.4572</text:p>
          </table:table-cell>
          <table:table-cell office:value-type="float" office:value="9.01033" calcext:value-type="float">
            <text:p>9.0103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18" calcext:value-type="float">
            <text:p>218</text:p>
          </table:table-cell>
          <table:table-cell office:value-type="float" office:value="29.58877" calcext:value-type="float">
            <text:p>29.58877</text:p>
          </table:table-cell>
          <table:table-cell office:value-type="float" office:value="84.09786" calcext:value-type="float">
            <text:p>84.09786</text:p>
          </table:table-cell>
          <table:table-cell office:value-type="float" office:value="165.6535" calcext:value-type="float">
            <text:p>165.6535</text:p>
          </table:table-cell>
          <table:table-cell office:value-type="float" office:value="168.98448" calcext:value-type="float">
            <text:p>168.98448</text:p>
          </table:table-cell>
          <table:table-cell office:value-type="float" office:value="166.6366" calcext:value-type="float">
            <text:p>166.6366</text:p>
          </table:table-cell>
          <table:table-cell office:value-type="float" office:value="165.09335" calcext:value-type="float">
            <text:p>165.09335</text:p>
          </table:table-cell>
          <table:table-cell office:value-type="float" office:value="164.46814" calcext:value-type="float">
            <text:p>164.46814</text:p>
          </table:table-cell>
          <table:table-cell office:value-type="float" office:value="8.91843" calcext:value-type="float">
            <text:p>8.9184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9.95595" calcext:value-type="float">
            <text:p>29.95595</text:p>
          </table:table-cell>
          <table:table-cell office:value-type="float" office:value="83.8092" calcext:value-type="float">
            <text:p>83.8092</text:p>
          </table:table-cell>
          <table:table-cell office:value-type="float" office:value="165.71657" calcext:value-type="float">
            <text:p>165.71657</text:p>
          </table:table-cell>
          <table:table-cell office:value-type="float" office:value="168.97966" calcext:value-type="float">
            <text:p>168.97966</text:p>
          </table:table-cell>
          <table:table-cell office:value-type="float" office:value="166.77178" calcext:value-type="float">
            <text:p>166.77178</text:p>
          </table:table-cell>
          <table:table-cell office:value-type="float" office:value="164.89284" calcext:value-type="float">
            <text:p>164.89284</text:p>
          </table:table-cell>
          <table:table-cell office:value-type="float" office:value="164.47839" calcext:value-type="float">
            <text:p>164.47839</text:p>
          </table:table-cell>
          <table:table-cell office:value-type="float" office:value="8.82843" calcext:value-type="float">
            <text:p>8.8284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0" calcext:value-type="float">
            <text:p>220</text:p>
          </table:table-cell>
          <table:table-cell office:value-type="float" office:value="30.34866" calcext:value-type="float">
            <text:p>30.34866</text:p>
          </table:table-cell>
          <table:table-cell office:value-type="float" office:value="83.54671" calcext:value-type="float">
            <text:p>83.54671</text:p>
          </table:table-cell>
          <table:table-cell office:value-type="float" office:value="165.82874" calcext:value-type="float">
            <text:p>165.82874</text:p>
          </table:table-cell>
          <table:table-cell office:value-type="float" office:value="168.9858" calcext:value-type="float">
            <text:p>168.9858</text:p>
          </table:table-cell>
          <table:table-cell office:value-type="float" office:value="166.92599" calcext:value-type="float">
            <text:p>166.92599</text:p>
          </table:table-cell>
          <table:table-cell office:value-type="float" office:value="164.66103" calcext:value-type="float">
            <text:p>164.66103</text:p>
          </table:table-cell>
          <table:table-cell office:value-type="float" office:value="164.48499" calcext:value-type="float">
            <text:p>164.48499</text:p>
          </table:table-cell>
          <table:table-cell office:value-type="float" office:value="8.74023" calcext:value-type="float">
            <text:p>8.7402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1" calcext:value-type="float">
            <text:p>221</text:p>
          </table:table-cell>
          <table:table-cell office:value-type="float" office:value="30.76171" calcext:value-type="float">
            <text:p>30.76171</text:p>
          </table:table-cell>
          <table:table-cell office:value-type="float" office:value="83.29976" calcext:value-type="float">
            <text:p>83.29976</text:p>
          </table:table-cell>
          <table:table-cell office:value-type="float" office:value="165.9916" calcext:value-type="float">
            <text:p>165.9916</text:p>
          </table:table-cell>
          <table:table-cell office:value-type="float" office:value="169.00501" calcext:value-type="float">
            <text:p>169.00501</text:p>
          </table:table-cell>
          <table:table-cell office:value-type="float" office:value="167.09293" calcext:value-type="float">
            <text:p>167.09293</text:p>
          </table:table-cell>
          <table:table-cell office:value-type="float" office:value="164.41" calcext:value-type="float">
            <text:p>164.41</text:p>
          </table:table-cell>
          <table:table-cell office:value-type="float" office:value="164.48521" calcext:value-type="float">
            <text:p>164.48521</text:p>
          </table:table-cell>
          <table:table-cell office:value-type="float" office:value="8.65232" calcext:value-type="float">
            <text:p>8.6523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2" calcext:value-type="float">
            <text:p>222</text:p>
          </table:table-cell>
          <table:table-cell office:value-type="float" office:value="31.19286" calcext:value-type="float">
            <text:p>31.19286</text:p>
          </table:table-cell>
          <table:table-cell office:value-type="float" office:value="83.07731" calcext:value-type="float">
            <text:p>83.07731</text:p>
          </table:table-cell>
          <table:table-cell office:value-type="float" office:value="166.20367" calcext:value-type="float">
            <text:p>166.20367</text:p>
          </table:table-cell>
          <table:table-cell office:value-type="float" office:value="169.0394" calcext:value-type="float">
            <text:p>169.0394</text:p>
          </table:table-cell>
          <table:table-cell office:value-type="float" office:value="167.26505" calcext:value-type="float">
            <text:p>167.26505</text:p>
          </table:table-cell>
          <table:table-cell office:value-type="float" office:value="164.15762" calcext:value-type="float">
            <text:p>164.15762</text:p>
          </table:table-cell>
          <table:table-cell office:value-type="float" office:value="164.47663" calcext:value-type="float">
            <text:p>164.47663</text:p>
          </table:table-cell>
          <table:table-cell office:value-type="float" office:value="8.56182" calcext:value-type="float">
            <text:p>8.5618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office:value-type="float" office:value="31.63598" calcext:value-type="float">
            <text:p>31.63598</text:p>
          </table:table-cell>
          <table:table-cell office:value-type="float" office:value="82.884" calcext:value-type="float">
            <text:p>82.884</text:p>
          </table:table-cell>
          <table:table-cell office:value-type="float" office:value="166.46481" calcext:value-type="float">
            <text:p>166.46481</text:p>
          </table:table-cell>
          <table:table-cell office:value-type="float" office:value="169.09222" calcext:value-type="float">
            <text:p>169.09222</text:p>
          </table:table-cell>
          <table:table-cell office:value-type="float" office:value="167.43468" calcext:value-type="float">
            <text:p>167.43468</text:p>
          </table:table-cell>
          <table:table-cell office:value-type="float" office:value="163.92998" calcext:value-type="float">
            <text:p>163.92998</text:p>
          </table:table-cell>
          <table:table-cell office:value-type="float" office:value="164.45715" calcext:value-type="float">
            <text:p>164.45715</text:p>
          </table:table-cell>
          <table:table-cell office:value-type="float" office:value="8.47139" calcext:value-type="float">
            <text:p>8.4713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4" calcext:value-type="float">
            <text:p>224</text:p>
          </table:table-cell>
          <table:table-cell office:value-type="float" office:value="32.08578" calcext:value-type="float">
            <text:p>32.08578</text:p>
          </table:table-cell>
          <table:table-cell office:value-type="float" office:value="82.70716" calcext:value-type="float">
            <text:p>82.70716</text:p>
          </table:table-cell>
          <table:table-cell office:value-type="float" office:value="166.75915" calcext:value-type="float">
            <text:p>166.75915</text:p>
          </table:table-cell>
          <table:table-cell office:value-type="float" office:value="169.16168" calcext:value-type="float">
            <text:p>169.16168</text:p>
          </table:table-cell>
          <table:table-cell office:value-type="float" office:value="167.59391" calcext:value-type="float">
            <text:p>167.59391</text:p>
          </table:table-cell>
          <table:table-cell office:value-type="float" office:value="163.72368" calcext:value-type="float">
            <text:p>163.72368</text:p>
          </table:table-cell>
          <table:table-cell office:value-type="float" office:value="164.42508" calcext:value-type="float">
            <text:p>164.42508</text:p>
          </table:table-cell>
          <table:table-cell office:value-type="float" office:value="8.38679" calcext:value-type="float">
            <text:p>8.3867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5" calcext:value-type="float">
            <text:p>225</text:p>
          </table:table-cell>
          <table:table-cell office:value-type="float" office:value="32.53426" calcext:value-type="float">
            <text:p>32.53426</text:p>
          </table:table-cell>
          <table:table-cell office:value-type="float" office:value="82.53088" calcext:value-type="float">
            <text:p>82.53088</text:p>
          </table:table-cell>
          <table:table-cell office:value-type="float" office:value="167.07096" calcext:value-type="float">
            <text:p>167.07096</text:p>
          </table:table-cell>
          <table:table-cell office:value-type="float" office:value="169.2444" calcext:value-type="float">
            <text:p>169.2444</text:p>
          </table:table-cell>
          <table:table-cell office:value-type="float" office:value="167.73456" calcext:value-type="float">
            <text:p>167.73456</text:p>
          </table:table-cell>
          <table:table-cell office:value-type="float" office:value="163.52533" calcext:value-type="float">
            <text:p>163.52533</text:p>
          </table:table-cell>
          <table:table-cell office:value-type="float" office:value="164.3791" calcext:value-type="float">
            <text:p>164.3791</text:p>
          </table:table-cell>
          <table:table-cell office:value-type="float" office:value="8.30916" calcext:value-type="float">
            <text:p>8.3091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6" calcext:value-type="float">
            <text:p>226</text:p>
          </table:table-cell>
          <table:table-cell office:value-type="float" office:value="32.96631" calcext:value-type="float">
            <text:p>32.96631</text:p>
          </table:table-cell>
          <table:table-cell office:value-type="float" office:value="82.34132" calcext:value-type="float">
            <text:p>82.34132</text:p>
          </table:table-cell>
          <table:table-cell office:value-type="float" office:value="167.38521" calcext:value-type="float">
            <text:p>167.38521</text:p>
          </table:table-cell>
          <table:table-cell office:value-type="float" office:value="169.33726" calcext:value-type="float">
            <text:p>169.33726</text:p>
          </table:table-cell>
          <table:table-cell office:value-type="float" office:value="167.84835" calcext:value-type="float">
            <text:p>167.84835</text:p>
          </table:table-cell>
          <table:table-cell office:value-type="float" office:value="163.33772" calcext:value-type="float">
            <text:p>163.33772</text:p>
          </table:table-cell>
          <table:table-cell office:value-type="float" office:value="164.31882" calcext:value-type="float">
            <text:p>164.31882</text:p>
          </table:table-cell>
          <table:table-cell office:value-type="float" office:value="8.23583" calcext:value-type="float">
            <text:p>8.2358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7" calcext:value-type="float">
            <text:p>227</text:p>
          </table:table-cell>
          <table:table-cell office:value-type="float" office:value="33.38404" calcext:value-type="float">
            <text:p>33.38404</text:p>
          </table:table-cell>
          <table:table-cell office:value-type="float" office:value="82.14783" calcext:value-type="float">
            <text:p>82.14783</text:p>
          </table:table-cell>
          <table:table-cell office:value-type="float" office:value="167.69531" calcext:value-type="float">
            <text:p>167.69531</text:p>
          </table:table-cell>
          <table:table-cell office:value-type="float" office:value="169.43734" calcext:value-type="float">
            <text:p>169.43734</text:p>
          </table:table-cell>
          <table:table-cell office:value-type="float" office:value="167.928" calcext:value-type="float">
            <text:p>167.928</text:p>
          </table:table-cell>
          <table:table-cell office:value-type="float" office:value="163.18338" calcext:value-type="float">
            <text:p>163.18338</text:p>
          </table:table-cell>
          <table:table-cell office:value-type="float" office:value="164.2447" calcext:value-type="float">
            <text:p>164.2447</text:p>
          </table:table-cell>
          <table:table-cell office:value-type="float" office:value="8.16541" calcext:value-type="float">
            <text:p>8.1654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8" calcext:value-type="float">
            <text:p>228</text:p>
          </table:table-cell>
          <table:table-cell office:value-type="float" office:value="33.76951" calcext:value-type="float">
            <text:p>33.76951</text:p>
          </table:table-cell>
          <table:table-cell office:value-type="float" office:value="81.97585" calcext:value-type="float">
            <text:p>81.97585</text:p>
          </table:table-cell>
          <table:table-cell office:value-type="float" office:value="167.99246" calcext:value-type="float">
            <text:p>167.99246</text:p>
          </table:table-cell>
          <table:table-cell office:value-type="float" office:value="169.54168" calcext:value-type="float">
            <text:p>169.54168</text:p>
          </table:table-cell>
          <table:table-cell office:value-type="float" office:value="167.96876" calcext:value-type="float">
            <text:p>167.96876</text:p>
          </table:table-cell>
          <table:table-cell office:value-type="float" office:value="163.08039" calcext:value-type="float">
            <text:p>163.08039</text:p>
          </table:table-cell>
          <table:table-cell office:value-type="float" office:value="164.15779" calcext:value-type="float">
            <text:p>164.15779</text:p>
          </table:table-cell>
          <table:table-cell office:value-type="float" office:value="8.09632" calcext:value-type="float">
            <text:p>8.0963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9" calcext:value-type="float">
            <text:p>229</text:p>
          </table:table-cell>
          <table:table-cell office:value-type="float" office:value="34.14381" calcext:value-type="float">
            <text:p>34.14381</text:p>
          </table:table-cell>
          <table:table-cell office:value-type="float" office:value="81.84811" calcext:value-type="float">
            <text:p>81.84811</text:p>
          </table:table-cell>
          <table:table-cell office:value-type="float" office:value="168.26903" calcext:value-type="float">
            <text:p>168.26903</text:p>
          </table:table-cell>
          <table:table-cell office:value-type="float" office:value="169.64746" calcext:value-type="float">
            <text:p>169.64746</text:p>
          </table:table-cell>
          <table:table-cell office:value-type="float" office:value="167.96793" calcext:value-type="float">
            <text:p>167.96793</text:p>
          </table:table-cell>
          <table:table-cell office:value-type="float" office:value="163.03493" calcext:value-type="float">
            <text:p>163.03493</text:p>
          </table:table-cell>
          <table:table-cell office:value-type="float" office:value="164.05955" calcext:value-type="float">
            <text:p>164.05955</text:p>
          </table:table-cell>
          <table:table-cell office:value-type="float" office:value="8.02643" calcext:value-type="float">
            <text:p>8.0264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0" calcext:value-type="float">
            <text:p>230</text:p>
          </table:table-cell>
          <table:table-cell office:value-type="float" office:value="34.53092" calcext:value-type="float">
            <text:p>34.53092</text:p>
          </table:table-cell>
          <table:table-cell office:value-type="float" office:value="81.78884" calcext:value-type="float">
            <text:p>81.78884</text:p>
          </table:table-cell>
          <table:table-cell office:value-type="float" office:value="168.51929" calcext:value-type="float">
            <text:p>168.51929</text:p>
          </table:table-cell>
          <table:table-cell office:value-type="float" office:value="169.75156" calcext:value-type="float">
            <text:p>169.75156</text:p>
          </table:table-cell>
          <table:table-cell office:value-type="float" office:value="167.9252" calcext:value-type="float">
            <text:p>167.9252</text:p>
          </table:table-cell>
          <table:table-cell office:value-type="float" office:value="163.04756" calcext:value-type="float">
            <text:p>163.04756</text:p>
          </table:table-cell>
          <table:table-cell office:value-type="float" office:value="163.95193" calcext:value-type="float">
            <text:p>163.95193</text:p>
          </table:table-cell>
          <table:table-cell office:value-type="float" office:value="7.95446" calcext:value-type="float">
            <text:p>7.9544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1" calcext:value-type="float">
            <text:p>231</text:p>
          </table:table-cell>
          <table:table-cell office:value-type="float" office:value="34.95349" calcext:value-type="float">
            <text:p>34.95349</text:p>
          </table:table-cell>
          <table:table-cell office:value-type="float" office:value="81.79175" calcext:value-type="float">
            <text:p>81.79175</text:p>
          </table:table-cell>
          <table:table-cell office:value-type="float" office:value="168.73737" calcext:value-type="float">
            <text:p>168.73737</text:p>
          </table:table-cell>
          <table:table-cell office:value-type="float" office:value="169.85059" calcext:value-type="float">
            <text:p>169.85059</text:p>
          </table:table-cell>
          <table:table-cell office:value-type="float" office:value="167.84201" calcext:value-type="float">
            <text:p>167.84201</text:p>
          </table:table-cell>
          <table:table-cell office:value-type="float" office:value="163.10031" calcext:value-type="float">
            <text:p>163.10031</text:p>
          </table:table-cell>
          <table:table-cell office:value-type="float" office:value="163.83739" calcext:value-type="float">
            <text:p>163.83739</text:p>
          </table:table-cell>
          <table:table-cell office:value-type="float" office:value="7.88018" calcext:value-type="float">
            <text:p>7.8801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2" calcext:value-type="float">
            <text:p>232</text:p>
          </table:table-cell>
          <table:table-cell office:value-type="float" office:value="35.41422" calcext:value-type="float">
            <text:p>35.41422</text:p>
          </table:table-cell>
          <table:table-cell office:value-type="float" office:value="81.86343" calcext:value-type="float">
            <text:p>81.86343</text:p>
          </table:table-cell>
          <table:table-cell office:value-type="float" office:value="168.91569" calcext:value-type="float">
            <text:p>168.91569</text:p>
          </table:table-cell>
          <table:table-cell office:value-type="float" office:value="169.94063" calcext:value-type="float">
            <text:p>169.94063</text:p>
          </table:table-cell>
          <table:table-cell office:value-type="float" office:value="167.72153" calcext:value-type="float">
            <text:p>167.72153</text:p>
          </table:table-cell>
          <table:table-cell office:value-type="float" office:value="163.19356" calcext:value-type="float">
            <text:p>163.19356</text:p>
          </table:table-cell>
          <table:table-cell office:value-type="float" office:value="163.71864" calcext:value-type="float">
            <text:p>163.71864</text:p>
          </table:table-cell>
          <table:table-cell office:value-type="float" office:value="7.80354" calcext:value-type="float">
            <text:p>7.8035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3" calcext:value-type="float">
            <text:p>233</text:p>
          </table:table-cell>
          <table:table-cell office:value-type="float" office:value="35.90226" calcext:value-type="float">
            <text:p>35.90226</text:p>
          </table:table-cell>
          <table:table-cell office:value-type="float" office:value="81.99153" calcext:value-type="float">
            <text:p>81.99153</text:p>
          </table:table-cell>
          <table:table-cell office:value-type="float" office:value="169.0467" calcext:value-type="float">
            <text:p>169.0467</text:p>
          </table:table-cell>
          <table:table-cell office:value-type="float" office:value="170.01924" calcext:value-type="float">
            <text:p>170.01924</text:p>
          </table:table-cell>
          <table:table-cell office:value-type="float" office:value="167.56786" calcext:value-type="float">
            <text:p>167.56786</text:p>
          </table:table-cell>
          <table:table-cell office:value-type="float" office:value="163.32251" calcext:value-type="float">
            <text:p>163.32251</text:p>
          </table:table-cell>
          <table:table-cell office:value-type="float" office:value="163.59862" calcext:value-type="float">
            <text:p>163.59862</text:p>
          </table:table-cell>
          <table:table-cell office:value-type="float" office:value="7.72511" calcext:value-type="float">
            <text:p>7.7251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4" calcext:value-type="float">
            <text:p>234</text:p>
          </table:table-cell>
          <table:table-cell office:value-type="float" office:value="36.41484" calcext:value-type="float">
            <text:p>36.41484</text:p>
          </table:table-cell>
          <table:table-cell office:value-type="float" office:value="82.17982" calcext:value-type="float">
            <text:p>82.17982</text:p>
          </table:table-cell>
          <table:table-cell office:value-type="float" office:value="169.12715" calcext:value-type="float">
            <text:p>169.12715</text:p>
          </table:table-cell>
          <table:table-cell office:value-type="float" office:value="170.08723" calcext:value-type="float">
            <text:p>170.08723</text:p>
          </table:table-cell>
          <table:table-cell office:value-type="float" office:value="167.38551" calcext:value-type="float">
            <text:p>167.38551</text:p>
          </table:table-cell>
          <table:table-cell office:value-type="float" office:value="163.49554" calcext:value-type="float">
            <text:p>163.49554</text:p>
          </table:table-cell>
          <table:table-cell office:value-type="float" office:value="163.48099" calcext:value-type="float">
            <text:p>163.48099</text:p>
          </table:table-cell>
          <table:table-cell office:value-type="float" office:value="7.64821" calcext:value-type="float">
            <text:p>7.6482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5" calcext:value-type="float">
            <text:p>235</text:p>
          </table:table-cell>
          <table:table-cell office:value-type="float" office:value="36.94721" calcext:value-type="float">
            <text:p>36.94721</text:p>
          </table:table-cell>
          <table:table-cell office:value-type="float" office:value="82.39011" calcext:value-type="float">
            <text:p>82.39011</text:p>
          </table:table-cell>
          <table:table-cell office:value-type="float" office:value="169.15036" calcext:value-type="float">
            <text:p>169.15036</text:p>
          </table:table-cell>
          <table:table-cell office:value-type="float" office:value="170.147" calcext:value-type="float">
            <text:p>170.147</text:p>
          </table:table-cell>
          <table:table-cell office:value-type="float" office:value="167.17902" calcext:value-type="float">
            <text:p>167.17902</text:p>
          </table:table-cell>
          <table:table-cell office:value-type="float" office:value="163.67644" calcext:value-type="float">
            <text:p>163.67644</text:p>
          </table:table-cell>
          <table:table-cell office:value-type="float" office:value="163.36938" calcext:value-type="float">
            <text:p>163.36938</text:p>
          </table:table-cell>
          <table:table-cell office:value-type="float" office:value="7.57709" calcext:value-type="float">
            <text:p>7.5770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37.49615" calcext:value-type="float">
            <text:p>37.49615</text:p>
          </table:table-cell>
          <table:table-cell office:value-type="float" office:value="82.62873" calcext:value-type="float">
            <text:p>82.62873</text:p>
          </table:table-cell>
          <table:table-cell office:value-type="float" office:value="169.11072" calcext:value-type="float">
            <text:p>169.11072</text:p>
          </table:table-cell>
          <table:table-cell office:value-type="float" office:value="170.20126" calcext:value-type="float">
            <text:p>170.20126</text:p>
          </table:table-cell>
          <table:table-cell office:value-type="float" office:value="166.95315" calcext:value-type="float">
            <text:p>166.95315</text:p>
          </table:table-cell>
          <table:table-cell office:value-type="float" office:value="163.85017" calcext:value-type="float">
            <text:p>163.85017</text:p>
          </table:table-cell>
          <table:table-cell office:value-type="float" office:value="163.26767" calcext:value-type="float">
            <text:p>163.26767</text:p>
          </table:table-cell>
          <table:table-cell office:value-type="float" office:value="7.51511" calcext:value-type="float">
            <text:p>7.5151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38.04822" calcext:value-type="float">
            <text:p>38.04822</text:p>
          </table:table-cell>
          <table:table-cell office:value-type="float" office:value="82.882" calcext:value-type="float">
            <text:p>82.882</text:p>
          </table:table-cell>
          <table:table-cell office:value-type="float" office:value="169.00778" calcext:value-type="float">
            <text:p>169.00778</text:p>
          </table:table-cell>
          <table:table-cell office:value-type="float" office:value="170.25286" calcext:value-type="float">
            <text:p>170.25286</text:p>
          </table:table-cell>
          <table:table-cell office:value-type="float" office:value="166.71216" calcext:value-type="float">
            <text:p>166.71216</text:p>
          </table:table-cell>
          <table:table-cell office:value-type="float" office:value="164.00551" calcext:value-type="float">
            <text:p>164.00551</text:p>
          </table:table-cell>
          <table:table-cell office:value-type="float" office:value="163.17995" calcext:value-type="float">
            <text:p>163.17995</text:p>
          </table:table-cell>
          <table:table-cell office:value-type="float" office:value="7.46575" calcext:value-type="float">
            <text:p>7.4657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38.59953" calcext:value-type="float">
            <text:p>38.59953</text:p>
          </table:table-cell>
          <table:table-cell office:value-type="float" office:value="83.1818" calcext:value-type="float">
            <text:p>83.1818</text:p>
          </table:table-cell>
          <table:table-cell office:value-type="float" office:value="168.84483" calcext:value-type="float">
            <text:p>168.84483</text:p>
          </table:table-cell>
          <table:table-cell office:value-type="float" office:value="170.30382" calcext:value-type="float">
            <text:p>170.30382</text:p>
          </table:table-cell>
          <table:table-cell office:value-type="float" office:value="166.45999" calcext:value-type="float">
            <text:p>166.45999</text:p>
          </table:table-cell>
          <table:table-cell office:value-type="float" office:value="164.15705" calcext:value-type="float">
            <text:p>164.15705</text:p>
          </table:table-cell>
          <table:table-cell office:value-type="float" office:value="163.10966" calcext:value-type="float">
            <text:p>163.10966</text:p>
          </table:table-cell>
          <table:table-cell office:value-type="float" office:value="7.43057" calcext:value-type="float">
            <text:p>7.4305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39.11779" calcext:value-type="float">
            <text:p>39.11779</text:p>
          </table:table-cell>
          <table:table-cell office:value-type="float" office:value="83.50191" calcext:value-type="float">
            <text:p>83.50191</text:p>
          </table:table-cell>
          <table:table-cell office:value-type="float" office:value="168.6261" calcext:value-type="float">
            <text:p>168.6261</text:p>
          </table:table-cell>
          <table:table-cell office:value-type="float" office:value="170.35533" calcext:value-type="float">
            <text:p>170.35533</text:p>
          </table:table-cell>
          <table:table-cell office:value-type="float" office:value="166.19847" calcext:value-type="float">
            <text:p>166.19847</text:p>
          </table:table-cell>
          <table:table-cell office:value-type="float" office:value="164.29952" calcext:value-type="float">
            <text:p>164.29952</text:p>
          </table:table-cell>
          <table:table-cell office:value-type="float" office:value="163.06054" calcext:value-type="float">
            <text:p>163.06054</text:p>
          </table:table-cell>
          <table:table-cell office:value-type="float" office:value="7.41092" calcext:value-type="float">
            <text:p>7.4109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40" calcext:value-type="float">
            <text:p>240</text:p>
          </table:table-cell>
          <table:table-cell office:value-type="float" office:value="39.58431" calcext:value-type="float">
            <text:p>39.58431</text:p>
          </table:table-cell>
          <table:table-cell office:value-type="float" office:value="83.8327" calcext:value-type="float">
            <text:p>83.8327</text:p>
          </table:table-cell>
          <table:table-cell office:value-type="float" office:value="168.35122" calcext:value-type="float">
            <text:p>168.35122</text:p>
          </table:table-cell>
          <table:table-cell office:value-type="float" office:value="170.40809" calcext:value-type="float">
            <text:p>170.40809</text:p>
          </table:table-cell>
          <table:table-cell office:value-type="float" office:value="165.92826" calcext:value-type="float">
            <text:p>165.92826</text:p>
          </table:table-cell>
          <table:table-cell office:value-type="float" office:value="164.44287" calcext:value-type="float">
            <text:p>164.44287</text:p>
          </table:table-cell>
          <table:table-cell office:value-type="float" office:value="163.03627" calcext:value-type="float">
            <text:p>163.03627</text:p>
          </table:table-cell>
          <table:table-cell office:value-type="float" office:value="7.4089" calcext:value-type="float">
            <text:p>7.408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1" calcext:value-type="float">
            <text:p>241</text:p>
          </table:table-cell>
          <table:table-cell office:value-type="float" office:value="39.99095" calcext:value-type="float">
            <text:p>39.99095</text:p>
          </table:table-cell>
          <table:table-cell office:value-type="float" office:value="84.15462" calcext:value-type="float">
            <text:p>84.15462</text:p>
          </table:table-cell>
          <table:table-cell office:value-type="float" office:value="168.01708" calcext:value-type="float">
            <text:p>168.01708</text:p>
          </table:table-cell>
          <table:table-cell office:value-type="float" office:value="170.46272" calcext:value-type="float">
            <text:p>170.46272</text:p>
          </table:table-cell>
          <table:table-cell office:value-type="float" office:value="165.64895" calcext:value-type="float">
            <text:p>165.64895</text:p>
          </table:table-cell>
          <table:table-cell office:value-type="float" office:value="164.5836" calcext:value-type="float">
            <text:p>164.5836</text:p>
          </table:table-cell>
          <table:table-cell office:value-type="float" office:value="163.03913" calcext:value-type="float">
            <text:p>163.03913</text:p>
          </table:table-cell>
          <table:table-cell office:value-type="float" office:value="7.42551" calcext:value-type="float">
            <text:p>7.4255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2" calcext:value-type="float">
            <text:p>242</text:p>
          </table:table-cell>
          <table:table-cell office:value-type="float" office:value="40.35391" calcext:value-type="float">
            <text:p>40.35391</text:p>
          </table:table-cell>
          <table:table-cell office:value-type="float" office:value="84.479" calcext:value-type="float">
            <text:p>84.479</text:p>
          </table:table-cell>
          <table:table-cell office:value-type="float" office:value="167.62076" calcext:value-type="float">
            <text:p>167.62076</text:p>
          </table:table-cell>
          <table:table-cell office:value-type="float" office:value="170.519" calcext:value-type="float">
            <text:p>170.519</text:p>
          </table:table-cell>
          <table:table-cell office:value-type="float" office:value="165.36028" calcext:value-type="float">
            <text:p>165.36028</text:p>
          </table:table-cell>
          <table:table-cell office:value-type="float" office:value="164.72001" calcext:value-type="float">
            <text:p>164.72001</text:p>
          </table:table-cell>
          <table:table-cell office:value-type="float" office:value="163.07066" calcext:value-type="float">
            <text:p>163.07066</text:p>
          </table:table-cell>
          <table:table-cell office:value-type="float" office:value="7.46169" calcext:value-type="float">
            <text:p>7.4616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3" calcext:value-type="float">
            <text:p>243</text:p>
          </table:table-cell>
          <table:table-cell office:value-type="float" office:value="40.68558" calcext:value-type="float">
            <text:p>40.68558</text:p>
          </table:table-cell>
          <table:table-cell office:value-type="float" office:value="84.80246" calcext:value-type="float">
            <text:p>84.80246</text:p>
          </table:table-cell>
          <table:table-cell office:value-type="float" office:value="167.16148" calcext:value-type="float">
            <text:p>167.16148</text:p>
          </table:table-cell>
          <table:table-cell office:value-type="float" office:value="170.57438" calcext:value-type="float">
            <text:p>170.57438</text:p>
          </table:table-cell>
          <table:table-cell office:value-type="float" office:value="165.06253" calcext:value-type="float">
            <text:p>165.06253</text:p>
          </table:table-cell>
          <table:table-cell office:value-type="float" office:value="164.84411" calcext:value-type="float">
            <text:p>164.84411</text:p>
          </table:table-cell>
          <table:table-cell office:value-type="float" office:value="163.13196" calcext:value-type="float">
            <text:p>163.13196</text:p>
          </table:table-cell>
          <table:table-cell office:value-type="float" office:value="7.51884" calcext:value-type="float">
            <text:p>7.5188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4" calcext:value-type="float">
            <text:p>244</text:p>
          </table:table-cell>
          <table:table-cell office:value-type="float" office:value="40.98693" calcext:value-type="float">
            <text:p>40.98693</text:p>
          </table:table-cell>
          <table:table-cell office:value-type="float" office:value="85.12852" calcext:value-type="float">
            <text:p>85.12852</text:p>
          </table:table-cell>
          <table:table-cell office:value-type="float" office:value="166.64208" calcext:value-type="float">
            <text:p>166.64208</text:p>
          </table:table-cell>
          <table:table-cell office:value-type="float" office:value="170.62568" calcext:value-type="float">
            <text:p>170.62568</text:p>
          </table:table-cell>
          <table:table-cell office:value-type="float" office:value="164.75617" calcext:value-type="float">
            <text:p>164.75617</text:p>
          </table:table-cell>
          <table:table-cell office:value-type="float" office:value="164.96069" calcext:value-type="float">
            <text:p>164.96069</text:p>
          </table:table-cell>
          <table:table-cell office:value-type="float" office:value="163.223" calcext:value-type="float">
            <text:p>163.223</text:p>
          </table:table-cell>
          <table:table-cell office:value-type="float" office:value="7.596" calcext:value-type="float">
            <text:p>7.59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5" calcext:value-type="float">
            <text:p>245</text:p>
          </table:table-cell>
          <table:table-cell office:value-type="float" office:value="41.2678" calcext:value-type="float">
            <text:p>41.2678</text:p>
          </table:table-cell>
          <table:table-cell office:value-type="float" office:value="85.44344" calcext:value-type="float">
            <text:p>85.44344</text:p>
          </table:table-cell>
          <table:table-cell office:value-type="float" office:value="166.06487" calcext:value-type="float">
            <text:p>166.06487</text:p>
          </table:table-cell>
          <table:table-cell office:value-type="float" office:value="170.67026" calcext:value-type="float">
            <text:p>170.67026</text:p>
          </table:table-cell>
          <table:table-cell office:value-type="float" office:value="164.4421" calcext:value-type="float">
            <text:p>164.4421</text:p>
          </table:table-cell>
          <table:table-cell office:value-type="float" office:value="165.06148" calcext:value-type="float">
            <text:p>165.06148</text:p>
          </table:table-cell>
          <table:table-cell office:value-type="float" office:value="163.34337" calcext:value-type="float">
            <text:p>163.34337</text:p>
          </table:table-cell>
          <table:table-cell office:value-type="float" office:value="7.69001" calcext:value-type="float">
            <text:p>7.6900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6" calcext:value-type="float">
            <text:p>246</text:p>
          </table:table-cell>
          <table:table-cell office:value-type="float" office:value="41.54117" calcext:value-type="float">
            <text:p>41.54117</text:p>
          </table:table-cell>
          <table:table-cell office:value-type="float" office:value="85.74232" calcext:value-type="float">
            <text:p>85.74232</text:p>
          </table:table-cell>
          <table:table-cell office:value-type="float" office:value="165.41405" calcext:value-type="float">
            <text:p>165.41405</text:p>
          </table:table-cell>
          <table:table-cell office:value-type="float" office:value="170.70924" calcext:value-type="float">
            <text:p>170.70924</text:p>
          </table:table-cell>
          <table:table-cell office:value-type="float" office:value="164.12111" calcext:value-type="float">
            <text:p>164.12111</text:p>
          </table:table-cell>
          <table:table-cell office:value-type="float" office:value="165.13684" calcext:value-type="float">
            <text:p>165.13684</text:p>
          </table:table-cell>
          <table:table-cell office:value-type="float" office:value="163.49237" calcext:value-type="float">
            <text:p>163.49237</text:p>
          </table:table-cell>
          <table:table-cell office:value-type="float" office:value="7.79879" calcext:value-type="float">
            <text:p>7.7987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7" calcext:value-type="float">
            <text:p>247</text:p>
          </table:table-cell>
          <table:table-cell office:value-type="float" office:value="41.80727" calcext:value-type="float">
            <text:p>41.80727</text:p>
          </table:table-cell>
          <table:table-cell office:value-type="float" office:value="86.00296" calcext:value-type="float">
            <text:p>86.00296</text:p>
          </table:table-cell>
          <table:table-cell office:value-type="float" office:value="164.68606" calcext:value-type="float">
            <text:p>164.68606</text:p>
          </table:table-cell>
          <table:table-cell office:value-type="float" office:value="170.74181" calcext:value-type="float">
            <text:p>170.74181</text:p>
          </table:table-cell>
          <table:table-cell office:value-type="float" office:value="163.79445" calcext:value-type="float">
            <text:p>163.79445</text:p>
          </table:table-cell>
          <table:table-cell office:value-type="float" office:value="165.18096" calcext:value-type="float">
            <text:p>165.18096</text:p>
          </table:table-cell>
          <table:table-cell office:value-type="float" office:value="163.66914" calcext:value-type="float">
            <text:p>163.66914</text:p>
          </table:table-cell>
          <table:table-cell office:value-type="float" office:value="7.91832" calcext:value-type="float">
            <text:p>7.9183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48" calcext:value-type="float">
            <text:p>248</text:p>
          </table:table-cell>
          <table:table-cell office:value-type="float" office:value="42.07458" calcext:value-type="float">
            <text:p>42.07458</text:p>
          </table:table-cell>
          <table:table-cell office:value-type="float" office:value="86.22164" calcext:value-type="float">
            <text:p>86.22164</text:p>
          </table:table-cell>
          <table:table-cell office:value-type="float" office:value="163.89071" calcext:value-type="float">
            <text:p>163.89071</text:p>
          </table:table-cell>
          <table:table-cell office:value-type="float" office:value="170.7662" calcext:value-type="float">
            <text:p>170.7662</text:p>
          </table:table-cell>
          <table:table-cell office:value-type="float" office:value="163.46414" calcext:value-type="float">
            <text:p>163.46414</text:p>
          </table:table-cell>
          <table:table-cell office:value-type="float" office:value="165.20841" calcext:value-type="float">
            <text:p>165.20841</text:p>
          </table:table-cell>
          <table:table-cell office:value-type="float" office:value="163.87187" calcext:value-type="float">
            <text:p>163.87187</text:p>
          </table:table-cell>
          <table:table-cell office:value-type="float" office:value="8.04054" calcext:value-type="float">
            <text:p>8.0405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49" calcext:value-type="float">
            <text:p>249</text:p>
          </table:table-cell>
          <table:table-cell office:value-type="float" office:value="42.34491" calcext:value-type="float">
            <text:p>42.34491</text:p>
          </table:table-cell>
          <table:table-cell office:value-type="float" office:value="86.39683" calcext:value-type="float">
            <text:p>86.39683</text:p>
          </table:table-cell>
          <table:table-cell office:value-type="float" office:value="163.06306" calcext:value-type="float">
            <text:p>163.06306</text:p>
          </table:table-cell>
          <table:table-cell office:value-type="float" office:value="170.7818" calcext:value-type="float">
            <text:p>170.7818</text:p>
          </table:table-cell>
          <table:table-cell office:value-type="float" office:value="163.13286" calcext:value-type="float">
            <text:p>163.13286</text:p>
          </table:table-cell>
          <table:table-cell office:value-type="float" office:value="165.22901" calcext:value-type="float">
            <text:p>165.22901</text:p>
          </table:table-cell>
          <table:table-cell office:value-type="float" office:value="164.09772" calcext:value-type="float">
            <text:p>164.09772</text:p>
          </table:table-cell>
          <table:table-cell office:value-type="float" office:value="8.16089" calcext:value-type="float">
            <text:p>8.1608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0" calcext:value-type="float">
            <text:p>250</text:p>
          </table:table-cell>
          <table:table-cell office:value-type="float" office:value="42.61699" calcext:value-type="float">
            <text:p>42.61699</text:p>
          </table:table-cell>
          <table:table-cell office:value-type="float" office:value="86.52793" calcext:value-type="float">
            <text:p>86.52793</text:p>
          </table:table-cell>
          <table:table-cell office:value-type="float" office:value="162.22934" calcext:value-type="float">
            <text:p>162.22934</text:p>
          </table:table-cell>
          <table:table-cell office:value-type="float" office:value="170.79332" calcext:value-type="float">
            <text:p>170.79332</text:p>
          </table:table-cell>
          <table:table-cell office:value-type="float" office:value="162.80373" calcext:value-type="float">
            <text:p>162.80373</text:p>
          </table:table-cell>
          <table:table-cell office:value-type="float" office:value="165.23995" calcext:value-type="float">
            <text:p>165.23995</text:p>
          </table:table-cell>
          <table:table-cell office:value-type="float" office:value="164.34356" calcext:value-type="float">
            <text:p>164.34356</text:p>
          </table:table-cell>
          <table:table-cell office:value-type="float" office:value="8.27947" calcext:value-type="float">
            <text:p>8.2794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42.88757" calcext:value-type="float">
            <text:p>42.88757</text:p>
          </table:table-cell>
          <table:table-cell office:value-type="float" office:value="86.61627" calcext:value-type="float">
            <text:p>86.61627</text:p>
          </table:table-cell>
          <table:table-cell office:value-type="float" office:value="161.40969" calcext:value-type="float">
            <text:p>161.40969</text:p>
          </table:table-cell>
          <table:table-cell office:value-type="float" office:value="170.80957" calcext:value-type="float">
            <text:p>170.80957</text:p>
          </table:table-cell>
          <table:table-cell office:value-type="float" office:value="162.53337" calcext:value-type="float">
            <text:p>162.53337</text:p>
          </table:table-cell>
          <table:table-cell office:value-type="float" office:value="165.24205" calcext:value-type="float">
            <text:p>165.24205</text:p>
          </table:table-cell>
          <table:table-cell office:value-type="float" office:value="164.60576" calcext:value-type="float">
            <text:p>164.60576</text:p>
          </table:table-cell>
          <table:table-cell office:value-type="float" office:value="8.39352" calcext:value-type="float">
            <text:p>8.3935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2" calcext:value-type="float">
            <text:p>252</text:p>
          </table:table-cell>
          <table:table-cell office:value-type="float" office:value="43.14715" calcext:value-type="float">
            <text:p>43.14715</text:p>
          </table:table-cell>
          <table:table-cell office:value-type="float" office:value="86.66049" calcext:value-type="float">
            <text:p>86.66049</text:p>
          </table:table-cell>
          <table:table-cell office:value-type="float" office:value="160.61591" calcext:value-type="float">
            <text:p>160.61591</text:p>
          </table:table-cell>
          <table:table-cell office:value-type="float" office:value="170.84133" calcext:value-type="float">
            <text:p>170.84133</text:p>
          </table:table-cell>
          <table:table-cell office:value-type="float" office:value="162.37034" calcext:value-type="float">
            <text:p>162.37034</text:p>
          </table:table-cell>
          <table:table-cell office:value-type="float" office:value="165.22955" calcext:value-type="float">
            <text:p>165.22955</text:p>
          </table:table-cell>
          <table:table-cell office:value-type="float" office:value="164.8806" calcext:value-type="float">
            <text:p>164.8806</text:p>
          </table:table-cell>
          <table:table-cell office:value-type="float" office:value="8.49736" calcext:value-type="float">
            <text:p>8.4973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office:value-type="float" office:value="43.40445" calcext:value-type="float">
            <text:p>43.40445</text:p>
          </table:table-cell>
          <table:table-cell office:value-type="float" office:value="86.68797" calcext:value-type="float">
            <text:p>86.68797</text:p>
          </table:table-cell>
          <table:table-cell office:value-type="float" office:value="159.84856" calcext:value-type="float">
            <text:p>159.84856</text:p>
          </table:table-cell>
          <table:table-cell office:value-type="float" office:value="170.89624" calcext:value-type="float">
            <text:p>170.89624</text:p>
          </table:table-cell>
          <table:table-cell office:value-type="float" office:value="162.33506" calcext:value-type="float">
            <text:p>162.33506</text:p>
          </table:table-cell>
          <table:table-cell office:value-type="float" office:value="165.21935" calcext:value-type="float">
            <text:p>165.21935</text:p>
          </table:table-cell>
          <table:table-cell office:value-type="float" office:value="165.16523" calcext:value-type="float">
            <text:p>165.16523</text:p>
          </table:table-cell>
          <table:table-cell office:value-type="float" office:value="8.58906" calcext:value-type="float">
            <text:p>8.5890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43.64876" calcext:value-type="float">
            <text:p>43.64876</text:p>
          </table:table-cell>
          <table:table-cell office:value-type="float" office:value="86.71352" calcext:value-type="float">
            <text:p>86.71352</text:p>
          </table:table-cell>
          <table:table-cell office:value-type="float" office:value="159.11052" calcext:value-type="float">
            <text:p>159.11052</text:p>
          </table:table-cell>
          <table:table-cell office:value-type="float" office:value="170.97719" calcext:value-type="float">
            <text:p>170.97719</text:p>
          </table:table-cell>
          <table:table-cell office:value-type="float" office:value="162.44819" calcext:value-type="float">
            <text:p>162.44819</text:p>
          </table:table-cell>
          <table:table-cell office:value-type="float" office:value="165.2144" calcext:value-type="float">
            <text:p>165.2144</text:p>
          </table:table-cell>
          <table:table-cell office:value-type="float" office:value="165.45574" calcext:value-type="float">
            <text:p>165.45574</text:p>
          </table:table-cell>
          <table:table-cell office:value-type="float" office:value="8.66982" calcext:value-type="float">
            <text:p>8.6698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43.87462" calcext:value-type="float">
            <text:p>43.87462</text:p>
          </table:table-cell>
          <table:table-cell office:value-type="float" office:value="86.75156" calcext:value-type="float">
            <text:p>86.75156</text:p>
          </table:table-cell>
          <table:table-cell office:value-type="float" office:value="158.41294" calcext:value-type="float">
            <text:p>158.41294</text:p>
          </table:table-cell>
          <table:table-cell office:value-type="float" office:value="171.08222" calcext:value-type="float">
            <text:p>171.08222</text:p>
          </table:table-cell>
          <table:table-cell office:value-type="float" office:value="162.72731" calcext:value-type="float">
            <text:p>162.72731</text:p>
          </table:table-cell>
          <table:table-cell office:value-type="float" office:value="165.21942" calcext:value-type="float">
            <text:p>165.21942</text:p>
          </table:table-cell>
          <table:table-cell office:value-type="float" office:value="165.74908" calcext:value-type="float">
            <text:p>165.74908</text:p>
          </table:table-cell>
          <table:table-cell office:value-type="float" office:value="8.73993" calcext:value-type="float">
            <text:p>8.7399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44.08447" calcext:value-type="float">
            <text:p>44.08447</text:p>
          </table:table-cell>
          <table:table-cell office:value-type="float" office:value="86.80475" calcext:value-type="float">
            <text:p>86.80475</text:p>
          </table:table-cell>
          <table:table-cell office:value-type="float" office:value="157.77834" calcext:value-type="float">
            <text:p>157.77834</text:p>
          </table:table-cell>
          <table:table-cell office:value-type="float" office:value="171.20857" calcext:value-type="float">
            <text:p>171.20857</text:p>
          </table:table-cell>
          <table:table-cell office:value-type="float" office:value="163.196" calcext:value-type="float">
            <text:p>163.196</text:p>
          </table:table-cell>
          <table:table-cell office:value-type="float" office:value="165.22449" calcext:value-type="float">
            <text:p>165.22449</text:p>
          </table:table-cell>
          <table:table-cell office:value-type="float" office:value="166.04283" calcext:value-type="float">
            <text:p>166.04283</text:p>
          </table:table-cell>
          <table:table-cell office:value-type="float" office:value="8.8017" calcext:value-type="float">
            <text:p>8.801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44.28647" calcext:value-type="float">
            <text:p>44.28647</text:p>
          </table:table-cell>
          <table:table-cell office:value-type="float" office:value="86.88508" calcext:value-type="float">
            <text:p>86.88508</text:p>
          </table:table-cell>
          <table:table-cell office:value-type="float" office:value="157.21266" calcext:value-type="float">
            <text:p>157.21266</text:p>
          </table:table-cell>
          <table:table-cell office:value-type="float" office:value="171.35042" calcext:value-type="float">
            <text:p>171.35042</text:p>
          </table:table-cell>
          <table:table-cell office:value-type="float" office:value="163.86791" calcext:value-type="float">
            <text:p>163.86791</text:p>
          </table:table-cell>
          <table:table-cell office:value-type="float" office:value="165.2137" calcext:value-type="float">
            <text:p>165.2137</text:p>
          </table:table-cell>
          <table:table-cell office:value-type="float" office:value="166.33432" calcext:value-type="float">
            <text:p>166.33432</text:p>
          </table:table-cell>
          <table:table-cell office:value-type="float" office:value="8.86214" calcext:value-type="float">
            <text:p>8.8621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8" calcext:value-type="float">
            <text:p>258</text:p>
          </table:table-cell>
          <table:table-cell office:value-type="float" office:value="44.49797" calcext:value-type="float">
            <text:p>44.49797</text:p>
          </table:table-cell>
          <table:table-cell office:value-type="float" office:value="86.99847" calcext:value-type="float">
            <text:p>86.99847</text:p>
          </table:table-cell>
          <table:table-cell office:value-type="float" office:value="156.7226" calcext:value-type="float">
            <text:p>156.7226</text:p>
          </table:table-cell>
          <table:table-cell office:value-type="float" office:value="171.50332" calcext:value-type="float">
            <text:p>171.50332</text:p>
          </table:table-cell>
          <table:table-cell office:value-type="float" office:value="164.31098" calcext:value-type="float">
            <text:p>164.31098</text:p>
          </table:table-cell>
          <table:table-cell office:value-type="float" office:value="165.17832" calcext:value-type="float">
            <text:p>165.17832</text:p>
          </table:table-cell>
          <table:table-cell office:value-type="float" office:value="166.62054" calcext:value-type="float">
            <text:p>166.62054</text:p>
          </table:table-cell>
          <table:table-cell office:value-type="float" office:value="8.92558" calcext:value-type="float">
            <text:p>8.9255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59" calcext:value-type="float">
            <text:p>259</text:p>
          </table:table-cell>
          <table:table-cell office:value-type="float" office:value="44.72559" calcext:value-type="float">
            <text:p>44.72559</text:p>
          </table:table-cell>
          <table:table-cell office:value-type="float" office:value="87.15513" calcext:value-type="float">
            <text:p>87.15513</text:p>
          </table:table-cell>
          <table:table-cell office:value-type="float" office:value="156.30396" calcext:value-type="float">
            <text:p>156.30396</text:p>
          </table:table-cell>
          <table:table-cell office:value-type="float" office:value="171.65846" calcext:value-type="float">
            <text:p>171.65846</text:p>
          </table:table-cell>
          <table:table-cell office:value-type="float" office:value="164.81741" calcext:value-type="float">
            <text:p>164.81741</text:p>
          </table:table-cell>
          <table:table-cell office:value-type="float" office:value="165.11803" calcext:value-type="float">
            <text:p>165.11803</text:p>
          </table:table-cell>
          <table:table-cell office:value-type="float" office:value="166.90003" calcext:value-type="float">
            <text:p>166.90003</text:p>
          </table:table-cell>
          <table:table-cell office:value-type="float" office:value="8.99132" calcext:value-type="float">
            <text:p>8.9913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0" calcext:value-type="float">
            <text:p>260</text:p>
          </table:table-cell>
          <table:table-cell office:value-type="float" office:value="44.96668" calcext:value-type="float">
            <text:p>44.96668</text:p>
          </table:table-cell>
          <table:table-cell office:value-type="float" office:value="87.3539" calcext:value-type="float">
            <text:p>87.3539</text:p>
          </table:table-cell>
          <table:table-cell office:value-type="float" office:value="155.96345" calcext:value-type="float">
            <text:p>155.96345</text:p>
          </table:table-cell>
          <table:table-cell office:value-type="float" office:value="171.81011" calcext:value-type="float">
            <text:p>171.81011</text:p>
          </table:table-cell>
          <table:table-cell office:value-type="float" office:value="165.38899" calcext:value-type="float">
            <text:p>165.38899</text:p>
          </table:table-cell>
          <table:table-cell office:value-type="float" office:value="165.0381" calcext:value-type="float">
            <text:p>165.0381</text:p>
          </table:table-cell>
          <table:table-cell office:value-type="float" office:value="167.17141" calcext:value-type="float">
            <text:p>167.17141</text:p>
          </table:table-cell>
          <table:table-cell office:value-type="float" office:value="9.06071" calcext:value-type="float">
            <text:p>9.0607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61" calcext:value-type="float">
            <text:p>261</text:p>
          </table:table-cell>
          <table:table-cell office:value-type="float" office:value="45.20869" calcext:value-type="float">
            <text:p>45.20869</text:p>
          </table:table-cell>
          <table:table-cell office:value-type="float" office:value="87.58454" calcext:value-type="float">
            <text:p>87.58454</text:p>
          </table:table-cell>
          <table:table-cell office:value-type="float" office:value="155.69516" calcext:value-type="float">
            <text:p>155.69516</text:p>
          </table:table-cell>
          <table:table-cell office:value-type="float" office:value="171.94856" calcext:value-type="float">
            <text:p>171.94856</text:p>
          </table:table-cell>
          <table:table-cell office:value-type="float" office:value="166.02467" calcext:value-type="float">
            <text:p>166.02467</text:p>
          </table:table-cell>
          <table:table-cell office:value-type="float" office:value="164.94783" calcext:value-type="float">
            <text:p>164.94783</text:p>
          </table:table-cell>
          <table:table-cell office:value-type="float" office:value="167.43292" calcext:value-type="float">
            <text:p>167.43292</text:p>
          </table:table-cell>
          <table:table-cell office:value-type="float" office:value="9.13818" calcext:value-type="float">
            <text:p>9.1381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62" calcext:value-type="float">
            <text:p>262</text:p>
          </table:table-cell>
          <table:table-cell office:value-type="float" office:value="45.44878" calcext:value-type="float">
            <text:p>45.44878</text:p>
          </table:table-cell>
          <table:table-cell office:value-type="float" office:value="87.82479" calcext:value-type="float">
            <text:p>87.82479</text:p>
          </table:table-cell>
          <table:table-cell office:value-type="float" office:value="155.51102" calcext:value-type="float">
            <text:p>155.51102</text:p>
          </table:table-cell>
          <table:table-cell office:value-type="float" office:value="172.07197" calcext:value-type="float">
            <text:p>172.07197</text:p>
          </table:table-cell>
          <table:table-cell office:value-type="float" office:value="166.67346" calcext:value-type="float">
            <text:p>166.67346</text:p>
          </table:table-cell>
          <table:table-cell office:value-type="float" office:value="164.8519" calcext:value-type="float">
            <text:p>164.8519</text:p>
          </table:table-cell>
          <table:table-cell office:value-type="float" office:value="167.68311" calcext:value-type="float">
            <text:p>167.68311</text:p>
          </table:table-cell>
          <table:table-cell office:value-type="float" office:value="9.22701" calcext:value-type="float">
            <text:p>9.2270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3" calcext:value-type="float">
            <text:p>263</text:p>
          </table:table-cell>
          <table:table-cell office:value-type="float" office:value="45.69941" calcext:value-type="float">
            <text:p>45.69941</text:p>
          </table:table-cell>
          <table:table-cell office:value-type="float" office:value="88.06623" calcext:value-type="float">
            <text:p>88.06623</text:p>
          </table:table-cell>
          <table:table-cell office:value-type="float" office:value="155.43019" calcext:value-type="float">
            <text:p>155.43019</text:p>
          </table:table-cell>
          <table:table-cell office:value-type="float" office:value="172.1869" calcext:value-type="float">
            <text:p>172.1869</text:p>
          </table:table-cell>
          <table:table-cell office:value-type="float" office:value="167.30038" calcext:value-type="float">
            <text:p>167.30038</text:p>
          </table:table-cell>
          <table:table-cell office:value-type="float" office:value="164.75483" calcext:value-type="float">
            <text:p>164.75483</text:p>
          </table:table-cell>
          <table:table-cell office:value-type="float" office:value="167.92165" calcext:value-type="float">
            <text:p>167.92165</text:p>
          </table:table-cell>
          <table:table-cell office:value-type="float" office:value="9.33035" calcext:value-type="float">
            <text:p>9.3303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64" calcext:value-type="float">
            <text:p>264</text:p>
          </table:table-cell>
          <table:table-cell office:value-type="float" office:value="45.977" calcext:value-type="float">
            <text:p>45.977</text:p>
          </table:table-cell>
          <table:table-cell office:value-type="float" office:value="88.31239" calcext:value-type="float">
            <text:p>88.31239</text:p>
          </table:table-cell>
          <table:table-cell office:value-type="float" office:value="155.44385" calcext:value-type="float">
            <text:p>155.44385</text:p>
          </table:table-cell>
          <table:table-cell office:value-type="float" office:value="172.28898" calcext:value-type="float">
            <text:p>172.28898</text:p>
          </table:table-cell>
          <table:table-cell office:value-type="float" office:value="167.82166" calcext:value-type="float">
            <text:p>167.82166</text:p>
          </table:table-cell>
          <table:table-cell office:value-type="float" office:value="164.65898" calcext:value-type="float">
            <text:p>164.65898</text:p>
          </table:table-cell>
          <table:table-cell office:value-type="float" office:value="168.14814" calcext:value-type="float">
            <text:p>168.14814</text:p>
          </table:table-cell>
          <table:table-cell office:value-type="float" office:value="9.45019" calcext:value-type="float">
            <text:p>9.4501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5" calcext:value-type="float">
            <text:p>265</text:p>
          </table:table-cell>
          <table:table-cell office:value-type="float" office:value="46.26944" calcext:value-type="float">
            <text:p>46.26944</text:p>
          </table:table-cell>
          <table:table-cell office:value-type="float" office:value="88.56824" calcext:value-type="float">
            <text:p>88.56824</text:p>
          </table:table-cell>
          <table:table-cell office:value-type="float" office:value="155.54117" calcext:value-type="float">
            <text:p>155.54117</text:p>
          </table:table-cell>
          <table:table-cell office:value-type="float" office:value="172.36035" calcext:value-type="float">
            <text:p>172.36035</text:p>
          </table:table-cell>
          <table:table-cell office:value-type="float" office:value="168.24135" calcext:value-type="float">
            <text:p>168.24135</text:p>
          </table:table-cell>
          <table:table-cell office:value-type="float" office:value="164.56349" calcext:value-type="float">
            <text:p>164.56349</text:p>
          </table:table-cell>
          <table:table-cell office:value-type="float" office:value="168.3631" calcext:value-type="float">
            <text:p>168.3631</text:p>
          </table:table-cell>
          <table:table-cell office:value-type="float" office:value="9.58477" calcext:value-type="float">
            <text:p>9.5847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46.57026" calcext:value-type="float">
            <text:p>46.57026</text:p>
          </table:table-cell>
          <table:table-cell office:value-type="float" office:value="88.84894" calcext:value-type="float">
            <text:p>88.84894</text:p>
          </table:table-cell>
          <table:table-cell office:value-type="float" office:value="155.75675" calcext:value-type="float">
            <text:p>155.75675</text:p>
          </table:table-cell>
          <table:table-cell office:value-type="float" office:value="172.42221" calcext:value-type="float">
            <text:p>172.42221</text:p>
          </table:table-cell>
          <table:table-cell office:value-type="float" office:value="168.54385" calcext:value-type="float">
            <text:p>168.54385</text:p>
          </table:table-cell>
          <table:table-cell office:value-type="float" office:value="165.2002" calcext:value-type="float">
            <text:p>165.2002</text:p>
          </table:table-cell>
          <table:table-cell office:value-type="float" office:value="168.56704" calcext:value-type="float">
            <text:p>168.56704</text:p>
          </table:table-cell>
          <table:table-cell office:value-type="float" office:value="9.73088" calcext:value-type="float">
            <text:p>9.7308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7" calcext:value-type="float">
            <text:p>267</text:p>
          </table:table-cell>
          <table:table-cell office:value-type="float" office:value="46.87521" calcext:value-type="float">
            <text:p>46.87521</text:p>
          </table:table-cell>
          <table:table-cell office:value-type="float" office:value="89.15972" calcext:value-type="float">
            <text:p>89.15972</text:p>
          </table:table-cell>
          <table:table-cell office:value-type="float" office:value="156.1601" calcext:value-type="float">
            <text:p>156.1601</text:p>
          </table:table-cell>
          <table:table-cell office:value-type="float" office:value="172.49067" calcext:value-type="float">
            <text:p>172.49067</text:p>
          </table:table-cell>
          <table:table-cell office:value-type="float" office:value="168.71144" calcext:value-type="float">
            <text:p>168.71144</text:p>
          </table:table-cell>
          <table:table-cell office:value-type="float" office:value="165.56807" calcext:value-type="float">
            <text:p>165.56807</text:p>
          </table:table-cell>
          <table:table-cell office:value-type="float" office:value="168.75994" calcext:value-type="float">
            <text:p>168.75994</text:p>
          </table:table-cell>
          <table:table-cell office:value-type="float" office:value="9.88742" calcext:value-type="float">
            <text:p>9.8874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8" calcext:value-type="float">
            <text:p>268</text:p>
          </table:table-cell>
          <table:table-cell office:value-type="float" office:value="47.18383" calcext:value-type="float">
            <text:p>47.18383</text:p>
          </table:table-cell>
          <table:table-cell office:value-type="float" office:value="89.48861" calcext:value-type="float">
            <text:p>89.48861</text:p>
          </table:table-cell>
          <table:table-cell office:value-type="float" office:value="156.36162" calcext:value-type="float">
            <text:p>156.36162</text:p>
          </table:table-cell>
          <table:table-cell office:value-type="float" office:value="172.50846" calcext:value-type="float">
            <text:p>172.50846</text:p>
          </table:table-cell>
          <table:table-cell office:value-type="float" office:value="168.65016" calcext:value-type="float">
            <text:p>168.65016</text:p>
          </table:table-cell>
          <table:table-cell office:value-type="float" office:value="165.85428" calcext:value-type="float">
            <text:p>165.85428</text:p>
          </table:table-cell>
          <table:table-cell office:value-type="float" office:value="168.94191" calcext:value-type="float">
            <text:p>168.94191</text:p>
          </table:table-cell>
          <table:table-cell office:value-type="float" office:value="10.0554" calcext:value-type="float">
            <text:p>10.055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9" calcext:value-type="float">
            <text:p>269</text:p>
          </table:table-cell>
          <table:table-cell office:value-type="float" office:value="47.49967" calcext:value-type="float">
            <text:p>47.49967</text:p>
          </table:table-cell>
          <table:table-cell office:value-type="float" office:value="89.80999" calcext:value-type="float">
            <text:p>89.80999</text:p>
          </table:table-cell>
          <table:table-cell office:value-type="float" office:value="156.6182" calcext:value-type="float">
            <text:p>156.6182</text:p>
          </table:table-cell>
          <table:table-cell office:value-type="float" office:value="172.52625" calcext:value-type="float">
            <text:p>172.52625</text:p>
          </table:table-cell>
          <table:table-cell office:value-type="float" office:value="168.86439" calcext:value-type="float">
            <text:p>168.86439</text:p>
          </table:table-cell>
          <table:table-cell office:value-type="float" office:value="166.21712" calcext:value-type="float">
            <text:p>166.21712</text:p>
          </table:table-cell>
          <table:table-cell office:value-type="float" office:value="169.11437" calcext:value-type="float">
            <text:p>169.11437</text:p>
          </table:table-cell>
          <table:table-cell office:value-type="float" office:value="10.23274" calcext:value-type="float">
            <text:p>10.2327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0" calcext:value-type="float">
            <text:p>270</text:p>
          </table:table-cell>
          <table:table-cell office:value-type="float" office:value="47.83798" calcext:value-type="float">
            <text:p>47.83798</text:p>
          </table:table-cell>
          <table:table-cell office:value-type="float" office:value="90.12303" calcext:value-type="float">
            <text:p>90.12303</text:p>
          </table:table-cell>
          <table:table-cell office:value-type="float" office:value="156.92986" calcext:value-type="float">
            <text:p>156.92986</text:p>
          </table:table-cell>
          <table:table-cell office:value-type="float" office:value="172.54404" calcext:value-type="float">
            <text:p>172.54404</text:p>
          </table:table-cell>
          <table:table-cell office:value-type="float" office:value="169.06271" calcext:value-type="float">
            <text:p>169.06271</text:p>
          </table:table-cell>
          <table:table-cell office:value-type="float" office:value="166.59495" calcext:value-type="float">
            <text:p>166.59495</text:p>
          </table:table-cell>
          <table:table-cell office:value-type="float" office:value="169.2771" calcext:value-type="float">
            <text:p>169.2771</text:p>
          </table:table-cell>
          <table:table-cell office:value-type="float" office:value="10.41377" calcext:value-type="float">
            <text:p>10.4137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71" calcext:value-type="float">
            <text:p>271</text:p>
          </table:table-cell>
          <table:table-cell office:value-type="float" office:value="48.20525" calcext:value-type="float">
            <text:p>48.20525</text:p>
          </table:table-cell>
          <table:table-cell office:value-type="float" office:value="90.43889" calcext:value-type="float">
            <text:p>90.43889</text:p>
          </table:table-cell>
          <table:table-cell office:value-type="float" office:value="157.29658" calcext:value-type="float">
            <text:p>157.29658</text:p>
          </table:table-cell>
          <table:table-cell office:value-type="float" office:value="172.56183" calcext:value-type="float">
            <text:p>172.56183</text:p>
          </table:table-cell>
          <table:table-cell office:value-type="float" office:value="169.24771" calcext:value-type="float">
            <text:p>169.24771</text:p>
          </table:table-cell>
          <table:table-cell office:value-type="float" office:value="166.7995" calcext:value-type="float">
            <text:p>166.7995</text:p>
          </table:table-cell>
          <table:table-cell office:value-type="float" office:value="169.43058" calcext:value-type="float">
            <text:p>169.43058</text:p>
          </table:table-cell>
          <table:table-cell office:value-type="float" office:value="10.59147" calcext:value-type="float">
            <text:p>10.5914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72" calcext:value-type="float">
            <text:p>272</text:p>
          </table:table-cell>
          <table:table-cell office:value-type="float" office:value="48.59807" calcext:value-type="float">
            <text:p>48.59807</text:p>
          </table:table-cell>
          <table:table-cell office:value-type="float" office:value="90.76593" calcext:value-type="float">
            <text:p>90.76593</text:p>
          </table:table-cell>
          <table:table-cell office:value-type="float" office:value="157.71837" calcext:value-type="float">
            <text:p>157.71837</text:p>
          </table:table-cell>
          <table:table-cell office:value-type="float" office:value="172.57962" calcext:value-type="float">
            <text:p>172.57962</text:p>
          </table:table-cell>
          <table:table-cell office:value-type="float" office:value="169.41424" calcext:value-type="float">
            <text:p>169.41424</text:p>
          </table:table-cell>
          <table:table-cell office:value-type="float" office:value="167.03678" calcext:value-type="float">
            <text:p>167.03678</text:p>
          </table:table-cell>
          <table:table-cell office:value-type="float" office:value="169.57585" calcext:value-type="float">
            <text:p>169.57585</text:p>
          </table:table-cell>
          <table:table-cell office:value-type="float" office:value="10.76212" calcext:value-type="float">
            <text:p>10.7621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73" calcext:value-type="float">
            <text:p>273</text:p>
          </table:table-cell>
          <table:table-cell office:value-type="float" office:value="49.01062" calcext:value-type="float">
            <text:p>49.01062</text:p>
          </table:table-cell>
          <table:table-cell office:value-type="float" office:value="91.10809" calcext:value-type="float">
            <text:p>91.10809</text:p>
          </table:table-cell>
          <table:table-cell office:value-type="float" office:value="158.19524" calcext:value-type="float">
            <text:p>158.19524</text:p>
          </table:table-cell>
          <table:table-cell office:value-type="float" office:value="172.59741" calcext:value-type="float">
            <text:p>172.59741</text:p>
          </table:table-cell>
          <table:table-cell office:value-type="float" office:value="169.55921" calcext:value-type="float">
            <text:p>169.55921</text:p>
          </table:table-cell>
          <table:table-cell office:value-type="float" office:value="167.35436" calcext:value-type="float">
            <text:p>167.35436</text:p>
          </table:table-cell>
          <table:table-cell office:value-type="float" office:value="169.7148" calcext:value-type="float">
            <text:p>169.7148</text:p>
          </table:table-cell>
          <table:table-cell office:value-type="float" office:value="10.91656" calcext:value-type="float">
            <text:p>10.9165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74" calcext:value-type="float">
            <text:p>274</text:p>
          </table:table-cell>
          <table:table-cell office:value-type="float" office:value="49.44684" calcext:value-type="float">
            <text:p>49.44684</text:p>
          </table:table-cell>
          <table:table-cell office:value-type="float" office:value="91.44749" calcext:value-type="float">
            <text:p>91.44749</text:p>
          </table:table-cell>
          <table:table-cell office:value-type="float" office:value="158.72717" calcext:value-type="float">
            <text:p>158.72717</text:p>
          </table:table-cell>
          <table:table-cell office:value-type="float" office:value="172.6152" calcext:value-type="float">
            <text:p>172.6152</text:p>
          </table:table-cell>
          <table:table-cell office:value-type="float" office:value="169.61431" calcext:value-type="float">
            <text:p>169.61431</text:p>
          </table:table-cell>
          <table:table-cell office:value-type="float" office:value="167.69664" calcext:value-type="float">
            <text:p>167.69664</text:p>
          </table:table-cell>
          <table:table-cell office:value-type="float" office:value="169.84869" calcext:value-type="float">
            <text:p>169.84869</text:p>
          </table:table-cell>
          <table:table-cell office:value-type="float" office:value="11.04969" calcext:value-type="float">
            <text:p>11.0496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75" calcext:value-type="float">
            <text:p>275</text:p>
          </table:table-cell>
          <table:table-cell office:value-type="float" office:value="49.8939" calcext:value-type="float">
            <text:p>49.8939</text:p>
          </table:table-cell>
          <table:table-cell office:value-type="float" office:value="91.74439" calcext:value-type="float">
            <text:p>91.74439</text:p>
          </table:table-cell>
          <table:table-cell office:value-type="float" office:value="159.31417" calcext:value-type="float">
            <text:p>159.31417</text:p>
          </table:table-cell>
          <table:table-cell office:value-type="float" office:value="172.63299" calcext:value-type="float">
            <text:p>172.63299</text:p>
          </table:table-cell>
          <table:table-cell office:value-type="float" office:value="169.6373" calcext:value-type="float">
            <text:p>169.6373</text:p>
          </table:table-cell>
          <table:table-cell office:value-type="float" office:value="167.90201" calcext:value-type="float">
            <text:p>167.90201</text:p>
          </table:table-cell>
          <table:table-cell office:value-type="float" office:value="169.97831" calcext:value-type="float">
            <text:p>169.97831</text:p>
          </table:table-cell>
          <table:table-cell office:value-type="float" office:value="11.15394" calcext:value-type="float">
            <text:p>11.1539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76" calcext:value-type="float">
            <text:p>276</text:p>
          </table:table-cell>
          <table:table-cell office:value-type="float" office:value="50.31753" calcext:value-type="float">
            <text:p>50.31753</text:p>
          </table:table-cell>
          <table:table-cell office:value-type="float" office:value="91.93185" calcext:value-type="float">
            <text:p>91.93185</text:p>
          </table:table-cell>
          <table:table-cell office:value-type="float" office:value="159.95625" calcext:value-type="float">
            <text:p>159.95625</text:p>
          </table:table-cell>
          <table:table-cell office:value-type="float" office:value="172.65078" calcext:value-type="float">
            <text:p>172.65078</text:p>
          </table:table-cell>
          <table:table-cell office:value-type="float" office:value="169.67896" calcext:value-type="float">
            <text:p>169.67896</text:p>
          </table:table-cell>
          <table:table-cell office:value-type="float" office:value="168.17441" calcext:value-type="float">
            <text:p>168.17441</text:p>
          </table:table-cell>
          <table:table-cell office:value-type="float" office:value="170.10478" calcext:value-type="float">
            <text:p>170.10478</text:p>
          </table:table-cell>
          <table:table-cell office:value-type="float" office:value="11.27721" calcext:value-type="float">
            <text:p>11.2772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77" calcext:value-type="float">
            <text:p>277</text:p>
          </table:table-cell>
          <table:table-cell office:value-type="float" office:value="50.68564" calcext:value-type="float">
            <text:p>50.68564</text:p>
          </table:table-cell>
          <table:table-cell office:value-type="float" office:value="91.97852" calcext:value-type="float">
            <text:p>91.97852</text:p>
          </table:table-cell>
          <table:table-cell office:value-type="float" office:value="160.65339" calcext:value-type="float">
            <text:p>160.65339</text:p>
          </table:table-cell>
          <table:table-cell office:value-type="float" office:value="172.66857" calcext:value-type="float">
            <text:p>172.66857</text:p>
          </table:table-cell>
          <table:table-cell office:value-type="float" office:value="169.65477" calcext:value-type="float">
            <text:p>169.65477</text:p>
          </table:table-cell>
          <table:table-cell office:value-type="float" office:value="168.36277" calcext:value-type="float">
            <text:p>168.36277</text:p>
          </table:table-cell>
          <table:table-cell office:value-type="float" office:value="170.22887" calcext:value-type="float">
            <text:p>170.22887</text:p>
          </table:table-cell>
          <table:table-cell office:value-type="float" office:value="11.37141" calcext:value-type="float">
            <text:p>11.3714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51.00176" calcext:value-type="float">
            <text:p>51.00176</text:p>
          </table:table-cell>
          <table:table-cell office:value-type="float" office:value="91.90508" calcext:value-type="float">
            <text:p>91.90508</text:p>
          </table:table-cell>
          <table:table-cell office:value-type="float" office:value="161.4056" calcext:value-type="float">
            <text:p>161.4056</text:p>
          </table:table-cell>
          <table:table-cell office:value-type="float" office:value="172.68636" calcext:value-type="float">
            <text:p>172.68636</text:p>
          </table:table-cell>
          <table:table-cell office:value-type="float" office:value="169.67419" calcext:value-type="float">
            <text:p>169.67419</text:p>
          </table:table-cell>
          <table:table-cell office:value-type="float" office:value="168.56385" calcext:value-type="float">
            <text:p>168.56385</text:p>
          </table:table-cell>
          <table:table-cell office:value-type="float" office:value="170.35098" calcext:value-type="float">
            <text:p>170.35098</text:p>
          </table:table-cell>
          <table:table-cell office:value-type="float" office:value="11.43071" calcext:value-type="float">
            <text:p>11.4307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51.2538" calcext:value-type="float">
            <text:p>51.2538</text:p>
          </table:table-cell>
          <table:table-cell office:value-type="float" office:value="91.73564" calcext:value-type="float">
            <text:p>91.73564</text:p>
          </table:table-cell>
          <table:table-cell office:value-type="float" office:value="162.21288" calcext:value-type="float">
            <text:p>162.21288</text:p>
          </table:table-cell>
          <table:table-cell office:value-type="float" office:value="172.70415" calcext:value-type="float">
            <text:p>172.70415</text:p>
          </table:table-cell>
          <table:table-cell office:value-type="float" office:value="169.7718" calcext:value-type="float">
            <text:p>169.7718</text:p>
          </table:table-cell>
          <table:table-cell office:value-type="float" office:value="168.83392" calcext:value-type="float">
            <text:p>168.83392</text:p>
          </table:table-cell>
          <table:table-cell office:value-type="float" office:value="170.47194" calcext:value-type="float">
            <text:p>170.47194</text:p>
          </table:table-cell>
          <table:table-cell office:value-type="float" office:value="11.41591" calcext:value-type="float">
            <text:p>11.4159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51.42455" calcext:value-type="float">
            <text:p>51.42455</text:p>
          </table:table-cell>
          <table:table-cell office:value-type="float" office:value="91.45516" calcext:value-type="float">
            <text:p>91.45516</text:p>
          </table:table-cell>
          <table:table-cell office:value-type="float" office:value="163.07523" calcext:value-type="float">
            <text:p>163.07523</text:p>
          </table:table-cell>
          <table:table-cell office:value-type="float" office:value="172.72194" calcext:value-type="float">
            <text:p>172.72194</text:p>
          </table:table-cell>
          <table:table-cell office:value-type="float" office:value="169.83226" calcext:value-type="float">
            <text:p>169.83226</text:p>
          </table:table-cell>
          <table:table-cell office:value-type="float" office:value="169.01236" calcext:value-type="float">
            <text:p>169.01236</text:p>
          </table:table-cell>
          <table:table-cell office:value-type="float" office:value="170.59191" calcext:value-type="float">
            <text:p>170.59191</text:p>
          </table:table-cell>
          <table:table-cell office:value-type="float" office:value="11.33279" calcext:value-type="float">
            <text:p>11.3327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51.45374" calcext:value-type="float">
            <text:p>51.45374</text:p>
          </table:table-cell>
          <table:table-cell office:value-type="float" office:value="91.00023" calcext:value-type="float">
            <text:p>91.00023</text:p>
          </table:table-cell>
          <table:table-cell office:value-type="float" office:value="163.99266" calcext:value-type="float">
            <text:p>163.99266</text:p>
          </table:table-cell>
          <table:table-cell office:value-type="float" office:value="172.73973" calcext:value-type="float">
            <text:p>172.73973</text:p>
          </table:table-cell>
          <table:table-cell office:value-type="float" office:value="169.89646" calcext:value-type="float">
            <text:p>169.89646</text:p>
          </table:table-cell>
          <table:table-cell office:value-type="float" office:value="169.11426" calcext:value-type="float">
            <text:p>169.11426</text:p>
          </table:table-cell>
          <table:table-cell office:value-type="float" office:value="170.71049" calcext:value-type="float">
            <text:p>170.71049</text:p>
          </table:table-cell>
          <table:table-cell office:value-type="float" office:value="11.27351" calcext:value-type="float">
            <text:p>11.2735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51.52093" calcext:value-type="float">
            <text:p>51.52093</text:p>
          </table:table-cell>
          <table:table-cell office:value-type="float" office:value="90.6108" calcext:value-type="float">
            <text:p>90.6108</text:p>
          </table:table-cell>
          <table:table-cell office:value-type="float" office:value="164.96515" calcext:value-type="float">
            <text:p>164.96515</text:p>
          </table:table-cell>
          <table:table-cell office:value-type="float" office:value="172.75752" calcext:value-type="float">
            <text:p>172.75752</text:p>
          </table:table-cell>
          <table:table-cell office:value-type="float" office:value="169.91588" calcext:value-type="float">
            <text:p>169.91588</text:p>
          </table:table-cell>
          <table:table-cell office:value-type="float" office:value="169.85582" calcext:value-type="float">
            <text:p>169.85582</text:p>
          </table:table-cell>
          <table:table-cell office:value-type="float" office:value="170.82906" calcext:value-type="float">
            <text:p>170.82906</text:p>
          </table:table-cell>
          <table:table-cell office:value-type="float" office:value="11.21422" calcext:value-type="float">
            <text:p>11.2142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51.42588" calcext:value-type="float">
            <text:p>51.42588</text:p>
          </table:table-cell>
          <table:table-cell office:value-type="float" office:value="90.03043" calcext:value-type="float">
            <text:p>90.03043</text:p>
          </table:table-cell>
          <table:table-cell office:value-type="float" office:value="165.99271" calcext:value-type="float">
            <text:p>165.99271</text:p>
          </table:table-cell>
          <table:table-cell office:value-type="float" office:value="172.77531" calcext:value-type="float">
            <text:p>172.77531</text:p>
          </table:table-cell>
          <table:table-cell office:value-type="float" office:value="169.93652" calcext:value-type="float">
            <text:p>169.93652</text:p>
          </table:table-cell>
          <table:table-cell office:value-type="float" office:value="169.92003" calcext:value-type="float">
            <text:p>169.92003</text:p>
          </table:table-cell>
          <table:table-cell office:value-type="float" office:value="170.94764" calcext:value-type="float">
            <text:p>170.94764</text:p>
          </table:table-cell>
          <table:table-cell office:value-type="float" office:value="11.15494" calcext:value-type="float">
            <text:p>11.1549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51.21125" calcext:value-type="float">
            <text:p>51.21125</text:p>
          </table:table-cell>
          <table:table-cell office:value-type="float" office:value="89.32314" calcext:value-type="float">
            <text:p>89.32314</text:p>
          </table:table-cell>
          <table:table-cell office:value-type="float" office:value="167.07534" calcext:value-type="float">
            <text:p>167.07534</text:p>
          </table:table-cell>
          <table:table-cell office:value-type="float" office:value="172.7931" calcext:value-type="float">
            <text:p>172.7931</text:p>
          </table:table-cell>
          <table:table-cell office:value-type="float" office:value="169.95716" calcext:value-type="float">
            <text:p>169.95716</text:p>
          </table:table-cell>
          <table:table-cell office:value-type="float" office:value="170.08986" calcext:value-type="float">
            <text:p>170.08986</text:p>
          </table:table-cell>
          <table:table-cell office:value-type="float" office:value="171.06621" calcext:value-type="float">
            <text:p>171.06621</text:p>
          </table:table-cell>
          <table:table-cell office:value-type="float" office:value="11.09565" calcext:value-type="float">
            <text:p>11.0956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5" calcext:value-type="float">
            <text:p>285</text:p>
          </table:table-cell>
          <table:table-cell office:value-type="float" office:value="50.61173" calcext:value-type="float">
            <text:p>50.61173</text:p>
          </table:table-cell>
          <table:table-cell office:value-type="float" office:value="88.18256" calcext:value-type="float">
            <text:p>88.18256</text:p>
          </table:table-cell>
          <table:table-cell office:value-type="float" office:value="168.21304" calcext:value-type="float">
            <text:p>168.21304</text:p>
          </table:table-cell>
          <table:table-cell office:value-type="float" office:value="172.81089" calcext:value-type="float">
            <text:p>172.81089</text:p>
          </table:table-cell>
          <table:table-cell office:value-type="float" office:value="169.9778" calcext:value-type="float">
            <text:p>169.9778</text:p>
          </table:table-cell>
          <table:table-cell office:value-type="float" office:value="170.20299" calcext:value-type="float">
            <text:p>170.20299</text:p>
          </table:table-cell>
          <table:table-cell office:value-type="float" office:value="171.18479" calcext:value-type="float">
            <text:p>171.18479</text:p>
          </table:table-cell>
          <table:table-cell office:value-type="float" office:value="11.03637" calcext:value-type="float">
            <text:p>11.0363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86" calcext:value-type="float">
            <text:p>286</text:p>
          </table:table-cell>
          <table:table-cell office:value-type="float" office:value="52.13799" calcext:value-type="float">
            <text:p>52.13799</text:p>
          </table:table-cell>
          <table:table-cell office:value-type="float" office:value="90.48215" calcext:value-type="float">
            <text:p>90.48215</text:p>
          </table:table-cell>
          <table:table-cell office:value-type="float" office:value="169.4058" calcext:value-type="float">
            <text:p>169.4058</text:p>
          </table:table-cell>
          <table:table-cell office:value-type="float" office:value="172.82868" calcext:value-type="float">
            <text:p>172.82868</text:p>
          </table:table-cell>
          <table:table-cell office:value-type="float" office:value="169.99844" calcext:value-type="float">
            <text:p>169.99844</text:p>
          </table:table-cell>
          <table:table-cell office:value-type="float" office:value="170.29339" calcext:value-type="float">
            <text:p>170.29339</text:p>
          </table:table-cell>
          <table:table-cell office:value-type="float" office:value="171.30336" calcext:value-type="float">
            <text:p>171.30336</text:p>
          </table:table-cell>
          <table:table-cell office:value-type="float" office:value="10.97709" calcext:value-type="float">
            <text:p>10.9770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87" calcext:value-type="float">
            <text:p>287</text:p>
          </table:table-cell>
          <table:table-cell office:value-type="float" office:value="55.65379" calcext:value-type="float">
            <text:p>55.65379</text:p>
          </table:table-cell>
          <table:table-cell office:value-type="float" office:value="92.68731" calcext:value-type="float">
            <text:p>92.68731</text:p>
          </table:table-cell>
          <table:table-cell office:value-type="float" office:value="170.65364" calcext:value-type="float">
            <text:p>170.65364</text:p>
          </table:table-cell>
          <table:table-cell office:value-type="float" office:value="172.84647" calcext:value-type="float">
            <text:p>172.84647</text:p>
          </table:table-cell>
          <table:table-cell office:value-type="float" office:value="170.01908" calcext:value-type="float">
            <text:p>170.01908</text:p>
          </table:table-cell>
          <table:table-cell office:value-type="float" office:value="170.43964" calcext:value-type="float">
            <text:p>170.43964</text:p>
          </table:table-cell>
          <table:table-cell office:value-type="float" office:value="171.42194" calcext:value-type="float">
            <text:p>171.42194</text:p>
          </table:table-cell>
          <table:table-cell office:value-type="float" office:value="10.9178" calcext:value-type="float">
            <text:p>10.917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table:number-columns-repeated="8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89" calcext:value-type="float">
            <text:p>289</text:p>
          </table:table-cell>
          <table:table-cell table:number-columns-repeated="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90" calcext:value-type="float">
            <text:p>290</text:p>
          </table:table-cell>
          <table:table-cell table:number-columns-repeated="8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91" calcext:value-type="float">
            <text:p>291</text:p>
          </table:table-cell>
          <table:table-cell table:number-columns-repeated="8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table:number-columns-repeated="8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3" calcext:value-type="float">
            <text:p>293</text:p>
          </table:table-cell>
          <table:table-cell table:number-columns-repeated="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table:number-columns-repeated="8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95" calcext:value-type="float">
            <text:p>295</text:p>
          </table:table-cell>
          <table:table-cell table:number-columns-repeated="8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96" calcext:value-type="float">
            <text:p>296</text:p>
          </table:table-cell>
          <table:table-cell table:number-columns-repeated="8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97" calcext:value-type="float">
            <text:p>297</text:p>
          </table:table-cell>
          <table:table-cell table:number-columns-repeated="8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98" calcext:value-type="float">
            <text:p>298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99" calcext:value-type="float">
            <text:p>299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01" calcext:value-type="float">
            <text:p>301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2" calcext:value-type="float">
            <text:p>302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3" calcext:value-type="float">
            <text:p>303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0" calcext:value-type="float">
            <text:p>310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6" office:value-type="float" office:value="312" calcext:value-type="float">
            <text:p>312</text:p>
          </table:table-cell>
          <table:table-cell table:style-name="ce3"/>
          <table:table-cell table:style-name="ce6" table:number-columns-repeated="6"/>
          <table:table-cell table:style-name="ce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7T13:15:47.449913530</meta:creation-date>
    <dc:date>2026-02-27T13:16:56.637169773</dc:date>
    <meta:editing-duration>PT1M9S</meta:editing-duration>
    <meta:editing-cycles>1</meta:editing-cycles>
    <meta:document-statistic meta:table-count="1" meta:cell-count="2940" meta:object-count="0"/>
    <meta:generator>LibreOffice/7.3.7.2$Linux_X86_64 LibreOffice_project/30$Build-2</meta:generator>
  </office:meta>
</office:document-meta>
</file>